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254.7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38005413" calcext:value-type="float">
            <text:p>5380054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06" calcext:value-type="float">
            <text:p>6360154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83000" calcext:value-type="float">
            <text:p>2662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50700" calcext:value-type="float">
            <text:p>47705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53000" calcext:value-type="float">
            <text:p>256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2069000" calcext:value-type="float">
            <text:p>4120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240000" calcext:value-type="float">
            <text:p>232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18" calcext:value-type="float">
            <text:p>5380052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7000" calcext:value-type="float">
            <text:p>305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38" calcext:value-type="float">
            <text:p>5380055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0810" calcext:value-type="float">
            <text:p>227290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6000" calcext:value-type="float">
            <text:p>273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4658" calcext:value-type="float">
            <text:p>2350346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50000" calcext:value-type="float">
            <text:p>2124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722000" calcext:value-type="float">
            <text:p>432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73000" calcext:value-type="float">
            <text:p>2468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44" calcext:value-type="float">
            <text:p>6360168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42" calcext:value-type="float">
            <text:p>6360170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98" calcext:value-type="float">
            <text:p>6360138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7002100" calcext:value-type="float">
            <text:p>34700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089000" calcext:value-type="float">
            <text:p>413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56000" calcext:value-type="float">
            <text:p>205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36000" calcext:value-type="float">
            <text:p>2445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641000" calcext:value-type="float">
            <text:p>354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1510" calcext:value-type="float">
            <text:p>227001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94000" calcext:value-type="float">
            <text:p>246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60000" calcext:value-type="float">
            <text:p>227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25" calcext:value-type="float">
            <text:p>63601382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24" calcext:value-type="float">
            <text:p>5380049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14700" calcext:value-type="float">
            <text:p>4773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4600" calcext:value-type="float">
            <text:p>2280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73000" calcext:value-type="float">
            <text:p>3729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59" calcext:value-type="float">
            <text:p>5380052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52970" calcext:value-type="float">
            <text:p>224052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2314" calcext:value-type="float">
            <text:p>2350523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64000" calcext:value-type="float">
            <text:p>566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95000" calcext:value-type="float">
            <text:p>2564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02000" calcext:value-type="float">
            <text:p>373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08000" calcext:value-type="float">
            <text:p>2122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835" calcext:value-type="float">
            <text:p>2710008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17000" calcext:value-type="float">
            <text:p>373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31000" calcext:value-type="float">
            <text:p>247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23" calcext:value-type="float">
            <text:p>5380053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36000" calcext:value-type="float">
            <text:p>3190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27000" calcext:value-type="float">
            <text:p>372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05000" calcext:value-type="float">
            <text:p>212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66000" calcext:value-type="float">
            <text:p>244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640" calcext:value-type="float">
            <text:p>6360116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276" calcext:value-type="float">
            <text:p>6360912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49" calcext:value-type="float">
            <text:p>5380060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6800" calcext:value-type="float">
            <text:p>31103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48830" calcext:value-type="float">
            <text:p>273348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51" calcext:value-type="float">
            <text:p>636016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48000" calcext:value-type="float">
            <text:p>3723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921000" calcext:value-type="float">
            <text:p>2339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38000" calcext:value-type="float">
            <text:p>2568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37000" calcext:value-type="float">
            <text:p>245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93000" calcext:value-type="float">
            <text:p>248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15000" calcext:value-type="float">
            <text:p>253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18000" calcext:value-type="float">
            <text:p>2191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287000" calcext:value-type="float">
            <text:p>3082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4000" calcext:value-type="float">
            <text:p>273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72000" calcext:value-type="float">
            <text:p>229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69000" calcext:value-type="float">
            <text:p>2123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17000" calcext:value-type="float">
            <text:p>236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7100" calcext:value-type="float">
            <text:p>47763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20000" calcext:value-type="float">
            <text:p>2563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95000" calcext:value-type="float">
            <text:p>3714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34000" calcext:value-type="float">
            <text:p>2569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50300" calcext:value-type="float">
            <text:p>47795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91000" calcext:value-type="float">
            <text:p>3040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45000" calcext:value-type="float">
            <text:p>2563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17470" calcext:value-type="float">
            <text:p>227217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3600" calcext:value-type="float">
            <text:p>27311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5102" calcext:value-type="float">
            <text:p>2277051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16" calcext:value-type="float">
            <text:p>3110003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300" calcext:value-type="float">
            <text:p>47718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38000" calcext:value-type="float">
            <text:p>5668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0850" calcext:value-type="float">
            <text:p>227550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70" calcext:value-type="float">
            <text:p>2558057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94000" calcext:value-type="float">
            <text:p>305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8000" calcext:value-type="float">
            <text:p>2288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293" calcext:value-type="float">
            <text:p>5380042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81" calcext:value-type="float">
            <text:p>636014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75000" calcext:value-type="float">
            <text:p>240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80000" calcext:value-type="float">
            <text:p>373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89" calcext:value-type="float">
            <text:p>5380053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27000" calcext:value-type="float">
            <text:p>245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0000" calcext:value-type="float">
            <text:p>2273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612000" calcext:value-type="float">
            <text:p>2246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734000" calcext:value-type="float">
            <text:p>2587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3000" calcext:value-type="float">
            <text:p>228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4000" calcext:value-type="float">
            <text:p>249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73000" calcext:value-type="float">
            <text:p>245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60" calcext:value-type="float">
            <text:p>538002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80000" calcext:value-type="float">
            <text:p>245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41000" calcext:value-type="float">
            <text:p>563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9692" calcext:value-type="float">
            <text:p>235009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3300" calcext:value-type="float">
            <text:p>311003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41800" calcext:value-type="float">
            <text:p>477241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90560" calcext:value-type="float">
            <text:p>22769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607000" calcext:value-type="float">
            <text:p>3756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870" calcext:value-type="float">
            <text:p>250000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25300" calcext:value-type="float">
            <text:p>31902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6" calcext:value-type="float">
            <text:p>6360152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196000" calcext:value-type="float">
            <text:p>3741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10000" calcext:value-type="float">
            <text:p>2492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775000" calcext:value-type="float">
            <text:p>367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71000" calcext:value-type="float">
            <text:p>311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2460" calcext:value-type="float">
            <text:p>227712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8600" calcext:value-type="float">
            <text:p>31102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16000" calcext:value-type="float">
            <text:p>256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07" calcext:value-type="float">
            <text:p>5380040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51000" calcext:value-type="float">
            <text:p>238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877000" calcext:value-type="float">
            <text:p>5188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9140" calcext:value-type="float">
            <text:p>227019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346000" calcext:value-type="float">
            <text:p>275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30000" calcext:value-type="float">
            <text:p>277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5000" calcext:value-type="float">
            <text:p>228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5000" calcext:value-type="float">
            <text:p>246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65000" calcext:value-type="float">
            <text:p>240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4000" calcext:value-type="float">
            <text:p>304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6000" calcext:value-type="float">
            <text:p>228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79000" calcext:value-type="float">
            <text:p>215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47" calcext:value-type="float">
            <text:p>5380047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93000" calcext:value-type="float">
            <text:p>3105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51591" calcext:value-type="float">
            <text:p>2404515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40000" calcext:value-type="float">
            <text:p>212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2860" calcext:value-type="float">
            <text:p>227612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44000" calcext:value-type="float">
            <text:p>3571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6000" calcext:value-type="float">
            <text:p>227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46" calcext:value-type="float">
            <text:p>5380051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354000" calcext:value-type="float">
            <text:p>3063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05" calcext:value-type="float">
            <text:p>6360160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39000" calcext:value-type="float">
            <text:p>2561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06000" calcext:value-type="float">
            <text:p>3731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8990" calcext:value-type="float">
            <text:p>227408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98" calcext:value-type="float">
            <text:p>6360917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24" calcext:value-type="float">
            <text:p>5380050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57" calcext:value-type="float">
            <text:p>3110002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00000" calcext:value-type="float">
            <text:p>566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12" calcext:value-type="float">
            <text:p>6360156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20000" calcext:value-type="float">
            <text:p>3140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25000" calcext:value-type="float">
            <text:p>2121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60000" calcext:value-type="float">
            <text:p>352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53000" calcext:value-type="float">
            <text:p>2494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47" calcext:value-type="float">
            <text:p>5380062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51000" calcext:value-type="float">
            <text:p>566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461000" calcext:value-type="float">
            <text:p>3114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81600" calcext:value-type="float">
            <text:p>47788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4000" calcext:value-type="float">
            <text:p>305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99000" calcext:value-type="float">
            <text:p>2599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63000" calcext:value-type="float">
            <text:p>2481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984" calcext:value-type="float">
            <text:p>6360909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864" calcext:value-type="float">
            <text:p>2190188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74000" calcext:value-type="float">
            <text:p>373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6000" calcext:value-type="float">
            <text:p>2282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51000" calcext:value-type="float">
            <text:p>355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884000" calcext:value-type="float">
            <text:p>2658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6540" calcext:value-type="float">
            <text:p>227536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15000" calcext:value-type="float">
            <text:p>246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7800" calcext:value-type="float">
            <text:p>22819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02000" calcext:value-type="float">
            <text:p>256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40000" calcext:value-type="float">
            <text:p>2240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51000" calcext:value-type="float">
            <text:p>244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28000" calcext:value-type="float">
            <text:p>2490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39000" calcext:value-type="float">
            <text:p>246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19" calcext:value-type="float">
            <text:p>6360141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58200" calcext:value-type="float">
            <text:p>47705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64330" calcext:value-type="float">
            <text:p>227764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51000" calcext:value-type="float">
            <text:p>564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91" calcext:value-type="float">
            <text:p>6360923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420000" calcext:value-type="float">
            <text:p>3554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79000" calcext:value-type="float">
            <text:p>2320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3600" calcext:value-type="float">
            <text:p>22714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01" calcext:value-type="float">
            <text:p>2558057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93000" calcext:value-type="float">
            <text:p>5634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2" calcext:value-type="float">
            <text:p>5380901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98000" calcext:value-type="float">
            <text:p>3099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81000" calcext:value-type="float">
            <text:p>3053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32000" calcext:value-type="float">
            <text:p>2589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04210" calcext:value-type="float">
            <text:p>2271042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97" calcext:value-type="float">
            <text:p>5380060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4940" calcext:value-type="float">
            <text:p>227414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0255" calcext:value-type="float">
            <text:p>2350602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7013" calcext:value-type="float">
            <text:p>2350970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04000" calcext:value-type="float">
            <text:p>2279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68" calcext:value-type="float">
            <text:p>5380038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94000" calcext:value-type="float">
            <text:p>355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4900" calcext:value-type="float">
            <text:p>22823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34000" calcext:value-type="float">
            <text:p>304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42000" calcext:value-type="float">
            <text:p>2577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0" calcext:value-type="float">
            <text:p>605086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041" calcext:value-type="float">
            <text:p>2350870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7137000" calcext:value-type="float">
            <text:p>207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15" calcext:value-type="float">
            <text:p>6360164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0280" calcext:value-type="float">
            <text:p>211210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7000" calcext:value-type="float">
            <text:p>228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81120" calcext:value-type="float">
            <text:p>227081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61" calcext:value-type="float">
            <text:p>311000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1520" calcext:value-type="float">
            <text:p>227681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61000" calcext:value-type="float">
            <text:p>2452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184000" calcext:value-type="float">
            <text:p>308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418" calcext:value-type="float">
            <text:p>2448104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967000" calcext:value-type="float">
            <text:p>2489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267" calcext:value-type="float">
            <text:p>6360112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5190" calcext:value-type="float">
            <text:p>22735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301000" calcext:value-type="float">
            <text:p>220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92000" calcext:value-type="float">
            <text:p>2586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798000" calcext:value-type="float">
            <text:p>3717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713" calcext:value-type="float">
            <text:p>2350947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60" calcext:value-type="float">
            <text:p>304010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32000" calcext:value-type="float">
            <text:p>2297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0000" calcext:value-type="float">
            <text:p>256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256000" calcext:value-type="float">
            <text:p>3122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73" calcext:value-type="float">
            <text:p>6360159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19000" calcext:value-type="float">
            <text:p>2493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37000" calcext:value-type="float">
            <text:p>229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500" calcext:value-type="float">
            <text:p>31102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73000" calcext:value-type="float">
            <text:p>305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39000" calcext:value-type="float">
            <text:p>373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70000" calcext:value-type="float">
            <text:p>2458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750" calcext:value-type="float">
            <text:p>227003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445000" calcext:value-type="float">
            <text:p>3084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78800" calcext:value-type="float">
            <text:p>47747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73000" calcext:value-type="float">
            <text:p>354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73" calcext:value-type="float">
            <text:p>6360914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9310" calcext:value-type="float">
            <text:p>227169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15000" calcext:value-type="float">
            <text:p>245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83000" calcext:value-type="float">
            <text:p>2092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22600" calcext:value-type="float">
            <text:p>31902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117000" calcext:value-type="float">
            <text:p>210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29000" calcext:value-type="float">
            <text:p>308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76" calcext:value-type="float">
            <text:p>5380059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35000" calcext:value-type="float">
            <text:p>2306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1600" calcext:value-type="float">
            <text:p>24729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30000" calcext:value-type="float">
            <text:p>3526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85" calcext:value-type="float">
            <text:p>5380904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25000" calcext:value-type="float">
            <text:p>2482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73000" calcext:value-type="float">
            <text:p>3059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77000" calcext:value-type="float">
            <text:p>5633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88000" calcext:value-type="float">
            <text:p>246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02" calcext:value-type="float">
            <text:p>6360922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806" calcext:value-type="float">
            <text:p>255805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63000" calcext:value-type="float">
            <text:p>246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08000" calcext:value-type="float">
            <text:p>2440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2000" calcext:value-type="float">
            <text:p>3058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556000" calcext:value-type="float">
            <text:p>376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7000" calcext:value-type="float">
            <text:p>2278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27000" calcext:value-type="float">
            <text:p>212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23" calcext:value-type="float">
            <text:p>5380054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29000" calcext:value-type="float">
            <text:p>309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07000" calcext:value-type="float">
            <text:p>236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85000" calcext:value-type="float">
            <text:p>249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4800" calcext:value-type="float">
            <text:p>47744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51000" calcext:value-type="float">
            <text:p>3048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39000" calcext:value-type="float">
            <text:p>245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34000" calcext:value-type="float">
            <text:p>277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68000" calcext:value-type="float">
            <text:p>3703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23000" calcext:value-type="float">
            <text:p>354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17000" calcext:value-type="float">
            <text:p>370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914000" calcext:value-type="float">
            <text:p>210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0160" calcext:value-type="float">
            <text:p>227320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23000" calcext:value-type="float">
            <text:p>3045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0378" calcext:value-type="float">
            <text:p>6360103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70000" calcext:value-type="float">
            <text:p>305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65000" calcext:value-type="float">
            <text:p>241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74000" calcext:value-type="float">
            <text:p>244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71000" calcext:value-type="float">
            <text:p>256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06" calcext:value-type="float">
            <text:p>636091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1830" calcext:value-type="float">
            <text:p>227411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52600" calcext:value-type="float">
            <text:p>47765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09" calcext:value-type="float">
            <text:p>5380902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359000" calcext:value-type="float">
            <text:p>218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65000" calcext:value-type="float">
            <text:p>229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49000" calcext:value-type="float">
            <text:p>355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3000" calcext:value-type="float">
            <text:p>249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96000" calcext:value-type="float">
            <text:p>5667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11" calcext:value-type="float">
            <text:p>636016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2400" calcext:value-type="float">
            <text:p>47783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79000" calcext:value-type="float">
            <text:p>2299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684000" calcext:value-type="float">
            <text:p>3576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7000" calcext:value-type="float">
            <text:p>3049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82000" calcext:value-type="float">
            <text:p>2151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6000" calcext:value-type="float">
            <text:p>311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6000" calcext:value-type="float">
            <text:p>2273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95000" calcext:value-type="float">
            <text:p>256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08000" calcext:value-type="float">
            <text:p>4035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40000" calcext:value-type="float">
            <text:p>212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464" calcext:value-type="float">
            <text:p>2350854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36000" calcext:value-type="float">
            <text:p>215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89000" calcext:value-type="float">
            <text:p>257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200" calcext:value-type="float">
            <text:p>636017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89000" calcext:value-type="float">
            <text:p>304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90" calcext:value-type="float">
            <text:p>636014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553" calcext:value-type="float">
            <text:p>5380025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35200" calcext:value-type="float">
            <text:p>477535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98000" calcext:value-type="float">
            <text:p>220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95" calcext:value-type="float">
            <text:p>6360923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48000" calcext:value-type="float">
            <text:p>3051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46" calcext:value-type="float">
            <text:p>6360156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400" calcext:value-type="float">
            <text:p>311055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26000" calcext:value-type="float">
            <text:p>2281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00" calcext:value-type="float">
            <text:p>63601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86000" calcext:value-type="float">
            <text:p>246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9" calcext:value-type="float">
            <text:p>6360925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3440" calcext:value-type="float">
            <text:p>2275734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67000" calcext:value-type="float">
            <text:p>2278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79000" calcext:value-type="float">
            <text:p>304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22000" calcext:value-type="float">
            <text:p>566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16000" calcext:value-type="float">
            <text:p>3725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720" calcext:value-type="float">
            <text:p>6360147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26000" calcext:value-type="float">
            <text:p>227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15000" calcext:value-type="float">
            <text:p>240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5700" calcext:value-type="float">
            <text:p>4779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59000" calcext:value-type="float">
            <text:p>2481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688" calcext:value-type="float">
            <text:p>2500026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86000" calcext:value-type="float">
            <text:p>249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1000" calcext:value-type="float">
            <text:p>227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44000" calcext:value-type="float">
            <text:p>257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0000" calcext:value-type="float">
            <text:p>227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59000" calcext:value-type="float">
            <text:p>566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396000" calcext:value-type="float">
            <text:p>220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613000" calcext:value-type="float">
            <text:p>5656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94000" calcext:value-type="float">
            <text:p>2446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1600" calcext:value-type="float">
            <text:p>22830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1700" calcext:value-type="float">
            <text:p>22830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67000" calcext:value-type="float">
            <text:p>3570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96000" calcext:value-type="float">
            <text:p>564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2500" calcext:value-type="float">
            <text:p>24727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86700" calcext:value-type="float">
            <text:p>47768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4800" calcext:value-type="float">
            <text:p>47717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09000" calcext:value-type="float">
            <text:p>2281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27000" calcext:value-type="float">
            <text:p>357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400" calcext:value-type="float">
            <text:p>311027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94" calcext:value-type="float">
            <text:p>5380039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300" calcext:value-type="float">
            <text:p>31105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260000" calcext:value-type="float">
            <text:p>431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58000" calcext:value-type="float">
            <text:p>218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20" calcext:value-type="float">
            <text:p>636016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02000" calcext:value-type="float">
            <text:p>319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090000" calcext:value-type="float">
            <text:p>3520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56000" calcext:value-type="float">
            <text:p>2278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34000" calcext:value-type="float">
            <text:p>246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075" calcext:value-type="float">
            <text:p>2448500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5000" calcext:value-type="float">
            <text:p>249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86000" calcext:value-type="float">
            <text:p>304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3170" calcext:value-type="float">
            <text:p>227573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559000" calcext:value-type="float">
            <text:p>371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1450" calcext:value-type="float">
            <text:p>227631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624" calcext:value-type="float">
            <text:p>6360146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42000" calcext:value-type="float">
            <text:p>2564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56000" calcext:value-type="float">
            <text:p>5647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87000" calcext:value-type="float">
            <text:p>4777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904000" calcext:value-type="float">
            <text:p>3569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1000" calcext:value-type="float">
            <text:p>2460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7370" calcext:value-type="float">
            <text:p>227057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70000" calcext:value-type="float">
            <text:p>5669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66000" calcext:value-type="float">
            <text:p>356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284000" calcext:value-type="float">
            <text:p>218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11000" calcext:value-type="float">
            <text:p>3045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35000" calcext:value-type="float">
            <text:p>3702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79000" calcext:value-type="float">
            <text:p>240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19000" calcext:value-type="float">
            <text:p>246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3900" calcext:value-type="float">
            <text:p>22714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42000" calcext:value-type="float">
            <text:p>3053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7000" calcext:value-type="float">
            <text:p>566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3000" calcext:value-type="float">
            <text:p>228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761000" calcext:value-type="float">
            <text:p>2107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3500" calcext:value-type="float">
            <text:p>477173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03000" calcext:value-type="float">
            <text:p>3574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5800" calcext:value-type="float">
            <text:p>22819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345" calcext:value-type="float">
            <text:p>6360113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1363" calcext:value-type="float">
            <text:p>2350913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75000" calcext:value-type="float">
            <text:p>256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16000" calcext:value-type="float">
            <text:p>2443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98000" calcext:value-type="float">
            <text:p>5668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47000" calcext:value-type="float">
            <text:p>305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50000" calcext:value-type="float">
            <text:p>2565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96" calcext:value-type="float">
            <text:p>6360163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372000" calcext:value-type="float">
            <text:p>3103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67001484" calcext:value-type="float">
            <text:p>6670014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61700" calcext:value-type="float">
            <text:p>25786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358000" calcext:value-type="float">
            <text:p>311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05000" calcext:value-type="float">
            <text:p>212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12" calcext:value-type="float">
            <text:p>3110002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57" calcext:value-type="float">
            <text:p>5380038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17000" calcext:value-type="float">
            <text:p>212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0320" calcext:value-type="float">
            <text:p>227120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34000" calcext:value-type="float">
            <text:p>236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72000" calcext:value-type="float">
            <text:p>563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1900" calcext:value-type="float">
            <text:p>31105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1000" calcext:value-type="float">
            <text:p>273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638" calcext:value-type="float">
            <text:p>5380016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49000" calcext:value-type="float">
            <text:p>566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366000" calcext:value-type="float">
            <text:p>205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6750" calcext:value-type="float">
            <text:p>227006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6000" calcext:value-type="float">
            <text:p>2263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533000" calcext:value-type="float">
            <text:p>209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70000" calcext:value-type="float">
            <text:p>225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1770" calcext:value-type="float">
            <text:p>2276317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73000" calcext:value-type="float">
            <text:p>244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19000" calcext:value-type="float">
            <text:p>218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60000" calcext:value-type="float">
            <text:p>3040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07100" calcext:value-type="float">
            <text:p>47720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2670" calcext:value-type="float">
            <text:p>227702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17000" calcext:value-type="float">
            <text:p>2490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91000" calcext:value-type="float">
            <text:p>3724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3000" calcext:value-type="float">
            <text:p>2281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3480" calcext:value-type="float">
            <text:p>227683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9960" calcext:value-type="float">
            <text:p>227369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269000" calcext:value-type="float">
            <text:p>353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72000" calcext:value-type="float">
            <text:p>3052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444" calcext:value-type="float">
            <text:p>250000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28400" calcext:value-type="float">
            <text:p>31902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982000" calcext:value-type="float">
            <text:p>5639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02000" calcext:value-type="float">
            <text:p>563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43" calcext:value-type="float">
            <text:p>6360150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43000" calcext:value-type="float">
            <text:p>304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499000" calcext:value-type="float">
            <text:p>224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43000" calcext:value-type="float">
            <text:p>245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32000" calcext:value-type="float">
            <text:p>2567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789000" calcext:value-type="float">
            <text:p>233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21000" calcext:value-type="float">
            <text:p>477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97000" calcext:value-type="float">
            <text:p>304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26000" calcext:value-type="float">
            <text:p>2413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19300" calcext:value-type="float">
            <text:p>24721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2750" calcext:value-type="float">
            <text:p>227382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22000" calcext:value-type="float">
            <text:p>215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3000" calcext:value-type="float">
            <text:p>2274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56000" calcext:value-type="float">
            <text:p>269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960000" calcext:value-type="float">
            <text:p>374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9000" calcext:value-type="float">
            <text:p>304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4778000" calcext:value-type="float">
            <text:p>4147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0980" calcext:value-type="float">
            <text:p>227590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1" calcext:value-type="float">
            <text:p>5380901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54000" calcext:value-type="float">
            <text:p>2411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76000" calcext:value-type="float">
            <text:p>2187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01000" calcext:value-type="float">
            <text:p>3042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89000" calcext:value-type="float">
            <text:p>256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20000" calcext:value-type="float">
            <text:p>2278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35000" calcext:value-type="float">
            <text:p>3053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71000" calcext:value-type="float">
            <text:p>3549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900" calcext:value-type="float">
            <text:p>24734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28000" calcext:value-type="float">
            <text:p>3116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509" calcext:value-type="float">
            <text:p>2447905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466" calcext:value-type="float">
            <text:p>2350704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22970" calcext:value-type="float">
            <text:p>211522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2960" calcext:value-type="float">
            <text:p>227002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21320" calcext:value-type="float">
            <text:p>227721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8400" calcext:value-type="float">
            <text:p>47763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40000" calcext:value-type="float">
            <text:p>356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853000" calcext:value-type="float">
            <text:p>3528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02" calcext:value-type="float">
            <text:p>636091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59000" calcext:value-type="float">
            <text:p>2662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011000" calcext:value-type="float">
            <text:p>2300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91" calcext:value-type="float">
            <text:p>6360159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9000" calcext:value-type="float">
            <text:p>304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36000" calcext:value-type="float">
            <text:p>3046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10000" calcext:value-type="float">
            <text:p>228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38600" calcext:value-type="float">
            <text:p>22713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31080" calcext:value-type="float">
            <text:p>261031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70000" calcext:value-type="float">
            <text:p>3564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55" calcext:value-type="float">
            <text:p>6360143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69000" calcext:value-type="float">
            <text:p>5659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404000" calcext:value-type="float">
            <text:p>3124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14000" calcext:value-type="float">
            <text:p>244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62000" calcext:value-type="float">
            <text:p>3049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70500" calcext:value-type="float">
            <text:p>319070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92000" calcext:value-type="float">
            <text:p>304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80000" calcext:value-type="float">
            <text:p>2122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04000" calcext:value-type="float">
            <text:p>2441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985" calcext:value-type="float">
            <text:p>2710009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94750" calcext:value-type="float">
            <text:p>227094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23000" calcext:value-type="float">
            <text:p>372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391000" calcext:value-type="float">
            <text:p>308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31000" calcext:value-type="float">
            <text:p>230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05000" calcext:value-type="float">
            <text:p>236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22000" calcext:value-type="float">
            <text:p>305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2110" calcext:value-type="float">
            <text:p>227362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99" calcext:value-type="float">
            <text:p>6360161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070" calcext:value-type="float">
            <text:p>538090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751000" calcext:value-type="float">
            <text:p>3547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3100" calcext:value-type="float">
            <text:p>22711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64000" calcext:value-type="float">
            <text:p>2447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632" calcext:value-type="float">
            <text:p>2350806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6550" calcext:value-type="float">
            <text:p>227396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935000" calcext:value-type="float">
            <text:p>4329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7000" calcext:value-type="float">
            <text:p>249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23000" calcext:value-type="float">
            <text:p>305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4120" calcext:value-type="float">
            <text:p>271044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01000" calcext:value-type="float">
            <text:p>249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82000" calcext:value-type="float">
            <text:p>3577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167000" calcext:value-type="float">
            <text:p>2321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13000" calcext:value-type="float">
            <text:p>245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40000" calcext:value-type="float">
            <text:p>564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5000" calcext:value-type="float">
            <text:p>227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0247" calcext:value-type="float">
            <text:p>2351102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937000" calcext:value-type="float">
            <text:p>2159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4020" calcext:value-type="float">
            <text:p>227574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457000" calcext:value-type="float">
            <text:p>2754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6000" calcext:value-type="float">
            <text:p>304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11000" calcext:value-type="float">
            <text:p>249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59000" calcext:value-type="float">
            <text:p>310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68000" calcext:value-type="float">
            <text:p>351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584000" calcext:value-type="float">
            <text:p>3095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16" calcext:value-type="float">
            <text:p>5380052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75000" calcext:value-type="float">
            <text:p>3714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13000" calcext:value-type="float">
            <text:p>256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53000" calcext:value-type="float">
            <text:p>3056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84000" calcext:value-type="float">
            <text:p>3556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40000" calcext:value-type="float">
            <text:p>3529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87000" calcext:value-type="float">
            <text:p>228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6300" calcext:value-type="float">
            <text:p>31101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39000" calcext:value-type="float">
            <text:p>352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76117000" calcext:value-type="float">
            <text:p>676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66000" calcext:value-type="float">
            <text:p>311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03000" calcext:value-type="float">
            <text:p>564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88" calcext:value-type="float">
            <text:p>5380063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1670" calcext:value-type="float">
            <text:p>227611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56" calcext:value-type="float">
            <text:p>6360159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04000" calcext:value-type="float">
            <text:p>356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289000" calcext:value-type="float">
            <text:p>356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72000" calcext:value-type="float">
            <text:p>2450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24000" calcext:value-type="float">
            <text:p>310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96000" calcext:value-type="float">
            <text:p>2569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02000" calcext:value-type="float">
            <text:p>220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93000" calcext:value-type="float">
            <text:p>245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397000" calcext:value-type="float">
            <text:p>2193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16000" calcext:value-type="float">
            <text:p>256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34000" calcext:value-type="float">
            <text:p>2495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43970" calcext:value-type="float">
            <text:p>227043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07000" calcext:value-type="float">
            <text:p>564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96000" calcext:value-type="float">
            <text:p>3516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45800" calcext:value-type="float">
            <text:p>22834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21660" calcext:value-type="float">
            <text:p>227721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96000" calcext:value-type="float">
            <text:p>3116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14000" calcext:value-type="float">
            <text:p>309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06" calcext:value-type="float">
            <text:p>538005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37000" calcext:value-type="float">
            <text:p>215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48" calcext:value-type="float">
            <text:p>5380050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19" calcext:value-type="float">
            <text:p>6360158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46000" calcext:value-type="float">
            <text:p>3539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4000" calcext:value-type="float">
            <text:p>305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760000" calcext:value-type="float">
            <text:p>215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573000" calcext:value-type="float">
            <text:p>357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561000" calcext:value-type="float">
            <text:p>341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100059" calcext:value-type="float">
            <text:p>5181000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58000" calcext:value-type="float">
            <text:p>2459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24900" calcext:value-type="float">
            <text:p>47752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12000" calcext:value-type="float">
            <text:p>3055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42122016" calcext:value-type="float">
            <text:p>6421220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27000" calcext:value-type="float">
            <text:p>304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204000" calcext:value-type="float">
            <text:p>354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007349" calcext:value-type="float">
            <text:p>4310073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87000" calcext:value-type="float">
            <text:p>2152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6000" calcext:value-type="float">
            <text:p>2274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1960" calcext:value-type="float">
            <text:p>227521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9570" calcext:value-type="float">
            <text:p>227319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04" calcext:value-type="float">
            <text:p>5380062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7700" calcext:value-type="float">
            <text:p>22804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5900" calcext:value-type="float">
            <text:p>47779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0680" calcext:value-type="float">
            <text:p>227400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38" calcext:value-type="float">
            <text:p>3110004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67000" calcext:value-type="float">
            <text:p>566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402" calcext:value-type="float">
            <text:p>235090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30000" calcext:value-type="float">
            <text:p>246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39" calcext:value-type="float">
            <text:p>5380046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58000" calcext:value-type="float">
            <text:p>5662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401" calcext:value-type="float">
            <text:p>2351034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57000" calcext:value-type="float">
            <text:p>269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7500" calcext:value-type="float">
            <text:p>31103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66000" calcext:value-type="float">
            <text:p>3059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89" calcext:value-type="float">
            <text:p>6360141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22000" calcext:value-type="float">
            <text:p>256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94240" calcext:value-type="float">
            <text:p>21139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27" calcext:value-type="float">
            <text:p>5380056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92000" calcext:value-type="float">
            <text:p>2351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599000" calcext:value-type="float">
            <text:p>341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01000" calcext:value-type="float">
            <text:p>244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0000" calcext:value-type="float">
            <text:p>228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22000" calcext:value-type="float">
            <text:p>229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201" calcext:value-type="float">
            <text:p>6360172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43000" calcext:value-type="float">
            <text:p>372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97000" calcext:value-type="float">
            <text:p>244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39000" calcext:value-type="float">
            <text:p>256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84" calcext:value-type="float">
            <text:p>6360920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6700" calcext:value-type="float">
            <text:p>22806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20000" calcext:value-type="float">
            <text:p>2152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60" calcext:value-type="float">
            <text:p>636015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78000" calcext:value-type="float">
            <text:p>2450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58000" calcext:value-type="float">
            <text:p>2568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507" calcext:value-type="float">
            <text:p>6360125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7500" calcext:value-type="float">
            <text:p>47742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3000" calcext:value-type="float">
            <text:p>2273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318000" calcext:value-type="float">
            <text:p>371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261" calcext:value-type="float">
            <text:p>636012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8" calcext:value-type="float">
            <text:p>5380054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58" calcext:value-type="float">
            <text:p>5380033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444" calcext:value-type="float">
            <text:p>304010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6000" calcext:value-type="float">
            <text:p>246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1900" calcext:value-type="float">
            <text:p>22830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419" calcext:value-type="float">
            <text:p>538003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58" calcext:value-type="float">
            <text:p>6360921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38000" calcext:value-type="float">
            <text:p>2240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1600" calcext:value-type="float">
            <text:p>22831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46600" calcext:value-type="float">
            <text:p>47774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51000" calcext:value-type="float">
            <text:p>352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340" calcext:value-type="float">
            <text:p>255804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4900" calcext:value-type="float">
            <text:p>31101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9400" calcext:value-type="float">
            <text:p>47722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42000" calcext:value-type="float">
            <text:p>2129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70" calcext:value-type="float">
            <text:p>538006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6600" calcext:value-type="float">
            <text:p>22821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74" calcext:value-type="float">
            <text:p>6360152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606000" calcext:value-type="float">
            <text:p>3676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2950" calcext:value-type="float">
            <text:p>22716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86500" calcext:value-type="float">
            <text:p>247186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08000" calcext:value-type="float">
            <text:p>3142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79000" calcext:value-type="float">
            <text:p>209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92000" calcext:value-type="float">
            <text:p>370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070" calcext:value-type="float">
            <text:p>538002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94000" calcext:value-type="float">
            <text:p>563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66000" calcext:value-type="float">
            <text:p>249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8700" calcext:value-type="float">
            <text:p>22806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53" calcext:value-type="float">
            <text:p>5380041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1600" calcext:value-type="float">
            <text:p>22804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828000" calcext:value-type="float">
            <text:p>354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99080" calcext:value-type="float">
            <text:p>227199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97000" calcext:value-type="float">
            <text:p>245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972" calcext:value-type="float">
            <text:p>2351089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7899000" calcext:value-type="float">
            <text:p>237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392000" calcext:value-type="float">
            <text:p>351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47000" calcext:value-type="float">
            <text:p>240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29000" calcext:value-type="float">
            <text:p>215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7228000" calcext:value-type="float">
            <text:p>5772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4960" calcext:value-type="float">
            <text:p>227334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3010" calcext:value-type="float">
            <text:p>227713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7000" calcext:value-type="float">
            <text:p>246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93" calcext:value-type="float">
            <text:p>5380026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0422" calcext:value-type="float">
            <text:p>2448204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716000" calcext:value-type="float">
            <text:p>432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231000" calcext:value-type="float">
            <text:p>563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2500" calcext:value-type="float">
            <text:p>31100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2000" calcext:value-type="float">
            <text:p>2275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03000" calcext:value-type="float">
            <text:p>212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285840" calcext:value-type="float">
            <text:p>258285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710000" calcext:value-type="float">
            <text:p>3127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9700" calcext:value-type="float">
            <text:p>31100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593" calcext:value-type="float">
            <text:p>2448105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982571400" calcext:value-type="float">
            <text:p>98257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36000" calcext:value-type="float">
            <text:p>246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881000" calcext:value-type="float">
            <text:p>374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6" calcext:value-type="float">
            <text:p>6360164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3820" calcext:value-type="float">
            <text:p>227353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13000" calcext:value-type="float">
            <text:p>3051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9900" calcext:value-type="float">
            <text:p>22829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00000" calcext:value-type="float">
            <text:p>3724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05000" calcext:value-type="float">
            <text:p>352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700" calcext:value-type="float">
            <text:p>24734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64000" calcext:value-type="float">
            <text:p>2458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351000" calcext:value-type="float">
            <text:p>353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79000" calcext:value-type="float">
            <text:p>310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648000" calcext:value-type="float">
            <text:p>371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49000" calcext:value-type="float">
            <text:p>308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55000" calcext:value-type="float">
            <text:p>248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0900" calcext:value-type="float">
            <text:p>22802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71000" calcext:value-type="float">
            <text:p>229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57" calcext:value-type="float">
            <text:p>5380026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6200" calcext:value-type="float">
            <text:p>31106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2550" calcext:value-type="float">
            <text:p>227072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7700" calcext:value-type="float">
            <text:p>22820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88" calcext:value-type="float">
            <text:p>5380051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67000" calcext:value-type="float">
            <text:p>2459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34000" calcext:value-type="float">
            <text:p>245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63900" calcext:value-type="float">
            <text:p>47716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52" calcext:value-type="float">
            <text:p>538005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612" calcext:value-type="float">
            <text:p>2448506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87500" calcext:value-type="float">
            <text:p>24728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088" calcext:value-type="float">
            <text:p>6360910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70000" calcext:value-type="float">
            <text:p>2158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381" calcext:value-type="float">
            <text:p>235108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218000" calcext:value-type="float">
            <text:p>308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45370" calcext:value-type="float">
            <text:p>211545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560" calcext:value-type="float">
            <text:p>227003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5000" calcext:value-type="float">
            <text:p>3144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61" calcext:value-type="float">
            <text:p>6360157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503000" calcext:value-type="float">
            <text:p>228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0000" calcext:value-type="float">
            <text:p>2273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41000" calcext:value-type="float">
            <text:p>2452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91" calcext:value-type="float">
            <text:p>636014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88000" calcext:value-type="float">
            <text:p>2467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19000" calcext:value-type="float">
            <text:p>351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70960" calcext:value-type="float">
            <text:p>244770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62000" calcext:value-type="float">
            <text:p>229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44000" calcext:value-type="float">
            <text:p>246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6" calcext:value-type="float">
            <text:p>6360159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6000" calcext:value-type="float">
            <text:p>227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479000" calcext:value-type="float">
            <text:p>219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65000" calcext:value-type="float">
            <text:p>229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588000" calcext:value-type="float">
            <text:p>3415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3400" calcext:value-type="float">
            <text:p>477423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373000" calcext:value-type="float">
            <text:p>258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14" calcext:value-type="float">
            <text:p>5380049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192000" calcext:value-type="float">
            <text:p>3081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99" calcext:value-type="float">
            <text:p>6360171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745" calcext:value-type="float">
            <text:p>2350817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45000" calcext:value-type="float">
            <text:p>246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47000" calcext:value-type="float">
            <text:p>245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9800" calcext:value-type="float">
            <text:p>22805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7" calcext:value-type="float">
            <text:p>5380054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15" calcext:value-type="float">
            <text:p>6360925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7713" calcext:value-type="float">
            <text:p>2351077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60000" calcext:value-type="float">
            <text:p>244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22000" calcext:value-type="float">
            <text:p>249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200" calcext:value-type="float">
            <text:p>47718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85" calcext:value-type="float">
            <text:p>2558057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783000" calcext:value-type="float">
            <text:p>3767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0520" calcext:value-type="float">
            <text:p>227610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367" calcext:value-type="float">
            <text:p>2350943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16000" calcext:value-type="float">
            <text:p>3729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2000" calcext:value-type="float">
            <text:p>305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00000" calcext:value-type="float">
            <text:p>565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8140" calcext:value-type="float">
            <text:p>227068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61000" calcext:value-type="float">
            <text:p>5650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13000" calcext:value-type="float">
            <text:p>566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17000" calcext:value-type="float">
            <text:p>256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6595" calcext:value-type="float">
            <text:p>2351065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38" calcext:value-type="float">
            <text:p>6360171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8000" calcext:value-type="float">
            <text:p>2467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853" calcext:value-type="float">
            <text:p>2448508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800" calcext:value-type="float">
            <text:p>23200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279000" calcext:value-type="float">
            <text:p>567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91" calcext:value-type="float">
            <text:p>538090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99000" calcext:value-type="float">
            <text:p>565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1000" calcext:value-type="float">
            <text:p>2466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058" calcext:value-type="float">
            <text:p>2350980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8000" calcext:value-type="float">
            <text:p>3142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24000" calcext:value-type="float">
            <text:p>563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680" calcext:value-type="float">
            <text:p>636090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0700" calcext:value-type="float">
            <text:p>22833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86000" calcext:value-type="float">
            <text:p>2363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03000" calcext:value-type="float">
            <text:p>304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74000" calcext:value-type="float">
            <text:p>2288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14" calcext:value-type="float">
            <text:p>6360141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14000" calcext:value-type="float">
            <text:p>248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748" calcext:value-type="float">
            <text:p>6360137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7715000" calcext:value-type="float">
            <text:p>377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7500" calcext:value-type="float">
            <text:p>31101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10600" calcext:value-type="float">
            <text:p>47711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17000" calcext:value-type="float">
            <text:p>220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347000" calcext:value-type="float">
            <text:p>3573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63000" calcext:value-type="float">
            <text:p>3058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374000" calcext:value-type="float">
            <text:p>232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0900" calcext:value-type="float">
            <text:p>31102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5550" calcext:value-type="float">
            <text:p>227005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10000" calcext:value-type="float">
            <text:p>236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11000" calcext:value-type="float">
            <text:p>3055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3614" calcext:value-type="float">
            <text:p>2350736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21000" calcext:value-type="float">
            <text:p>219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29000" calcext:value-type="float">
            <text:p>3119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3000" calcext:value-type="float">
            <text:p>220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851000" calcext:value-type="float">
            <text:p>3578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05000" calcext:value-type="float">
            <text:p>5664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35000" calcext:value-type="float">
            <text:p>246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98800" calcext:value-type="float">
            <text:p>47759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54000" calcext:value-type="float">
            <text:p>244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45000" calcext:value-type="float">
            <text:p>3119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900" calcext:value-type="float">
            <text:p>31102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69000" calcext:value-type="float">
            <text:p>236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850" calcext:value-type="float">
            <text:p>232005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3" calcext:value-type="float">
            <text:p>5380054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127000" calcext:value-type="float">
            <text:p>431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74" calcext:value-type="float">
            <text:p>5380041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234000" calcext:value-type="float">
            <text:p>563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27000" calcext:value-type="float">
            <text:p>2184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49000" calcext:value-type="float">
            <text:p>5660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17000" calcext:value-type="float">
            <text:p>566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3600" calcext:value-type="float">
            <text:p>47742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51700" calcext:value-type="float">
            <text:p>22835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1000" calcext:value-type="float">
            <text:p>2275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29006070" calcext:value-type="float">
            <text:p>329006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23" calcext:value-type="float">
            <text:p>3110002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56200" calcext:value-type="float">
            <text:p>24705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06" calcext:value-type="float">
            <text:p>304010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75000" calcext:value-type="float">
            <text:p>215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59" calcext:value-type="float">
            <text:p>6360171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899" calcext:value-type="float">
            <text:p>2447908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36" calcext:value-type="float">
            <text:p>6360921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56000" calcext:value-type="float">
            <text:p>246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100" calcext:value-type="float">
            <text:p>477220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50000" calcext:value-type="float">
            <text:p>236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8000" calcext:value-type="float">
            <text:p>2282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550" calcext:value-type="float">
            <text:p>255801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029000" calcext:value-type="float">
            <text:p>210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915" calcext:value-type="float">
            <text:p>2350849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12000" calcext:value-type="float">
            <text:p>305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10" calcext:value-type="float">
            <text:p>538003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55" calcext:value-type="float">
            <text:p>6360921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34" calcext:value-type="float">
            <text:p>6360921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02000" calcext:value-type="float">
            <text:p>3194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887" calcext:value-type="float">
            <text:p>2500028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8700" calcext:value-type="float">
            <text:p>2281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84000" calcext:value-type="float">
            <text:p>2569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0514" calcext:value-type="float">
            <text:p>2351005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02" calcext:value-type="float">
            <text:p>6360171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6810" calcext:value-type="float">
            <text:p>227656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01000" calcext:value-type="float">
            <text:p>212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71400" calcext:value-type="float">
            <text:p>47707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67" calcext:value-type="float">
            <text:p>636017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4800" calcext:value-type="float">
            <text:p>31101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75" calcext:value-type="float">
            <text:p>5380060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0600" calcext:value-type="float">
            <text:p>22816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1000" calcext:value-type="float">
            <text:p>2289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90000" calcext:value-type="float">
            <text:p>3541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6540" calcext:value-type="float">
            <text:p>227686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56" calcext:value-type="float">
            <text:p>5380058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012" calcext:value-type="float">
            <text:p>2500020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14000" calcext:value-type="float">
            <text:p>2205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18000" calcext:value-type="float">
            <text:p>3050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655000" calcext:value-type="float">
            <text:p>224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22000" calcext:value-type="float">
            <text:p>357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27000" calcext:value-type="float">
            <text:p>249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27000" calcext:value-type="float">
            <text:p>244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11" calcext:value-type="float">
            <text:p>636092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241000" calcext:value-type="float">
            <text:p>4312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67630" calcext:value-type="float">
            <text:p>227667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2000" calcext:value-type="float">
            <text:p>3051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2800" calcext:value-type="float">
            <text:p>27311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81000" calcext:value-type="float">
            <text:p>211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162" calcext:value-type="float">
            <text:p>2350951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75000" calcext:value-type="float">
            <text:p>310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36000" calcext:value-type="float">
            <text:p>241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34000" calcext:value-type="float">
            <text:p>2278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37000" calcext:value-type="float">
            <text:p>240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824000" calcext:value-type="float">
            <text:p>312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4097" calcext:value-type="float">
            <text:p>2350540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65" calcext:value-type="float">
            <text:p>6360170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7800" calcext:value-type="float">
            <text:p>22806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52000" calcext:value-type="float">
            <text:p>566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769000" calcext:value-type="float">
            <text:p>3717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94000" calcext:value-type="float">
            <text:p>2484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21" calcext:value-type="float">
            <text:p>5380033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8000" calcext:value-type="float">
            <text:p>2366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95" calcext:value-type="float">
            <text:p>2558055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6000" calcext:value-type="float">
            <text:p>247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33000" calcext:value-type="float">
            <text:p>5662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316000" calcext:value-type="float">
            <text:p>2583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007000" calcext:value-type="float">
            <text:p>3080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36000" calcext:value-type="float">
            <text:p>212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37" calcext:value-type="float">
            <text:p>5380053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84" calcext:value-type="float">
            <text:p>5380062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08" calcext:value-type="float">
            <text:p>5380019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33000" calcext:value-type="float">
            <text:p>4326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24800" calcext:value-type="float">
            <text:p>22812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76200" calcext:value-type="float">
            <text:p>47777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64000" calcext:value-type="float">
            <text:p>241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7700" calcext:value-type="float">
            <text:p>22801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351000" calcext:value-type="float">
            <text:p>357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988000" calcext:value-type="float">
            <text:p>3579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637000" calcext:value-type="float">
            <text:p>2346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281" calcext:value-type="float">
            <text:p>6360912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41400" calcext:value-type="float">
            <text:p>47754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33" calcext:value-type="float">
            <text:p>6360150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60" calcext:value-type="float">
            <text:p>636016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3000" calcext:value-type="float">
            <text:p>227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8000" calcext:value-type="float">
            <text:p>227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553000" calcext:value-type="float">
            <text:p>376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438000" calcext:value-type="float">
            <text:p>3084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1" calcext:value-type="float">
            <text:p>5380061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68000" calcext:value-type="float">
            <text:p>2093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65000" calcext:value-type="float">
            <text:p>566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62000" calcext:value-type="float">
            <text:p>3731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19000" calcext:value-type="float">
            <text:p>373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61000" calcext:value-type="float">
            <text:p>5659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377" calcext:value-type="float">
            <text:p>6360123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390" calcext:value-type="float">
            <text:p>227004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38000" calcext:value-type="float">
            <text:p>248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1400" calcext:value-type="float">
            <text:p>47727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56000" calcext:value-type="float">
            <text:p>354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122000" calcext:value-type="float">
            <text:p>210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890" calcext:value-type="float">
            <text:p>636090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13000" calcext:value-type="float">
            <text:p>249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993000" calcext:value-type="float">
            <text:p>4419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549" calcext:value-type="float">
            <text:p>3040105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156000" calcext:value-type="float">
            <text:p>4311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96000" calcext:value-type="float">
            <text:p>236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3" calcext:value-type="float">
            <text:p>2558056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64" calcext:value-type="float">
            <text:p>5380045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79" calcext:value-type="float">
            <text:p>5380059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31000" calcext:value-type="float">
            <text:p>3059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71000" calcext:value-type="float">
            <text:p>371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09000" calcext:value-type="float">
            <text:p>256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01000" calcext:value-type="float">
            <text:p>3050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4700" calcext:value-type="float">
            <text:p>4779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029000" calcext:value-type="float">
            <text:p>236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8800" calcext:value-type="float">
            <text:p>22801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28000" calcext:value-type="float">
            <text:p>3734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0000" calcext:value-type="float">
            <text:p>3057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68000" calcext:value-type="float">
            <text:p>563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5300" calcext:value-type="float">
            <text:p>47779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663" calcext:value-type="float">
            <text:p>2351136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72000" calcext:value-type="float">
            <text:p>3512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3790" calcext:value-type="float">
            <text:p>2273537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14920" calcext:value-type="float">
            <text:p>227214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120000" calcext:value-type="float">
            <text:p>3511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50645" calcext:value-type="float">
            <text:p>2447506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74000" calcext:value-type="float">
            <text:p>2187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07" calcext:value-type="float">
            <text:p>6360169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9" calcext:value-type="float">
            <text:p>538005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66000" calcext:value-type="float">
            <text:p>240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880000" calcext:value-type="float">
            <text:p>356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70144" calcext:value-type="float">
            <text:p>2446701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80200" calcext:value-type="float">
            <text:p>47768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41000" calcext:value-type="float">
            <text:p>3115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8110" calcext:value-type="float">
            <text:p>227328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13000" calcext:value-type="float">
            <text:p>2356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88000" calcext:value-type="float">
            <text:p>3044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150000" calcext:value-type="float">
            <text:p>233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8460" calcext:value-type="float">
            <text:p>227578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72000" calcext:value-type="float">
            <text:p>3093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27000" calcext:value-type="float">
            <text:p>373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7000" calcext:value-type="float">
            <text:p>228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4000" calcext:value-type="float">
            <text:p>305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3430" calcext:value-type="float">
            <text:p>227303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55000" calcext:value-type="float">
            <text:p>2567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12000" calcext:value-type="float">
            <text:p>246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5000" calcext:value-type="float">
            <text:p>2275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19" calcext:value-type="float">
            <text:p>636016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1190" calcext:value-type="float">
            <text:p>227571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76000" calcext:value-type="float">
            <text:p>2445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698000" calcext:value-type="float">
            <text:p>2476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4000" calcext:value-type="float">
            <text:p>304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5700" calcext:value-type="float">
            <text:p>22816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0560" calcext:value-type="float">
            <text:p>22771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681000" calcext:value-type="float">
            <text:p>374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17000" calcext:value-type="float">
            <text:p>230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0000" calcext:value-type="float">
            <text:p>2281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40000" calcext:value-type="float">
            <text:p>354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82000" calcext:value-type="float">
            <text:p>2409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907000" calcext:value-type="float">
            <text:p>3769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91000" calcext:value-type="float">
            <text:p>249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2651" calcext:value-type="float">
            <text:p>2350726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413060" calcext:value-type="float">
            <text:p>2734130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55000" calcext:value-type="float">
            <text:p>212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9000" calcext:value-type="float">
            <text:p>4471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87420" calcext:value-type="float">
            <text:p>2113874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66000" calcext:value-type="float">
            <text:p>371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2930" calcext:value-type="float">
            <text:p>227372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56" calcext:value-type="float">
            <text:p>5380044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68" calcext:value-type="float">
            <text:p>6360162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8000" calcext:value-type="float">
            <text:p>2278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352000" calcext:value-type="float">
            <text:p>3043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69" calcext:value-type="float">
            <text:p>255805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45000" calcext:value-type="float">
            <text:p>5651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0200" calcext:value-type="float">
            <text:p>47779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36600" calcext:value-type="float">
            <text:p>25753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1000" calcext:value-type="float">
            <text:p>304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99" calcext:value-type="float">
            <text:p>6360167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72053" calcext:value-type="float">
            <text:p>3512720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94000" calcext:value-type="float">
            <text:p>3049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99000" calcext:value-type="float">
            <text:p>2449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83000" calcext:value-type="float">
            <text:p>245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26000" calcext:value-type="float">
            <text:p>245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0490" calcext:value-type="float">
            <text:p>227550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20000" calcext:value-type="float">
            <text:p>5642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15976" calcext:value-type="float">
            <text:p>2446159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12" calcext:value-type="float">
            <text:p>5380061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5020" calcext:value-type="float">
            <text:p>227525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84" calcext:value-type="float">
            <text:p>2361118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591000" calcext:value-type="float">
            <text:p>2395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8000" calcext:value-type="float">
            <text:p>227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87" calcext:value-type="float">
            <text:p>6360162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540" calcext:value-type="float">
            <text:p>255803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09000" calcext:value-type="float">
            <text:p>244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64" calcext:value-type="float">
            <text:p>636017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22000" calcext:value-type="float">
            <text:p>227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40" calcext:value-type="float">
            <text:p>636015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6953" calcext:value-type="float">
            <text:p>2350669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4930" calcext:value-type="float">
            <text:p>273334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63800" calcext:value-type="float">
            <text:p>47796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060000" calcext:value-type="float">
            <text:p>2580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829000" calcext:value-type="float">
            <text:p>2358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11000" calcext:value-type="float">
            <text:p>3719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684" calcext:value-type="float">
            <text:p>2350966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0165" calcext:value-type="float">
            <text:p>2448201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78810" calcext:value-type="float">
            <text:p>211378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67000" calcext:value-type="float">
            <text:p>226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8" calcext:value-type="float">
            <text:p>5380054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76" calcext:value-type="float">
            <text:p>5380038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02000" calcext:value-type="float">
            <text:p>246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91000" calcext:value-type="float">
            <text:p>3572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93" calcext:value-type="float">
            <text:p>5380058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8900" calcext:value-type="float">
            <text:p>228028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07" calcext:value-type="float">
            <text:p>6360166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86000" calcext:value-type="float">
            <text:p>2490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79000" calcext:value-type="float">
            <text:p>3040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066000" calcext:value-type="float">
            <text:p>241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15" calcext:value-type="float">
            <text:p>5380058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405" calcext:value-type="float">
            <text:p>2351134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023000" calcext:value-type="float">
            <text:p>2530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452" calcext:value-type="float">
            <text:p>636014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37" calcext:value-type="float">
            <text:p>6360920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62000" calcext:value-type="float">
            <text:p>2493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6600" calcext:value-type="float">
            <text:p>22833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490" calcext:value-type="float">
            <text:p>235006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06" calcext:value-type="float">
            <text:p>6360151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70000" calcext:value-type="float">
            <text:p>220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859000" calcext:value-type="float">
            <text:p>258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21000" calcext:value-type="float">
            <text:p>3719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72000" calcext:value-type="float">
            <text:p>357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00000" calcext:value-type="float">
            <text:p>2461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9530" calcext:value-type="float">
            <text:p>227709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011" calcext:value-type="float">
            <text:p>244650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49" calcext:value-type="float">
            <text:p>3110001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6000" calcext:value-type="float">
            <text:p>2204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84000" calcext:value-type="float">
            <text:p>5654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52" calcext:value-type="float">
            <text:p>636016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934000" calcext:value-type="float">
            <text:p>5639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81000" calcext:value-type="float">
            <text:p>258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5540" calcext:value-type="float">
            <text:p>227185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90" calcext:value-type="float">
            <text:p>538006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59000" calcext:value-type="float">
            <text:p>245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34000" calcext:value-type="float">
            <text:p>240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51000" calcext:value-type="float">
            <text:p>2561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438000" calcext:value-type="float">
            <text:p>3414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51000" calcext:value-type="float">
            <text:p>2564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37000" calcext:value-type="float">
            <text:p>249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72" calcext:value-type="float">
            <text:p>5380047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57000" calcext:value-type="float">
            <text:p>2056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8000" calcext:value-type="float">
            <text:p>228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05000" calcext:value-type="float">
            <text:p>3048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36" calcext:value-type="float">
            <text:p>5380053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03000" calcext:value-type="float">
            <text:p>240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43000" calcext:value-type="float">
            <text:p>373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840000" calcext:value-type="float">
            <text:p>209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39000" calcext:value-type="float">
            <text:p>304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7820" calcext:value-type="float">
            <text:p>227547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569" calcext:value-type="float">
            <text:p>244780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1920" calcext:value-type="float">
            <text:p>227641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000" calcext:value-type="float">
            <text:p>228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127560" calcext:value-type="float">
            <text:p>367127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0190" calcext:value-type="float">
            <text:p>273350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72" calcext:value-type="float">
            <text:p>6360918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10000" calcext:value-type="float">
            <text:p>2662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42" calcext:value-type="float">
            <text:p>6360167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57000" calcext:value-type="float">
            <text:p>241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35" calcext:value-type="float">
            <text:p>5380052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880600" calcext:value-type="float">
            <text:p>20588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3700" calcext:value-type="float">
            <text:p>22833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92000" calcext:value-type="float">
            <text:p>3141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8000" calcext:value-type="float">
            <text:p>2281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60000" calcext:value-type="float">
            <text:p>3105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5000" calcext:value-type="float">
            <text:p>3111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0800" calcext:value-type="float">
            <text:p>47730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57" calcext:value-type="float">
            <text:p>3110001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544000" calcext:value-type="float">
            <text:p>2485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1728" calcext:value-type="float">
            <text:p>2351017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872000" calcext:value-type="float">
            <text:p>239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28" calcext:value-type="float">
            <text:p>5380046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88" calcext:value-type="float">
            <text:p>5380057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6082000" calcext:value-type="float">
            <text:p>5760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13000" calcext:value-type="float">
            <text:p>311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7000" calcext:value-type="float">
            <text:p>2464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24000" calcext:value-type="float">
            <text:p>2467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215000" calcext:value-type="float">
            <text:p>371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451000" calcext:value-type="float">
            <text:p>3064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83" calcext:value-type="float">
            <text:p>6360169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7600" calcext:value-type="float">
            <text:p>22701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28000" calcext:value-type="float">
            <text:p>3541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6400" calcext:value-type="float">
            <text:p>227146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65" calcext:value-type="float">
            <text:p>235103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94800" calcext:value-type="float">
            <text:p>47799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19830" calcext:value-type="float">
            <text:p>261019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78" calcext:value-type="float">
            <text:p>5380022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62000" calcext:value-type="float">
            <text:p>5664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20000" calcext:value-type="float">
            <text:p>3142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74000" calcext:value-type="float">
            <text:p>5651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577" calcext:value-type="float">
            <text:p>2350875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71" calcext:value-type="float">
            <text:p>6360141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551000" calcext:value-type="float">
            <text:p>3715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53000" calcext:value-type="float">
            <text:p>5647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67000" calcext:value-type="float">
            <text:p>246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664000" calcext:value-type="float">
            <text:p>2326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58000" calcext:value-type="float">
            <text:p>2486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53600" calcext:value-type="float">
            <text:p>22835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164" calcext:value-type="float">
            <text:p>5380021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29000" calcext:value-type="float">
            <text:p>2196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54790" calcext:value-type="float">
            <text:p>2277547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16000" calcext:value-type="float">
            <text:p>314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43000" calcext:value-type="float">
            <text:p>246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1000" calcext:value-type="float">
            <text:p>227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26000" calcext:value-type="float">
            <text:p>3042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6000" calcext:value-type="float">
            <text:p>370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34000" calcext:value-type="float">
            <text:p>236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85000" calcext:value-type="float">
            <text:p>2123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99" calcext:value-type="float">
            <text:p>6360142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68000" calcext:value-type="float">
            <text:p>236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24" calcext:value-type="float">
            <text:p>5380062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68000" calcext:value-type="float">
            <text:p>374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14000" calcext:value-type="float">
            <text:p>2567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7990" calcext:value-type="float">
            <text:p>235007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03000" calcext:value-type="float">
            <text:p>373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89" calcext:value-type="float">
            <text:p>6360155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02100" calcext:value-type="float">
            <text:p>47780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6900" calcext:value-type="float">
            <text:p>228066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73000" calcext:value-type="float">
            <text:p>566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900" calcext:value-type="float">
            <text:p>22824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26000" calcext:value-type="float">
            <text:p>218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8800" calcext:value-type="float">
            <text:p>22822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8990" calcext:value-type="float">
            <text:p>227338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64000" calcext:value-type="float">
            <text:p>2287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124000" calcext:value-type="float">
            <text:p>220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19000" calcext:value-type="float">
            <text:p>245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4" calcext:value-type="float">
            <text:p>2350899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66000" calcext:value-type="float">
            <text:p>229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27000" calcext:value-type="float">
            <text:p>227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15000" calcext:value-type="float">
            <text:p>3105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22000" calcext:value-type="float">
            <text:p>257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66000" calcext:value-type="float">
            <text:p>257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19000" calcext:value-type="float">
            <text:p>256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3" calcext:value-type="float">
            <text:p>5380901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729" calcext:value-type="float">
            <text:p>2350847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61" calcext:value-type="float">
            <text:p>5380029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17" calcext:value-type="float">
            <text:p>6360160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8000" calcext:value-type="float">
            <text:p>2464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1000" calcext:value-type="float">
            <text:p>305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02000" calcext:value-type="float">
            <text:p>564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6000" calcext:value-type="float">
            <text:p>305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35000" calcext:value-type="float">
            <text:p>2486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4000" calcext:value-type="float">
            <text:p>2282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24" calcext:value-type="float">
            <text:p>6360155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92" calcext:value-type="float">
            <text:p>5380057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26000" calcext:value-type="float">
            <text:p>2575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51000" calcext:value-type="float">
            <text:p>246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96000" calcext:value-type="float">
            <text:p>2191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22000" calcext:value-type="float">
            <text:p>245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75000" calcext:value-type="float">
            <text:p>2494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36000" calcext:value-type="float">
            <text:p>259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320" calcext:value-type="float">
            <text:p>227009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01" calcext:value-type="float">
            <text:p>5380057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7800" calcext:value-type="float">
            <text:p>22827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6000" calcext:value-type="float">
            <text:p>227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6000" calcext:value-type="float">
            <text:p>2283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873" calcext:value-type="float">
            <text:p>2710438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1345" calcext:value-type="float">
            <text:p>2350313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76" calcext:value-type="float">
            <text:p>5380056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46" calcext:value-type="float">
            <text:p>6360913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23000" calcext:value-type="float">
            <text:p>3055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92" calcext:value-type="float">
            <text:p>5380052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5600" calcext:value-type="float">
            <text:p>22831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5530" calcext:value-type="float">
            <text:p>227065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91000" calcext:value-type="float">
            <text:p>3046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43000" calcext:value-type="float">
            <text:p>3047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57" calcext:value-type="float">
            <text:p>5380052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33000" calcext:value-type="float">
            <text:p>2278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8950" calcext:value-type="float">
            <text:p>227688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4000" calcext:value-type="float">
            <text:p>219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7000" calcext:value-type="float">
            <text:p>228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51000" calcext:value-type="float">
            <text:p>211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11" calcext:value-type="float">
            <text:p>2361118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27" calcext:value-type="float">
            <text:p>5380041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1600" calcext:value-type="float">
            <text:p>22802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52000" calcext:value-type="float">
            <text:p>3723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4220" calcext:value-type="float">
            <text:p>227654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27000" calcext:value-type="float">
            <text:p>244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7000" calcext:value-type="float">
            <text:p>304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500" calcext:value-type="float">
            <text:p>311055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41000" calcext:value-type="float">
            <text:p>3085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39000" calcext:value-type="float">
            <text:p>2155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555000" calcext:value-type="float">
            <text:p>356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70000" calcext:value-type="float">
            <text:p>3571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005000" calcext:value-type="float">
            <text:p>238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69" calcext:value-type="float">
            <text:p>5380051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06000" calcext:value-type="float">
            <text:p>372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08" calcext:value-type="float">
            <text:p>5380063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235000" calcext:value-type="float">
            <text:p>2202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25000" calcext:value-type="float">
            <text:p>3564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39" calcext:value-type="float">
            <text:p>5380058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84000" calcext:value-type="float">
            <text:p>226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60760" calcext:value-type="float">
            <text:p>211560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419" calcext:value-type="float">
            <text:p>538002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44" calcext:value-type="float">
            <text:p>538005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25448000" calcext:value-type="float">
            <text:p>325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5000" calcext:value-type="float">
            <text:p>2281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52" calcext:value-type="float">
            <text:p>636014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350000" calcext:value-type="float">
            <text:p>2403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815" calcext:value-type="float">
            <text:p>2350958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5000" calcext:value-type="float">
            <text:p>2289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28" calcext:value-type="float">
            <text:p>5380056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55000" calcext:value-type="float">
            <text:p>246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46" calcext:value-type="float">
            <text:p>5380044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16000" calcext:value-type="float">
            <text:p>2565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5680" calcext:value-type="float">
            <text:p>227355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3900" calcext:value-type="float">
            <text:p>22826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57" calcext:value-type="float">
            <text:p>2558055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15000" calcext:value-type="float">
            <text:p>2205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24000" calcext:value-type="float">
            <text:p>3730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3200" calcext:value-type="float">
            <text:p>22798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69000" calcext:value-type="float">
            <text:p>258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719000" calcext:value-type="float">
            <text:p>3537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2120" calcext:value-type="float">
            <text:p>227162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3600" calcext:value-type="float">
            <text:p>31107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79000" calcext:value-type="float">
            <text:p>563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410" calcext:value-type="float">
            <text:p>232005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6000" calcext:value-type="float">
            <text:p>2448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36" calcext:value-type="float">
            <text:p>6360162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6800" calcext:value-type="float">
            <text:p>22831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82000" calcext:value-type="float">
            <text:p>304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469" calcext:value-type="float">
            <text:p>6360144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82" calcext:value-type="float">
            <text:p>6360157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70000" calcext:value-type="float">
            <text:p>3054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67" calcext:value-type="float">
            <text:p>636092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30000" calcext:value-type="float">
            <text:p>2196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84000" calcext:value-type="float">
            <text:p>3053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1730" calcext:value-type="float">
            <text:p>211211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50000" calcext:value-type="float">
            <text:p>2382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85000" calcext:value-type="float">
            <text:p>2442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746000" calcext:value-type="float">
            <text:p>375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6000" calcext:value-type="float">
            <text:p>2464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0000" calcext:value-type="float">
            <text:p>447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680" calcext:value-type="float">
            <text:p>227635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0000" calcext:value-type="float">
            <text:p>2466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771000" calcext:value-type="float">
            <text:p>215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9400" calcext:value-type="float">
            <text:p>47751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09000" calcext:value-type="float">
            <text:p>2196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93000" calcext:value-type="float">
            <text:p>304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79000" calcext:value-type="float">
            <text:p>3053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27000" calcext:value-type="float">
            <text:p>2599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848000" calcext:value-type="float">
            <text:p>3768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09000" calcext:value-type="float">
            <text:p>2121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8330" calcext:value-type="float">
            <text:p>227178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81000" calcext:value-type="float">
            <text:p>305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65" calcext:value-type="float">
            <text:p>5380043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03000" calcext:value-type="float">
            <text:p>548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0510" calcext:value-type="float">
            <text:p>227400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9000" calcext:value-type="float">
            <text:p>2289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9130" calcext:value-type="float">
            <text:p>227319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487000" calcext:value-type="float">
            <text:p>2094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28000" calcext:value-type="float">
            <text:p>373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310" calcext:value-type="float">
            <text:p>227009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417000" calcext:value-type="float">
            <text:p>352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06000" calcext:value-type="float">
            <text:p>354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1000" calcext:value-type="float">
            <text:p>226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43000" calcext:value-type="float">
            <text:p>227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15000" calcext:value-type="float">
            <text:p>3714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91000" calcext:value-type="float">
            <text:p>257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7450" calcext:value-type="float">
            <text:p>235007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9768" calcext:value-type="float">
            <text:p>2350597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1490" calcext:value-type="float">
            <text:p>227541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890" calcext:value-type="float">
            <text:p>255804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49000" calcext:value-type="float">
            <text:p>244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33870" calcext:value-type="float">
            <text:p>211233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707" calcext:value-type="float">
            <text:p>2350707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25000" calcext:value-type="float">
            <text:p>2449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898" calcext:value-type="float">
            <text:p>5380048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07" calcext:value-type="float">
            <text:p>6360143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0808" calcext:value-type="float">
            <text:p>3040808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27000" calcext:value-type="float">
            <text:p>228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884000" calcext:value-type="float">
            <text:p>2198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794" calcext:value-type="float">
            <text:p>2350947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98000" calcext:value-type="float">
            <text:p>2411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47000" calcext:value-type="float">
            <text:p>565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68000" calcext:value-type="float">
            <text:p>2365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35000" calcext:value-type="float">
            <text:p>2289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75000" calcext:value-type="float">
            <text:p>240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72000" calcext:value-type="float">
            <text:p>257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59900" calcext:value-type="float">
            <text:p>47755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29" calcext:value-type="float">
            <text:p>636092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67000" calcext:value-type="float">
            <text:p>244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17" calcext:value-type="float">
            <text:p>6360171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405" calcext:value-type="float">
            <text:p>2351084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89800" calcext:value-type="float">
            <text:p>24728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21000" calcext:value-type="float">
            <text:p>314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2000" calcext:value-type="float">
            <text:p>305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5700" calcext:value-type="float">
            <text:p>22714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834000" calcext:value-type="float">
            <text:p>2408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59000" calcext:value-type="float">
            <text:p>244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33300" calcext:value-type="float">
            <text:p>477133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3986" calcext:value-type="float">
            <text:p>235053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53000" calcext:value-type="float">
            <text:p>5633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28" calcext:value-type="float">
            <text:p>5380059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4200" calcext:value-type="float">
            <text:p>24722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50" calcext:value-type="float">
            <text:p>636015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36000" calcext:value-type="float">
            <text:p>2128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87000" calcext:value-type="float">
            <text:p>2597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1000" calcext:value-type="float">
            <text:p>227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05000" calcext:value-type="float">
            <text:p>566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941700" calcext:value-type="float">
            <text:p>23094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560" calcext:value-type="float">
            <text:p>255803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03006030" calcext:value-type="float">
            <text:p>503006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3010" calcext:value-type="float">
            <text:p>227283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35000" calcext:value-type="float">
            <text:p>2464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019000" calcext:value-type="float">
            <text:p>259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0336" calcext:value-type="float">
            <text:p>2447003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16000" calcext:value-type="float">
            <text:p>220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65000" calcext:value-type="float">
            <text:p>2454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731000" calcext:value-type="float">
            <text:p>3557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04000" calcext:value-type="float">
            <text:p>2563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817" calcext:value-type="float">
            <text:p>2500008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53000" calcext:value-type="float">
            <text:p>311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18000" calcext:value-type="float">
            <text:p>3119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17" calcext:value-type="float">
            <text:p>5380062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888888888" calcext:value-type="float">
            <text:p>8888888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06" calcext:value-type="float">
            <text:p>5380019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93000" calcext:value-type="float">
            <text:p>2440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32000" calcext:value-type="float">
            <text:p>3517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13" calcext:value-type="float">
            <text:p>2361119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81000" calcext:value-type="float">
            <text:p>246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86000" calcext:value-type="float">
            <text:p>3703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29000" calcext:value-type="float">
            <text:p>370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39000" calcext:value-type="float">
            <text:p>236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0000" calcext:value-type="float">
            <text:p>3057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72000" calcext:value-type="float">
            <text:p>211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7800" calcext:value-type="float">
            <text:p>22833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36000" calcext:value-type="float">
            <text:p>2296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1246" calcext:value-type="float">
            <text:p>2351112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450" calcext:value-type="float">
            <text:p>538003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6600" calcext:value-type="float">
            <text:p>22802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00" calcext:value-type="float">
            <text:p>31100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200" calcext:value-type="float">
            <text:p>311055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30000" calcext:value-type="float">
            <text:p>372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03" calcext:value-type="float">
            <text:p>6360168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11000" calcext:value-type="float">
            <text:p>3700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99000" calcext:value-type="float">
            <text:p>2466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99000" calcext:value-type="float">
            <text:p>2482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9490" calcext:value-type="float">
            <text:p>227319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3680" calcext:value-type="float">
            <text:p>273353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94000" calcext:value-type="float">
            <text:p>311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29000" calcext:value-type="float">
            <text:p>3052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30000" calcext:value-type="float">
            <text:p>246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26" calcext:value-type="float">
            <text:p>6360167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66000" calcext:value-type="float">
            <text:p>24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29" calcext:value-type="float">
            <text:p>6360151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2007000" calcext:value-type="float">
            <text:p>2620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1900" calcext:value-type="float">
            <text:p>47744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99" calcext:value-type="float">
            <text:p>5380060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85000" calcext:value-type="float">
            <text:p>259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2700" calcext:value-type="float">
            <text:p>22832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36000" calcext:value-type="float">
            <text:p>2274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71000" calcext:value-type="float">
            <text:p>236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29" calcext:value-type="float">
            <text:p>5380051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2178" calcext:value-type="float">
            <text:p>2361121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55000" calcext:value-type="float">
            <text:p>304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8000" calcext:value-type="float">
            <text:p>311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65000" calcext:value-type="float">
            <text:p>2243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78000" calcext:value-type="float">
            <text:p>2261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630" calcext:value-type="float">
            <text:p>636011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58000" calcext:value-type="float">
            <text:p>209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3200" calcext:value-type="float">
            <text:p>31104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849000" calcext:value-type="float">
            <text:p>2358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13000" calcext:value-type="float">
            <text:p>249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511000" calcext:value-type="float">
            <text:p>3555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66" calcext:value-type="float">
            <text:p>6360918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78000" calcext:value-type="float">
            <text:p>2156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38" calcext:value-type="float">
            <text:p>5380058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32000" calcext:value-type="float">
            <text:p>2464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17500" calcext:value-type="float">
            <text:p>24721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132000" calcext:value-type="float">
            <text:p>3511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62000" calcext:value-type="float">
            <text:p>305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57000" calcext:value-type="float">
            <text:p>269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22000" calcext:value-type="float">
            <text:p>236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19000" calcext:value-type="float">
            <text:p>2497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400000" calcext:value-type="float">
            <text:p>2154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76000" calcext:value-type="float">
            <text:p>305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63000" calcext:value-type="float">
            <text:p>2499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81000" calcext:value-type="float">
            <text:p>373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61000" calcext:value-type="float">
            <text:p>2459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21000" calcext:value-type="float">
            <text:p>2097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71000" calcext:value-type="float">
            <text:p>564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66904" calcext:value-type="float">
            <text:p>3560669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517000" calcext:value-type="float">
            <text:p>352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30000" calcext:value-type="float">
            <text:p>310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75000" calcext:value-type="float">
            <text:p>305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3000" calcext:value-type="float">
            <text:p>246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54" calcext:value-type="float">
            <text:p>3110004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1000" calcext:value-type="float">
            <text:p>229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96" calcext:value-type="float">
            <text:p>5380044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775000" calcext:value-type="float">
            <text:p>355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44000" calcext:value-type="float">
            <text:p>227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86000" calcext:value-type="float">
            <text:p>373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83000" calcext:value-type="float">
            <text:p>2446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67000" calcext:value-type="float">
            <text:p>2461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35000" calcext:value-type="float">
            <text:p>245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98280" calcext:value-type="float">
            <text:p>227798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960" calcext:value-type="float">
            <text:p>271042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43000" calcext:value-type="float">
            <text:p>2562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485000" calcext:value-type="float">
            <text:p>2354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89000" calcext:value-type="float">
            <text:p>256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75000" calcext:value-type="float">
            <text:p>249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600" calcext:value-type="float">
            <text:p>22824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144" calcext:value-type="float">
            <text:p>2500001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87" calcext:value-type="float">
            <text:p>6360917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40000" calcext:value-type="float">
            <text:p>3050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329000" calcext:value-type="float">
            <text:p>210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8700" calcext:value-type="float">
            <text:p>2271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73" calcext:value-type="float">
            <text:p>6360152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285000" calcext:value-type="float">
            <text:p>3092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97000" calcext:value-type="float">
            <text:p>246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33800" calcext:value-type="float">
            <text:p>24723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20" calcext:value-type="float">
            <text:p>538002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0000" calcext:value-type="float">
            <text:p>228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62" calcext:value-type="float">
            <text:p>2351037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960000" calcext:value-type="float">
            <text:p>357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573000" calcext:value-type="float">
            <text:p>563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168640" calcext:value-type="float">
            <text:p>3671686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41000" calcext:value-type="float">
            <text:p>212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791" calcext:value-type="float">
            <text:p>2361117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73000" calcext:value-type="float">
            <text:p>3577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71" calcext:value-type="float">
            <text:p>5380054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79000" calcext:value-type="float">
            <text:p>218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417" calcext:value-type="float">
            <text:p>2350874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28000" calcext:value-type="float">
            <text:p>2274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298" calcext:value-type="float">
            <text:p>2350842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6099" calcext:value-type="float">
            <text:p>2350560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23" calcext:value-type="float">
            <text:p>5380049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348" calcext:value-type="float">
            <text:p>6360153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77000" calcext:value-type="float">
            <text:p>258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62000" calcext:value-type="float">
            <text:p>3055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70600" calcext:value-type="float">
            <text:p>22807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4300" calcext:value-type="float">
            <text:p>31105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49000" calcext:value-type="float">
            <text:p>374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61000" calcext:value-type="float">
            <text:p>3702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81000" calcext:value-type="float">
            <text:p>2451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8980" calcext:value-type="float">
            <text:p>227278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65650" calcext:value-type="float">
            <text:p>227265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859000" calcext:value-type="float">
            <text:p>374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746000" calcext:value-type="float">
            <text:p>565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24000" calcext:value-type="float">
            <text:p>355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936000" calcext:value-type="float">
            <text:p>257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14000" calcext:value-type="float">
            <text:p>564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8000" calcext:value-type="float">
            <text:p>305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31000" calcext:value-type="float">
            <text:p>219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41000" calcext:value-type="float">
            <text:p>3195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800" calcext:value-type="float">
            <text:p>22824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48000" calcext:value-type="float">
            <text:p>2573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43000" calcext:value-type="float">
            <text:p>248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85000" calcext:value-type="float">
            <text:p>3056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53000" calcext:value-type="float">
            <text:p>3733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48400" calcext:value-type="float">
            <text:p>47784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00000" calcext:value-type="float">
            <text:p>351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17000" calcext:value-type="float">
            <text:p>244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15" calcext:value-type="float">
            <text:p>6360170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04000" calcext:value-type="float">
            <text:p>2260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63000" calcext:value-type="float">
            <text:p>2445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4320" calcext:value-type="float">
            <text:p>227714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14000" calcext:value-type="float">
            <text:p>229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09000" calcext:value-type="float">
            <text:p>245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349000" calcext:value-type="float">
            <text:p>3523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01000" calcext:value-type="float">
            <text:p>309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159000" calcext:value-type="float">
            <text:p>3561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83000" calcext:value-type="float">
            <text:p>256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6600" calcext:value-type="float">
            <text:p>22816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12800" calcext:value-type="float">
            <text:p>47771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9000" calcext:value-type="float">
            <text:p>2274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78000" calcext:value-type="float">
            <text:p>2195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80000" calcext:value-type="float">
            <text:p>5659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165" calcext:value-type="float">
            <text:p>2446501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40000" calcext:value-type="float">
            <text:p>304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3000" calcext:value-type="float">
            <text:p>2297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91000" calcext:value-type="float">
            <text:p>277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897000" calcext:value-type="float">
            <text:p>2598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97000" calcext:value-type="float">
            <text:p>3718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70000" calcext:value-type="float">
            <text:p>319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55" calcext:value-type="float">
            <text:p>6360154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96000" calcext:value-type="float">
            <text:p>370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48000" calcext:value-type="float">
            <text:p>3535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32000" calcext:value-type="float">
            <text:p>354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73000" calcext:value-type="float">
            <text:p>356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93" calcext:value-type="float">
            <text:p>636092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08000" calcext:value-type="float">
            <text:p>373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01000" calcext:value-type="float">
            <text:p>2455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4800" calcext:value-type="float">
            <text:p>47722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25000" calcext:value-type="float">
            <text:p>2297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13000" calcext:value-type="float">
            <text:p>306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26000" calcext:value-type="float">
            <text:p>3140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8000" calcext:value-type="float">
            <text:p>370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868000" calcext:value-type="float">
            <text:p>269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977000" calcext:value-type="float">
            <text:p>232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4530" calcext:value-type="float">
            <text:p>227294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82000" calcext:value-type="float">
            <text:p>5668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61200" calcext:value-type="float">
            <text:p>319061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14000" calcext:value-type="float">
            <text:p>2296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3146" calcext:value-type="float">
            <text:p>2350931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43000" calcext:value-type="float">
            <text:p>246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00000" calcext:value-type="float">
            <text:p>305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60000" calcext:value-type="float">
            <text:p>371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156000" calcext:value-type="float">
            <text:p>2321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5870" calcext:value-type="float">
            <text:p>227275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9900" calcext:value-type="float">
            <text:p>22823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06800" calcext:value-type="float">
            <text:p>47700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15000" calcext:value-type="float">
            <text:p>209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92" calcext:value-type="float">
            <text:p>6360155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3780" calcext:value-type="float">
            <text:p>2276137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03970" calcext:value-type="float">
            <text:p>269103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65000" calcext:value-type="float">
            <text:p>5487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933" calcext:value-type="float">
            <text:p>2350819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77000" calcext:value-type="float">
            <text:p>372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7600" calcext:value-type="float">
            <text:p>47701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15000" calcext:value-type="float">
            <text:p>354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60000" calcext:value-type="float">
            <text:p>2123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4000" calcext:value-type="float">
            <text:p>311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29" calcext:value-type="float">
            <text:p>538005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7090" calcext:value-type="float">
            <text:p>2276470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3147" calcext:value-type="float">
            <text:p>2350931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48000" calcext:value-type="float">
            <text:p>3725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61" calcext:value-type="float">
            <text:p>6360923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64" calcext:value-type="float">
            <text:p>5380057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234000" calcext:value-type="float">
            <text:p>210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0900" calcext:value-type="float">
            <text:p>22816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5150" calcext:value-type="float">
            <text:p>227365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96000" calcext:value-type="float">
            <text:p>5648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93000" calcext:value-type="float">
            <text:p>2560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462000" calcext:value-type="float">
            <text:p>2254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44000" calcext:value-type="float">
            <text:p>245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1000" calcext:value-type="float">
            <text:p>228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11000" calcext:value-type="float">
            <text:p>2499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0190" calcext:value-type="float">
            <text:p>227640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33000" calcext:value-type="float">
            <text:p>3541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527000" calcext:value-type="float">
            <text:p>2585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85000" calcext:value-type="float">
            <text:p>311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80" calcext:value-type="float">
            <text:p>5380045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24000" calcext:value-type="float">
            <text:p>2180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1600" calcext:value-type="float">
            <text:p>22832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61300" calcext:value-type="float">
            <text:p>477261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18000" calcext:value-type="float">
            <text:p>244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1030" calcext:value-type="float">
            <text:p>227591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56000" calcext:value-type="float">
            <text:p>2569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202000" calcext:value-type="float">
            <text:p>258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2059" calcext:value-type="float">
            <text:p>2361120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734" calcext:value-type="float">
            <text:p>2350507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71000" calcext:value-type="float">
            <text:p>353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3000" calcext:value-type="float">
            <text:p>2447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0000" calcext:value-type="float">
            <text:p>3040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008000" calcext:value-type="float">
            <text:p>2380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10000" calcext:value-type="float">
            <text:p>2200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41000" calcext:value-type="float">
            <text:p>2297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7714" calcext:value-type="float">
            <text:p>2350777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74000" calcext:value-type="float">
            <text:p>248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58000" calcext:value-type="float">
            <text:p>212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7758" calcext:value-type="float">
            <text:p>2351077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76000" calcext:value-type="float">
            <text:p>563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3700" calcext:value-type="float">
            <text:p>22805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3000" calcext:value-type="float">
            <text:p>228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974000" calcext:value-type="float">
            <text:p>2109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326000" calcext:value-type="float">
            <text:p>3693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39000" calcext:value-type="float">
            <text:p>236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13000" calcext:value-type="float">
            <text:p>269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4589" calcext:value-type="float">
            <text:p>2350745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29000" calcext:value-type="float">
            <text:p>245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62000" calcext:value-type="float">
            <text:p>2287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58000" calcext:value-type="float">
            <text:p>305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4930" calcext:value-type="float">
            <text:p>227644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35000" calcext:value-type="float">
            <text:p>5638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34" calcext:value-type="float">
            <text:p>5380027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78" calcext:value-type="float">
            <text:p>5380049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71638000" calcext:value-type="float">
            <text:p>6716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98000" calcext:value-type="float">
            <text:p>373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6700000" calcext:value-type="float">
            <text:p>276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17" calcext:value-type="float">
            <text:p>2558056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93200" calcext:value-type="float">
            <text:p>47729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7000" calcext:value-type="float">
            <text:p>2282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398000" calcext:value-type="float">
            <text:p>314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4648" calcext:value-type="float">
            <text:p>2351046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94000" calcext:value-type="float">
            <text:p>3059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587000" calcext:value-type="float">
            <text:p>3065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16000" calcext:value-type="float">
            <text:p>219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62000" calcext:value-type="float">
            <text:p>304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30520" calcext:value-type="float">
            <text:p>211330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7700" calcext:value-type="float">
            <text:p>2283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5244" calcext:value-type="float">
            <text:p>2350752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59000" calcext:value-type="float">
            <text:p>3052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6000" calcext:value-type="float">
            <text:p>305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3700" calcext:value-type="float">
            <text:p>47721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8600" calcext:value-type="float">
            <text:p>22823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2" calcext:value-type="float">
            <text:p>538005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83000" calcext:value-type="float">
            <text:p>228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426000" calcext:value-type="float">
            <text:p>311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2000" calcext:value-type="float">
            <text:p>370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35000" calcext:value-type="float">
            <text:p>352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93000" calcext:value-type="float">
            <text:p>2290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570" calcext:value-type="float">
            <text:p>227004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8350" calcext:value-type="float">
            <text:p>2272783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48" calcext:value-type="float">
            <text:p>6360150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40000" calcext:value-type="float">
            <text:p>3577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47000" calcext:value-type="float">
            <text:p>2455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85000" calcext:value-type="float">
            <text:p>2578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136" calcext:value-type="float">
            <text:p>6360131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23000" calcext:value-type="float">
            <text:p>248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16000" calcext:value-type="float">
            <text:p>372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16" calcext:value-type="float">
            <text:p>6360926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87000" calcext:value-type="float">
            <text:p>241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5600" calcext:value-type="float">
            <text:p>22827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36300" calcext:value-type="float">
            <text:p>47713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816000" calcext:value-type="float">
            <text:p>3118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56000" calcext:value-type="float">
            <text:p>310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18700" calcext:value-type="float">
            <text:p>2470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28000" calcext:value-type="float">
            <text:p>2299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8800" calcext:value-type="float">
            <text:p>47751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59" calcext:value-type="float">
            <text:p>6360166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8500" calcext:value-type="float">
            <text:p>47751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45" calcext:value-type="float">
            <text:p>6360164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2820" calcext:value-type="float">
            <text:p>227612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300" calcext:value-type="float">
            <text:p>63601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2000" calcext:value-type="float">
            <text:p>220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91" calcext:value-type="float">
            <text:p>6360168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29000" calcext:value-type="float">
            <text:p>225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94000" calcext:value-type="float">
            <text:p>3057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07" calcext:value-type="float">
            <text:p>6360915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40" calcext:value-type="float">
            <text:p>538003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15000" calcext:value-type="float">
            <text:p>564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42122021" calcext:value-type="float">
            <text:p>6421220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20" calcext:value-type="float">
            <text:p>538005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44000" calcext:value-type="float">
            <text:p>220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36" calcext:value-type="float">
            <text:p>5380052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98000" calcext:value-type="float">
            <text:p>5664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27000" calcext:value-type="float">
            <text:p>311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62000" calcext:value-type="float">
            <text:p>351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6275" calcext:value-type="float">
            <text:p>2350762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54" calcext:value-type="float">
            <text:p>5380044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2000" calcext:value-type="float">
            <text:p>246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43000" calcext:value-type="float">
            <text:p>3577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34800" calcext:value-type="float">
            <text:p>47743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91000" calcext:value-type="float">
            <text:p>2270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603" calcext:value-type="float">
            <text:p>2361116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722000" calcext:value-type="float">
            <text:p>419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0800" calcext:value-type="float">
            <text:p>47717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94000" calcext:value-type="float">
            <text:p>3141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459000" calcext:value-type="float">
            <text:p>3104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8000" calcext:value-type="float">
            <text:p>244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55" calcext:value-type="float">
            <text:p>6360918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132000" calcext:value-type="float">
            <text:p>4311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0000" calcext:value-type="float">
            <text:p>2273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5000" calcext:value-type="float">
            <text:p>2273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32000" calcext:value-type="float">
            <text:p>3049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81000" calcext:value-type="float">
            <text:p>304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859000" calcext:value-type="float">
            <text:p>240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031" calcext:value-type="float">
            <text:p>2350700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2" calcext:value-type="float">
            <text:p>6360152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14000" calcext:value-type="float">
            <text:p>2365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05000" calcext:value-type="float">
            <text:p>563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68500" calcext:value-type="float">
            <text:p>21166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43000" calcext:value-type="float">
            <text:p>2445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8000" calcext:value-type="float">
            <text:p>3144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43" calcext:value-type="float">
            <text:p>5380040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4" calcext:value-type="float">
            <text:p>6050860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7700" calcext:value-type="float">
            <text:p>4776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05000" calcext:value-type="float">
            <text:p>2289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5000" calcext:value-type="float">
            <text:p>244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866000" calcext:value-type="float">
            <text:p>5188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61000" calcext:value-type="float">
            <text:p>2449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20" calcext:value-type="float">
            <text:p>538005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97000" calcext:value-type="float">
            <text:p>240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2000" calcext:value-type="float">
            <text:p>228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23" calcext:value-type="float">
            <text:p>6360923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51000" calcext:value-type="float">
            <text:p>5488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63000" calcext:value-type="float">
            <text:p>3714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2000" calcext:value-type="float">
            <text:p>2283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41000" calcext:value-type="float">
            <text:p>5664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52000" calcext:value-type="float">
            <text:p>3541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28" calcext:value-type="float">
            <text:p>6360913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99000" calcext:value-type="float">
            <text:p>3040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90000" calcext:value-type="float">
            <text:p>2253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10000" calcext:value-type="float">
            <text:p>2151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65" calcext:value-type="float">
            <text:p>5380044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886000" calcext:value-type="float">
            <text:p>374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06000" calcext:value-type="float">
            <text:p>245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08000" calcext:value-type="float">
            <text:p>563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75" calcext:value-type="float">
            <text:p>5380055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7000" calcext:value-type="float">
            <text:p>3058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43000" calcext:value-type="float">
            <text:p>2262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994000" calcext:value-type="float">
            <text:p>2309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05000" calcext:value-type="float">
            <text:p>3728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58000" calcext:value-type="float">
            <text:p>229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2250" calcext:value-type="float">
            <text:p>227342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2366" calcext:value-type="float">
            <text:p>2350823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094" calcext:value-type="float">
            <text:p>3110000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500" calcext:value-type="float">
            <text:p>477220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8000" calcext:value-type="float">
            <text:p>2283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13000" calcext:value-type="float">
            <text:p>220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2300" calcext:value-type="float">
            <text:p>22714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301000" calcext:value-type="float">
            <text:p>238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2613" calcext:value-type="float">
            <text:p>2710026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2800" calcext:value-type="float">
            <text:p>22803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09" calcext:value-type="float">
            <text:p>6360143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06000" calcext:value-type="float">
            <text:p>5660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5000" calcext:value-type="float">
            <text:p>246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79000" calcext:value-type="float">
            <text:p>246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14000" calcext:value-type="float">
            <text:p>2586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101000" calcext:value-type="float">
            <text:p>374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45000" calcext:value-type="float">
            <text:p>2468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46000" calcext:value-type="float">
            <text:p>248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56000" calcext:value-type="float">
            <text:p>3053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16600" calcext:value-type="float">
            <text:p>24711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75000" calcext:value-type="float">
            <text:p>257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29000" calcext:value-type="float">
            <text:p>246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692" calcext:value-type="float">
            <text:p>219018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36300" calcext:value-type="float">
            <text:p>47703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6900" calcext:value-type="float">
            <text:p>228016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2250" calcext:value-type="float">
            <text:p>235002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30469" calcext:value-type="float">
            <text:p>2447304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806" calcext:value-type="float">
            <text:p>636014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908" calcext:value-type="float">
            <text:p>6360129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45000" calcext:value-type="float">
            <text:p>5640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83000" calcext:value-type="float">
            <text:p>5655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6000" calcext:value-type="float">
            <text:p>2287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82000" calcext:value-type="float">
            <text:p>3514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59" calcext:value-type="float">
            <text:p>2558057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09" calcext:value-type="float">
            <text:p>5380065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23000" calcext:value-type="float">
            <text:p>212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035980" calcext:value-type="float">
            <text:p>230035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65" calcext:value-type="float">
            <text:p>6360156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33000" calcext:value-type="float">
            <text:p>249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6900" calcext:value-type="float">
            <text:p>247226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254000" calcext:value-type="float">
            <text:p>352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61" calcext:value-type="float">
            <text:p>538090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84000" calcext:value-type="float">
            <text:p>256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8600" calcext:value-type="float">
            <text:p>22816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68000" calcext:value-type="float">
            <text:p>244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61" calcext:value-type="float">
            <text:p>5380035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33520" calcext:value-type="float">
            <text:p>227133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57000" calcext:value-type="float">
            <text:p>2499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191000" calcext:value-type="float">
            <text:p>2291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01" calcext:value-type="float">
            <text:p>6360923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29" calcext:value-type="float">
            <text:p>6360165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42000" calcext:value-type="float">
            <text:p>2465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62000" calcext:value-type="float">
            <text:p>244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23000" calcext:value-type="float">
            <text:p>245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124000" calcext:value-type="float">
            <text:p>240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23000" calcext:value-type="float">
            <text:p>5669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47" calcext:value-type="float">
            <text:p>2361119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73000" calcext:value-type="float">
            <text:p>2092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78000" calcext:value-type="float">
            <text:p>5664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5730" calcext:value-type="float">
            <text:p>265755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480" calcext:value-type="float">
            <text:p>255801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52400" calcext:value-type="float">
            <text:p>47785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80000" calcext:value-type="float">
            <text:p>2283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594" calcext:value-type="float">
            <text:p>2500015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66000" calcext:value-type="float">
            <text:p>236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23000" calcext:value-type="float">
            <text:p>256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900" calcext:value-type="float">
            <text:p>22700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22000" calcext:value-type="float">
            <text:p>240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20400" calcext:value-type="float">
            <text:p>47772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20000" calcext:value-type="float">
            <text:p>2297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56000" calcext:value-type="float">
            <text:p>2578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21" calcext:value-type="float">
            <text:p>6360920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757000" calcext:value-type="float">
            <text:p>352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8000" calcext:value-type="float">
            <text:p>305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0000" calcext:value-type="float">
            <text:p>305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865" calcext:value-type="float">
            <text:p>6360148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00000" calcext:value-type="float">
            <text:p>353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65000" calcext:value-type="float">
            <text:p>5663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6" calcext:value-type="float">
            <text:p>5380901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1676" calcext:value-type="float">
            <text:p>2350316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58000" calcext:value-type="float">
            <text:p>564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87000" calcext:value-type="float">
            <text:p>2566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72000" calcext:value-type="float">
            <text:p>2499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8730" calcext:value-type="float">
            <text:p>227628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71000" calcext:value-type="float">
            <text:p>2442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01000" calcext:value-type="float">
            <text:p>305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292000" calcext:value-type="float">
            <text:p>2182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1000" calcext:value-type="float">
            <text:p>2274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27900" calcext:value-type="float">
            <text:p>47712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41900" calcext:value-type="float">
            <text:p>47714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750000" calcext:value-type="float">
            <text:p>2247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300" calcext:value-type="float">
            <text:p>247341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115" calcext:value-type="float">
            <text:p>5380031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758" calcext:value-type="float">
            <text:p>2710437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88" calcext:value-type="float">
            <text:p>5380044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0000" calcext:value-type="float">
            <text:p>220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64000" calcext:value-type="float">
            <text:p>3099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02000" calcext:value-type="float">
            <text:p>229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31000" calcext:value-type="float">
            <text:p>305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11000" calcext:value-type="float">
            <text:p>2296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56000" calcext:value-type="float">
            <text:p>230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9600" calcext:value-type="float">
            <text:p>47722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4000" calcext:value-type="float">
            <text:p>229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0280" calcext:value-type="float">
            <text:p>227580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20000" calcext:value-type="float">
            <text:p>2497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500" calcext:value-type="float">
            <text:p>24734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35000" calcext:value-type="float">
            <text:p>5643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2000" calcext:value-type="float">
            <text:p>227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16000" calcext:value-type="float">
            <text:p>215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31000" calcext:value-type="float">
            <text:p>351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64000" calcext:value-type="float">
            <text:p>3059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95000" calcext:value-type="float">
            <text:p>3060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446000" calcext:value-type="float">
            <text:p>5644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32400" calcext:value-type="float">
            <text:p>47793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891000" calcext:value-type="float">
            <text:p>355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18000" calcext:value-type="float">
            <text:p>2441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14000" calcext:value-type="float">
            <text:p>314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79000" calcext:value-type="float">
            <text:p>356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87" calcext:value-type="float">
            <text:p>5380053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72000" calcext:value-type="float">
            <text:p>3549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21" calcext:value-type="float">
            <text:p>5380022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1999" calcext:value-type="float">
            <text:p>2351019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85000" calcext:value-type="float">
            <text:p>566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40000" calcext:value-type="float">
            <text:p>3057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802" calcext:value-type="float">
            <text:p>2558058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645" calcext:value-type="float">
            <text:p>6360136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3000" calcext:value-type="float">
            <text:p>2466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39000" calcext:value-type="float">
            <text:p>371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89" calcext:value-type="float">
            <text:p>5380901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7000" calcext:value-type="float">
            <text:p>227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8394000" calcext:value-type="float">
            <text:p>378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9000" calcext:value-type="float">
            <text:p>227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50" calcext:value-type="float">
            <text:p>636015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0000" calcext:value-type="float">
            <text:p>228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09840" calcext:value-type="float">
            <text:p>636009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46000" calcext:value-type="float">
            <text:p>3041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45600" calcext:value-type="float">
            <text:p>47784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31000" calcext:value-type="float">
            <text:p>256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96000" calcext:value-type="float">
            <text:p>256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96160" calcext:value-type="float">
            <text:p>224196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91" calcext:value-type="float">
            <text:p>5380056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4900" calcext:value-type="float">
            <text:p>22806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9700" calcext:value-type="float">
            <text:p>24722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672000" calcext:value-type="float">
            <text:p>209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469000" calcext:value-type="float">
            <text:p>2444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7800" calcext:value-type="float">
            <text:p>31101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30870" calcext:value-type="float">
            <text:p>224130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05000" calcext:value-type="float">
            <text:p>372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25000" calcext:value-type="float">
            <text:p>2180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8800" calcext:value-type="float">
            <text:p>22829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6100" calcext:value-type="float">
            <text:p>22731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55000" calcext:value-type="float">
            <text:p>5637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96" calcext:value-type="float">
            <text:p>5380052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327000" calcext:value-type="float">
            <text:p>3693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95100" calcext:value-type="float">
            <text:p>477995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14000" calcext:value-type="float">
            <text:p>3098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4100" calcext:value-type="float">
            <text:p>31104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6800" calcext:value-type="float">
            <text:p>31107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37000" calcext:value-type="float">
            <text:p>256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39000" calcext:value-type="float">
            <text:p>244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172000" calcext:value-type="float">
            <text:p>3711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0700" calcext:value-type="float">
            <text:p>22802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7843" calcext:value-type="float">
            <text:p>2190178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55000" calcext:value-type="float">
            <text:p>2499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8930" calcext:value-type="float">
            <text:p>273358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16000" calcext:value-type="float">
            <text:p>3056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762" calcext:value-type="float">
            <text:p>6360127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89000" calcext:value-type="float">
            <text:p>564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56000" calcext:value-type="float">
            <text:p>257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38" calcext:value-type="float">
            <text:p>6360162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05000" calcext:value-type="float">
            <text:p>373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251000" calcext:value-type="float">
            <text:p>563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476000" calcext:value-type="float">
            <text:p>205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3" calcext:value-type="float">
            <text:p>6360164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333000" calcext:value-type="float">
            <text:p>351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2000" calcext:value-type="float">
            <text:p>2569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245000" calcext:value-type="float">
            <text:p>3712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85" calcext:value-type="float">
            <text:p>5380022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10" calcext:value-type="float">
            <text:p>636015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52000" calcext:value-type="float">
            <text:p>248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10950" calcext:value-type="float">
            <text:p>273310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1000" calcext:value-type="float">
            <text:p>227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71630" calcext:value-type="float">
            <text:p>211271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0560" calcext:value-type="float">
            <text:p>22763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48000" calcext:value-type="float">
            <text:p>220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04000" calcext:value-type="float">
            <text:p>2093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1700" calcext:value-type="float">
            <text:p>22802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39300" calcext:value-type="float">
            <text:p>24703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06" calcext:value-type="float">
            <text:p>5380022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9000" calcext:value-type="float">
            <text:p>227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038000" calcext:value-type="float">
            <text:p>2360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5600" calcext:value-type="float">
            <text:p>22803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448000" calcext:value-type="float">
            <text:p>209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9000" calcext:value-type="float">
            <text:p>236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96" calcext:value-type="float">
            <text:p>5380050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45000" calcext:value-type="float">
            <text:p>2491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3370" calcext:value-type="float">
            <text:p>227363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18" calcext:value-type="float">
            <text:p>6360158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83000" calcext:value-type="float">
            <text:p>3728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71600" calcext:value-type="float">
            <text:p>22817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216000" calcext:value-type="float">
            <text:p>352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689000" calcext:value-type="float">
            <text:p>419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83000" calcext:value-type="float">
            <text:p>373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962" calcext:value-type="float">
            <text:p>2500009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9000" calcext:value-type="float">
            <text:p>256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01000" calcext:value-type="float">
            <text:p>248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8260" calcext:value-type="float">
            <text:p>273358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11" calcext:value-type="float">
            <text:p>2710425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8500" calcext:value-type="float">
            <text:p>22711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36" calcext:value-type="float">
            <text:p>2351037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8000" calcext:value-type="float">
            <text:p>2282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7000" calcext:value-type="float">
            <text:p>2460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636" calcext:value-type="float">
            <text:p>3040506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51330" calcext:value-type="float">
            <text:p>227751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18400" calcext:value-type="float">
            <text:p>24731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62340" calcext:value-type="float">
            <text:p>227762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35" calcext:value-type="float">
            <text:p>6360150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922000" calcext:value-type="float">
            <text:p>246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16000" calcext:value-type="float">
            <text:p>2496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81000" calcext:value-type="float">
            <text:p>2195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08000" calcext:value-type="float">
            <text:p>3735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467000" calcext:value-type="float">
            <text:p>2754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3100" calcext:value-type="float">
            <text:p>24729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6100" calcext:value-type="float">
            <text:p>22701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48200" calcext:value-type="float">
            <text:p>24714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81000" calcext:value-type="float">
            <text:p>311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3" calcext:value-type="float">
            <text:p>2350899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370" calcext:value-type="float">
            <text:p>255805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15000" calcext:value-type="float">
            <text:p>548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9850" calcext:value-type="float">
            <text:p>227229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85000" calcext:value-type="float">
            <text:p>309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5340" calcext:value-type="float">
            <text:p>227185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17000" calcext:value-type="float">
            <text:p>2153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4900" calcext:value-type="float">
            <text:p>47791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96000" calcext:value-type="float">
            <text:p>306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5800" calcext:value-type="float">
            <text:p>22820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77000" calcext:value-type="float">
            <text:p>304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1397" calcext:value-type="float">
            <text:p>2350913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430000" calcext:value-type="float">
            <text:p>564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53000" calcext:value-type="float">
            <text:p>236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20000" calcext:value-type="float">
            <text:p>3058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0251" calcext:value-type="float">
            <text:p>2350602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3700" calcext:value-type="float">
            <text:p>22712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270" calcext:value-type="float">
            <text:p>232005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65000" calcext:value-type="float">
            <text:p>249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78" calcext:value-type="float">
            <text:p>5380054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8530" calcext:value-type="float">
            <text:p>227638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8710" calcext:value-type="float">
            <text:p>227408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7230" calcext:value-type="float">
            <text:p>273337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61" calcext:value-type="float">
            <text:p>538005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66000" calcext:value-type="float">
            <text:p>249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55000" calcext:value-type="float">
            <text:p>205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8700" calcext:value-type="float">
            <text:p>31100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35300" calcext:value-type="float">
            <text:p>47733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69000" calcext:value-type="float">
            <text:p>219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7000" calcext:value-type="float">
            <text:p>3142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9840" calcext:value-type="float">
            <text:p>273339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9000" calcext:value-type="float">
            <text:p>244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34" calcext:value-type="float">
            <text:p>5380064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3100" calcext:value-type="float">
            <text:p>31106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217" calcext:value-type="float">
            <text:p>5380032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49000" calcext:value-type="float">
            <text:p>2466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36" calcext:value-type="float">
            <text:p>5380045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6000" calcext:value-type="float">
            <text:p>3057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56000" calcext:value-type="float">
            <text:p>2097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7700" calcext:value-type="float">
            <text:p>2280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3200" calcext:value-type="float">
            <text:p>24727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52000" calcext:value-type="float">
            <text:p>245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85000" calcext:value-type="float">
            <text:p>2091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1009" calcext:value-type="float">
            <text:p>3040110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254000" calcext:value-type="float">
            <text:p>375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78000" calcext:value-type="float">
            <text:p>5662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3000" calcext:value-type="float">
            <text:p>2460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94000" calcext:value-type="float">
            <text:p>209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39000" calcext:value-type="float">
            <text:p>305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437000" calcext:value-type="float">
            <text:p>235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56" calcext:value-type="float">
            <text:p>5380056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86000" calcext:value-type="float">
            <text:p>212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45000" calcext:value-type="float">
            <text:p>3739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63000" calcext:value-type="float">
            <text:p>3734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3000" calcext:value-type="float">
            <text:p>227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74000" calcext:value-type="float">
            <text:p>218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86300" calcext:value-type="float">
            <text:p>24718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23000" calcext:value-type="float">
            <text:p>3727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694000" calcext:value-type="float">
            <text:p>4196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9000" calcext:value-type="float">
            <text:p>3700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91" calcext:value-type="float">
            <text:p>538006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615000" calcext:value-type="float">
            <text:p>239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38000" calcext:value-type="float">
            <text:p>2206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44000" calcext:value-type="float">
            <text:p>2441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16" calcext:value-type="float">
            <text:p>538090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60000" calcext:value-type="float">
            <text:p>3543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5700" calcext:value-type="float">
            <text:p>2731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3337" calcext:value-type="float">
            <text:p>2350633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097000" calcext:value-type="float">
            <text:p>4470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73000" calcext:value-type="float">
            <text:p>356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31000" calcext:value-type="float">
            <text:p>3725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38" calcext:value-type="float">
            <text:p>6360163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05" calcext:value-type="float">
            <text:p>5380045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05600" calcext:value-type="float">
            <text:p>47710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02760" calcext:value-type="float">
            <text:p>226002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303" calcext:value-type="float">
            <text:p>2710003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674" calcext:value-type="float">
            <text:p>2448706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76800" calcext:value-type="float">
            <text:p>47747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13270" calcext:value-type="float">
            <text:p>224113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76000" calcext:value-type="float">
            <text:p>3059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64209000" calcext:value-type="float">
            <text:p>664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35000" calcext:value-type="float">
            <text:p>2127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52000" calcext:value-type="float">
            <text:p>352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49" calcext:value-type="float">
            <text:p>6360161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65200" calcext:value-type="float">
            <text:p>477065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09000" calcext:value-type="float">
            <text:p>236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82000" calcext:value-type="float">
            <text:p>258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58000" calcext:value-type="float">
            <text:p>257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995000" calcext:value-type="float">
            <text:p>209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64600" calcext:value-type="float">
            <text:p>47776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22121420" calcext:value-type="float">
            <text:p>6221214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4581" calcext:value-type="float">
            <text:p>2350545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6000" calcext:value-type="float">
            <text:p>2565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34000" calcext:value-type="float">
            <text:p>229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3700" calcext:value-type="float">
            <text:p>22819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32" calcext:value-type="float">
            <text:p>6360167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81000" calcext:value-type="float">
            <text:p>215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2000" calcext:value-type="float">
            <text:p>305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85700" calcext:value-type="float">
            <text:p>47758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17460" calcext:value-type="float">
            <text:p>224017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4000" calcext:value-type="float">
            <text:p>3052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85040" calcext:value-type="float">
            <text:p>273385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9000" calcext:value-type="float">
            <text:p>228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30700" calcext:value-type="float">
            <text:p>47703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67000" calcext:value-type="float">
            <text:p>228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7950" calcext:value-type="float">
            <text:p>273337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22000" calcext:value-type="float">
            <text:p>310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09100" calcext:value-type="float">
            <text:p>211409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29000" calcext:value-type="float">
            <text:p>566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16" calcext:value-type="float">
            <text:p>3040109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45000" calcext:value-type="float">
            <text:p>2467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04" calcext:value-type="float">
            <text:p>6360152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913000" calcext:value-type="float">
            <text:p>3199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05000" calcext:value-type="float">
            <text:p>3545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47000" calcext:value-type="float">
            <text:p>308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8170" calcext:value-type="float">
            <text:p>227318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05000" calcext:value-type="float">
            <text:p>2279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19000" calcext:value-type="float">
            <text:p>563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48000" calcext:value-type="float">
            <text:p>248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60000" calcext:value-type="float">
            <text:p>229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572000" calcext:value-type="float">
            <text:p>2355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1700" calcext:value-type="float">
            <text:p>22821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0520" calcext:value-type="float">
            <text:p>227580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305000" calcext:value-type="float">
            <text:p>2403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93000" calcext:value-type="float">
            <text:p>2468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67130" calcext:value-type="float">
            <text:p>224067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85000" calcext:value-type="float">
            <text:p>371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99000" calcext:value-type="float">
            <text:p>308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0909" calcext:value-type="float">
            <text:p>6360109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20000" calcext:value-type="float">
            <text:p>304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26" calcext:value-type="float">
            <text:p>5380033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2330" calcext:value-type="float">
            <text:p>227002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4600" calcext:value-type="float">
            <text:p>47742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31000" calcext:value-type="float">
            <text:p>236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33000" calcext:value-type="float">
            <text:p>212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0" calcext:value-type="float">
            <text:p>5380050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767" calcext:value-type="float">
            <text:p>2350907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69000" calcext:value-type="float">
            <text:p>304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39000" calcext:value-type="float">
            <text:p>257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79000" calcext:value-type="float">
            <text:p>253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79750" calcext:value-type="float">
            <text:p>211379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7000" calcext:value-type="float">
            <text:p>2273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60" calcext:value-type="float">
            <text:p>538005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95" calcext:value-type="float">
            <text:p>3040109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0007" calcext:value-type="float">
            <text:p>2351000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44000" calcext:value-type="float">
            <text:p>212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24600" calcext:value-type="float">
            <text:p>47702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93000" calcext:value-type="float">
            <text:p>218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3000" calcext:value-type="float">
            <text:p>2273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63000" calcext:value-type="float">
            <text:p>3526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49000" calcext:value-type="float">
            <text:p>354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31000" calcext:value-type="float">
            <text:p>2289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379" calcext:value-type="float">
            <text:p>6360123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94000" calcext:value-type="float">
            <text:p>229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957000" calcext:value-type="float">
            <text:p>3709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96000" calcext:value-type="float">
            <text:p>2566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46000" calcext:value-type="float">
            <text:p>236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20000" calcext:value-type="float">
            <text:p>240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85" calcext:value-type="float">
            <text:p>5380044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785000" calcext:value-type="float">
            <text:p>308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79000" calcext:value-type="float">
            <text:p>2493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1234500" calcext:value-type="float">
            <text:p>1234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47000" calcext:value-type="float">
            <text:p>2453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18000" calcext:value-type="float">
            <text:p>2491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88000" calcext:value-type="float">
            <text:p>3729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81000" calcext:value-type="float">
            <text:p>245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49000" calcext:value-type="float">
            <text:p>249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392" calcext:value-type="float">
            <text:p>2350873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860483" calcext:value-type="float">
            <text:p>3558604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502000" calcext:value-type="float">
            <text:p>250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618000" calcext:value-type="float">
            <text:p>370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06" calcext:value-type="float">
            <text:p>538002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43" calcext:value-type="float">
            <text:p>6360160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67000" calcext:value-type="float">
            <text:p>2468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6200" calcext:value-type="float">
            <text:p>24727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35" calcext:value-type="float">
            <text:p>6360923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17000" calcext:value-type="float">
            <text:p>311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42000" calcext:value-type="float">
            <text:p>5642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777000" calcext:value-type="float">
            <text:p>306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082" calcext:value-type="float">
            <text:p>6360910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95800" calcext:value-type="float">
            <text:p>24709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23" calcext:value-type="float">
            <text:p>6360164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83000" calcext:value-type="float">
            <text:p>2445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78000" calcext:value-type="float">
            <text:p>2465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29002100" calcext:value-type="float">
            <text:p>32900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69" calcext:value-type="float">
            <text:p>636015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7330" calcext:value-type="float">
            <text:p>227277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231" calcext:value-type="float">
            <text:p>2350952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0800" calcext:value-type="float">
            <text:p>47783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4900301" calcext:value-type="float">
            <text:p>2649003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57" calcext:value-type="float">
            <text:p>6360158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01000" calcext:value-type="float">
            <text:p>2128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89" calcext:value-type="float">
            <text:p>5380063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51" calcext:value-type="float">
            <text:p>538006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32410" calcext:value-type="float">
            <text:p>227232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25000" calcext:value-type="float">
            <text:p>246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6000" calcext:value-type="float">
            <text:p>2279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44" calcext:value-type="float">
            <text:p>236111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9000" calcext:value-type="float">
            <text:p>2287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57000" calcext:value-type="float">
            <text:p>212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420000" calcext:value-type="float">
            <text:p>2664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43000" calcext:value-type="float">
            <text:p>3044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41980" calcext:value-type="float">
            <text:p>224141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4390" calcext:value-type="float">
            <text:p>227624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8930" calcext:value-type="float">
            <text:p>227588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87000" calcext:value-type="float">
            <text:p>236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99000" calcext:value-type="float">
            <text:p>2406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55000" calcext:value-type="float">
            <text:p>355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60" calcext:value-type="float">
            <text:p>636015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070" calcext:value-type="float">
            <text:p>636013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34000" calcext:value-type="float">
            <text:p>2481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138" calcext:value-type="float">
            <text:p>5380021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056000" calcext:value-type="float">
            <text:p>234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6000" calcext:value-type="float">
            <text:p>228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71000" calcext:value-type="float">
            <text:p>2295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5700" calcext:value-type="float">
            <text:p>22800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11" calcext:value-type="float">
            <text:p>5380055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75000" calcext:value-type="float">
            <text:p>258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80200" calcext:value-type="float">
            <text:p>24708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4" calcext:value-type="float">
            <text:p>5380904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54710" calcext:value-type="float">
            <text:p>227754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96000" calcext:value-type="float">
            <text:p>229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98" calcext:value-type="float">
            <text:p>5380062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157000" calcext:value-type="float">
            <text:p>306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6540" calcext:value-type="float">
            <text:p>227736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422000" calcext:value-type="float">
            <text:p>3524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71000" calcext:value-type="float">
            <text:p>244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0700" calcext:value-type="float">
            <text:p>24727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318000" calcext:value-type="float">
            <text:p>210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077000" calcext:value-type="float">
            <text:p>2570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57000" calcext:value-type="float">
            <text:p>245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13000" calcext:value-type="float">
            <text:p>2466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506000" calcext:value-type="float">
            <text:p>250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0710" calcext:value-type="float">
            <text:p>227640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37000" calcext:value-type="float">
            <text:p>305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71500" calcext:value-type="float">
            <text:p>31907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598" calcext:value-type="float">
            <text:p>5380025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4871" calcext:value-type="float">
            <text:p>2350348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482000" calcext:value-type="float">
            <text:p>2194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22000" calcext:value-type="float">
            <text:p>236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47000" calcext:value-type="float">
            <text:p>548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0030" calcext:value-type="float">
            <text:p>227590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12000" calcext:value-type="float">
            <text:p>548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417" calcext:value-type="float">
            <text:p>3040104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74" calcext:value-type="float">
            <text:p>5380901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77000" calcext:value-type="float">
            <text:p>205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74000" calcext:value-type="float">
            <text:p>371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7000" calcext:value-type="float">
            <text:p>249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44" calcext:value-type="float">
            <text:p>311000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4200" calcext:value-type="float">
            <text:p>47717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89000" calcext:value-type="float">
            <text:p>371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39000" calcext:value-type="float">
            <text:p>229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01000" calcext:value-type="float">
            <text:p>3040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59000" calcext:value-type="float">
            <text:p>2459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95000" calcext:value-type="float">
            <text:p>238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4000" calcext:value-type="float">
            <text:p>228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105" calcext:value-type="float">
            <text:p>2351081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5190" calcext:value-type="float">
            <text:p>22714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26" calcext:value-type="float">
            <text:p>311000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74" calcext:value-type="float">
            <text:p>5380054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5110" calcext:value-type="float">
            <text:p>227315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8190" calcext:value-type="float">
            <text:p>265758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029" calcext:value-type="float">
            <text:p>2710400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763" calcext:value-type="float">
            <text:p>2710427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47400" calcext:value-type="float">
            <text:p>477347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34000" calcext:value-type="float">
            <text:p>215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57000" calcext:value-type="float">
            <text:p>371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36000" calcext:value-type="float">
            <text:p>305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7600" calcext:value-type="float">
            <text:p>31100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81000" calcext:value-type="float">
            <text:p>356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89000" calcext:value-type="float">
            <text:p>215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01000" calcext:value-type="float">
            <text:p>244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47000" calcext:value-type="float">
            <text:p>2366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07000" calcext:value-type="float">
            <text:p>3098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5000" calcext:value-type="float">
            <text:p>227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7750" calcext:value-type="float">
            <text:p>227127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86100" calcext:value-type="float">
            <text:p>47798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40" calcext:value-type="float">
            <text:p>636013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43" calcext:value-type="float">
            <text:p>3110003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15000" calcext:value-type="float">
            <text:p>244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0142" calcext:value-type="float">
            <text:p>2351101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168000" calcext:value-type="float">
            <text:p>232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07000" calcext:value-type="float">
            <text:p>314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43000" calcext:value-type="float">
            <text:p>3196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5" calcext:value-type="float">
            <text:p>6360159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3000" calcext:value-type="float">
            <text:p>304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58000" calcext:value-type="float">
            <text:p>5634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86000" calcext:value-type="float">
            <text:p>3089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2564" calcext:value-type="float">
            <text:p>2710025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58000" calcext:value-type="float">
            <text:p>2494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976000" calcext:value-type="float">
            <text:p>2489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60000" calcext:value-type="float">
            <text:p>236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6100" calcext:value-type="float">
            <text:p>22711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8660000" calcext:value-type="float">
            <text:p>3686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64400" calcext:value-type="float">
            <text:p>47776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31000" calcext:value-type="float">
            <text:p>3719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547000" calcext:value-type="float">
            <text:p>3705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02000" calcext:value-type="float">
            <text:p>3051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47000" calcext:value-type="float">
            <text:p>2150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8886" calcext:value-type="float">
            <text:p>2350388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35" calcext:value-type="float">
            <text:p>5380044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2400" calcext:value-type="float">
            <text:p>31107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50000" calcext:value-type="float">
            <text:p>565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828000" calcext:value-type="float">
            <text:p>351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94000" calcext:value-type="float">
            <text:p>2278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5000" calcext:value-type="float">
            <text:p>2204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94000" calcext:value-type="float">
            <text:p>228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82400" calcext:value-type="float">
            <text:p>47728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5083" calcext:value-type="float">
            <text:p>2350550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28000" calcext:value-type="float">
            <text:p>3042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81" calcext:value-type="float">
            <text:p>6360151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66000" calcext:value-type="float">
            <text:p>305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08000" calcext:value-type="float">
            <text:p>246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30782" calcext:value-type="float">
            <text:p>2446307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6497000" calcext:value-type="float">
            <text:p>416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42000" calcext:value-type="float">
            <text:p>5662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0300" calcext:value-type="float">
            <text:p>47730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55000" calcext:value-type="float">
            <text:p>209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93000" calcext:value-type="float">
            <text:p>2288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12000" calcext:value-type="float">
            <text:p>2490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3600" calcext:value-type="float">
            <text:p>31100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14" calcext:value-type="float">
            <text:p>5380035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4000" calcext:value-type="float">
            <text:p>3110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914" calcext:value-type="float">
            <text:p>2350989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0000" calcext:value-type="float">
            <text:p>2273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17000" calcext:value-type="float">
            <text:p>3048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9890" calcext:value-type="float">
            <text:p>227549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775" calcext:value-type="float">
            <text:p>2320057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41" calcext:value-type="float">
            <text:p>6360920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68000" calcext:value-type="float">
            <text:p>229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776" calcext:value-type="float">
            <text:p>2710437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7138000" calcext:value-type="float">
            <text:p>2071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52000" calcext:value-type="float">
            <text:p>2200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515000" calcext:value-type="float">
            <text:p>2505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100000" calcext:value-type="float">
            <text:p>3531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16000" calcext:value-type="float">
            <text:p>269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54100" calcext:value-type="float">
            <text:p>47745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9094" calcext:value-type="float">
            <text:p>2190190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44000" calcext:value-type="float">
            <text:p>304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48000" calcext:value-type="float">
            <text:p>3512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6600" calcext:value-type="float">
            <text:p>22820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02800" calcext:value-type="float">
            <text:p>47710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250" calcext:value-type="float">
            <text:p>273338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31" calcext:value-type="float">
            <text:p>6360923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73000" calcext:value-type="float">
            <text:p>209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96" calcext:value-type="float">
            <text:p>5380036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8170" calcext:value-type="float">
            <text:p>227008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88000" calcext:value-type="float">
            <text:p>3556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7000" calcext:value-type="float">
            <text:p>447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12000" calcext:value-type="float">
            <text:p>3052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32000" calcext:value-type="float">
            <text:p>3098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05" calcext:value-type="float">
            <text:p>5380058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19000" calcext:value-type="float">
            <text:p>205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9390" calcext:value-type="float">
            <text:p>227349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421000" calcext:value-type="float">
            <text:p>2664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15" calcext:value-type="float">
            <text:p>6360163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004000" calcext:value-type="float">
            <text:p>2590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49000" calcext:value-type="float">
            <text:p>238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22" calcext:value-type="float">
            <text:p>5380047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73" calcext:value-type="float">
            <text:p>5380041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22600" calcext:value-type="float">
            <text:p>22702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56000" calcext:value-type="float">
            <text:p>2599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75000" calcext:value-type="float">
            <text:p>564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82000" calcext:value-type="float">
            <text:p>2091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44000" calcext:value-type="float">
            <text:p>235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0910" calcext:value-type="float">
            <text:p>227280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37000" calcext:value-type="float">
            <text:p>241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45260" calcext:value-type="float">
            <text:p>224045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12000" calcext:value-type="float">
            <text:p>3725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83000" calcext:value-type="float">
            <text:p>2468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369000" calcext:value-type="float">
            <text:p>3083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66000" calcext:value-type="float">
            <text:p>566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46" calcext:value-type="float">
            <text:p>6360167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9470" calcext:value-type="float">
            <text:p>227069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92000" calcext:value-type="float">
            <text:p>2412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63000" calcext:value-type="float">
            <text:p>3720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83000" calcext:value-type="float">
            <text:p>372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73000" calcext:value-type="float">
            <text:p>212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31000" calcext:value-type="float">
            <text:p>245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27000" calcext:value-type="float">
            <text:p>245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15000" calcext:value-type="float">
            <text:p>305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33" calcext:value-type="float">
            <text:p>3110003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00000" calcext:value-type="float">
            <text:p>2260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60000" calcext:value-type="float">
            <text:p>305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95" calcext:value-type="float">
            <text:p>6360167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54000" calcext:value-type="float">
            <text:p>248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33000" calcext:value-type="float">
            <text:p>309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69000" calcext:value-type="float">
            <text:p>3044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97000" calcext:value-type="float">
            <text:p>2120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484680" calcext:value-type="float">
            <text:p>367484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59000" calcext:value-type="float">
            <text:p>373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063310" calcext:value-type="float">
            <text:p>367063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026" calcext:value-type="float">
            <text:p>6360130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509000" calcext:value-type="float">
            <text:p>235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371000" calcext:value-type="float">
            <text:p>308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96" calcext:value-type="float">
            <text:p>6360918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317" calcext:value-type="float">
            <text:p>2446503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39000" calcext:value-type="float">
            <text:p>248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758000" calcext:value-type="float">
            <text:p>565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37000" calcext:value-type="float">
            <text:p>563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74" calcext:value-type="float">
            <text:p>5380060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30000" calcext:value-type="float">
            <text:p>2299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14600" calcext:value-type="float">
            <text:p>3190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42300" calcext:value-type="float">
            <text:p>24724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927" calcext:value-type="float">
            <text:p>2350859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0220" calcext:value-type="float">
            <text:p>227730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1930" calcext:value-type="float">
            <text:p>227611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704000" calcext:value-type="float">
            <text:p>308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3960" calcext:value-type="float">
            <text:p>227573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03000" calcext:value-type="float">
            <text:p>2463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2100" calcext:value-type="float">
            <text:p>47779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0000" calcext:value-type="float">
            <text:p>2275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68000" calcext:value-type="float">
            <text:p>215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6239" calcext:value-type="float">
            <text:p>2350562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99000" calcext:value-type="float">
            <text:p>229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7000" calcext:value-type="float">
            <text:p>228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9990" calcext:value-type="float">
            <text:p>227289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388000" calcext:value-type="float">
            <text:p>352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48000" calcext:value-type="float">
            <text:p>249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5700" calcext:value-type="float">
            <text:p>3110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766000" calcext:value-type="float">
            <text:p>3747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046" calcext:value-type="float">
            <text:p>2350890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17000" calcext:value-type="float">
            <text:p>357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532000" calcext:value-type="float">
            <text:p>375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84000" calcext:value-type="float">
            <text:p>2405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540" calcext:value-type="float">
            <text:p>255801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561" calcext:value-type="float">
            <text:p>6360115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44" calcext:value-type="float">
            <text:p>6360150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4800" calcext:value-type="float">
            <text:p>22802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594" calcext:value-type="float">
            <text:p>2710405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21" calcext:value-type="float">
            <text:p>5380019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0000" calcext:value-type="float">
            <text:p>249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46000" calcext:value-type="float">
            <text:p>245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04000" calcext:value-type="float">
            <text:p>240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51800" calcext:value-type="float">
            <text:p>477851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45000" calcext:value-type="float">
            <text:p>2364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5064" calcext:value-type="float">
            <text:p>235015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009000" calcext:value-type="float">
            <text:p>2660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800" calcext:value-type="float">
            <text:p>47718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4000" calcext:value-type="float">
            <text:p>2366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150" calcext:value-type="float">
            <text:p>227003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70" calcext:value-type="float">
            <text:p>636091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3600" calcext:value-type="float">
            <text:p>22803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68" calcext:value-type="float">
            <text:p>5380066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52" calcext:value-type="float">
            <text:p>538003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36000" calcext:value-type="float">
            <text:p>2440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6" calcext:value-type="float">
            <text:p>2558056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7550" calcext:value-type="float">
            <text:p>227527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980" calcext:value-type="float">
            <text:p>636090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864000" calcext:value-type="float">
            <text:p>2408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024000" calcext:value-type="float">
            <text:p>2400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158080" calcext:value-type="float">
            <text:p>211158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821" calcext:value-type="float">
            <text:p>2500028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03000" calcext:value-type="float">
            <text:p>2494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56000" calcext:value-type="float">
            <text:p>2597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6100" calcext:value-type="float">
            <text:p>22730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41000" calcext:value-type="float">
            <text:p>215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71000" calcext:value-type="float">
            <text:p>3042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3000" calcext:value-type="float">
            <text:p>228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39000" calcext:value-type="float">
            <text:p>246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54000" calcext:value-type="float">
            <text:p>2445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3" calcext:value-type="float">
            <text:p>5380043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0670" calcext:value-type="float">
            <text:p>235010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54000" calcext:value-type="float">
            <text:p>3556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428" calcext:value-type="float">
            <text:p>2448704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397000" calcext:value-type="float">
            <text:p>5653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88" calcext:value-type="float">
            <text:p>6360914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45000" calcext:value-type="float">
            <text:p>2566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4" calcext:value-type="float">
            <text:p>538005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767" calcext:value-type="float">
            <text:p>3040107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07000" calcext:value-type="float">
            <text:p>356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53000" calcext:value-type="float">
            <text:p>304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4700" calcext:value-type="float">
            <text:p>22823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03100" calcext:value-type="float">
            <text:p>22880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824000" calcext:value-type="float">
            <text:p>356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0000" calcext:value-type="float">
            <text:p>2205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1720" calcext:value-type="float">
            <text:p>2277017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70" calcext:value-type="float">
            <text:p>538004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828000" calcext:value-type="float">
            <text:p>355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64000" calcext:value-type="float">
            <text:p>2450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23000" calcext:value-type="float">
            <text:p>355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82000" calcext:value-type="float">
            <text:p>2467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0629" calcext:value-type="float">
            <text:p>235100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93000" calcext:value-type="float">
            <text:p>305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68000" calcext:value-type="float">
            <text:p>2447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79" calcext:value-type="float">
            <text:p>2558056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30000" calcext:value-type="float">
            <text:p>2487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7" calcext:value-type="float">
            <text:p>6360164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2500" calcext:value-type="float">
            <text:p>47783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2000" calcext:value-type="float">
            <text:p>2464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10000" calcext:value-type="float">
            <text:p>310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76000" calcext:value-type="float">
            <text:p>2690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6000" calcext:value-type="float">
            <text:p>3144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40" calcext:value-type="float">
            <text:p>63601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66" calcext:value-type="float">
            <text:p>6360156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06000" calcext:value-type="float">
            <text:p>2466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07000" calcext:value-type="float">
            <text:p>2468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78000" calcext:value-type="float">
            <text:p>2568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642" calcext:value-type="float">
            <text:p>2446506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71500" calcext:value-type="float">
            <text:p>47707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98000" calcext:value-type="float">
            <text:p>245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57000" calcext:value-type="float">
            <text:p>2445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6480" calcext:value-type="float">
            <text:p>227636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44" calcext:value-type="float">
            <text:p>6360920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9800" calcext:value-type="float">
            <text:p>22832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33000" calcext:value-type="float">
            <text:p>2488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041000" calcext:value-type="float">
            <text:p>210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33000" calcext:value-type="float">
            <text:p>3056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73000" calcext:value-type="float">
            <text:p>309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7" calcext:value-type="float">
            <text:p>538005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10" calcext:value-type="float">
            <text:p>636091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27970" calcext:value-type="float">
            <text:p>211627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12000" calcext:value-type="float">
            <text:p>2413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6000" calcext:value-type="float">
            <text:p>2274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4100" calcext:value-type="float">
            <text:p>47763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035" calcext:value-type="float">
            <text:p>5380030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71000" calcext:value-type="float">
            <text:p>2568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00" calcext:value-type="float">
            <text:p>53800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478240" calcext:value-type="float">
            <text:p>413478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89000" calcext:value-type="float">
            <text:p>224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57" calcext:value-type="float">
            <text:p>6360164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81000" calcext:value-type="float">
            <text:p>229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40000" calcext:value-type="float">
            <text:p>5487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193" calcext:value-type="float">
            <text:p>244870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605000" calcext:value-type="float">
            <text:p>234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3" calcext:value-type="float">
            <text:p>6360159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974" calcext:value-type="float">
            <text:p>6360139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47000" calcext:value-type="float">
            <text:p>2496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59000" calcext:value-type="float">
            <text:p>215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37000" calcext:value-type="float">
            <text:p>248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10000" calcext:value-type="float">
            <text:p>2464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246" calcext:value-type="float">
            <text:p>2447802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16000" calcext:value-type="float">
            <text:p>244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9000" calcext:value-type="float">
            <text:p>228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4500" calcext:value-type="float">
            <text:p>477444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51000" calcext:value-type="float">
            <text:p>2569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9900" calcext:value-type="float">
            <text:p>22805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30000" calcext:value-type="float">
            <text:p>211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4" calcext:value-type="float">
            <text:p>636015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9600" calcext:value-type="float">
            <text:p>22827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27000" calcext:value-type="float">
            <text:p>228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91" calcext:value-type="float">
            <text:p>538005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15000" calcext:value-type="float">
            <text:p>246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784" calcext:value-type="float">
            <text:p>5380017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3000" calcext:value-type="float">
            <text:p>2275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872000" calcext:value-type="float">
            <text:p>232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5261" calcext:value-type="float">
            <text:p>235115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72000" calcext:value-type="float">
            <text:p>245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590" calcext:value-type="float">
            <text:p>6360905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34" calcext:value-type="float">
            <text:p>6360159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51" calcext:value-type="float">
            <text:p>5380038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338000" calcext:value-type="float">
            <text:p>266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9000" calcext:value-type="float">
            <text:p>227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437000" calcext:value-type="float">
            <text:p>253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9300" calcext:value-type="float">
            <text:p>47721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39000" calcext:value-type="float">
            <text:p>256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66970" calcext:value-type="float">
            <text:p>227666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7000" calcext:value-type="float">
            <text:p>2273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89000" calcext:value-type="float">
            <text:p>357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6276" calcext:value-type="float">
            <text:p>2350562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81000" calcext:value-type="float">
            <text:p>305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0009" calcext:value-type="float">
            <text:p>2448200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04000" calcext:value-type="float">
            <text:p>2191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20000" calcext:value-type="float">
            <text:p>4778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75000" calcext:value-type="float">
            <text:p>228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752000" calcext:value-type="float">
            <text:p>2327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7" calcext:value-type="float">
            <text:p>5380043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651000" calcext:value-type="float">
            <text:p>371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01100" calcext:value-type="float">
            <text:p>477001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93" calcext:value-type="float">
            <text:p>636017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80000" calcext:value-type="float">
            <text:p>2482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93" calcext:value-type="float">
            <text:p>636016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26000" calcext:value-type="float">
            <text:p>2406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10000" calcext:value-type="float">
            <text:p>2413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30000" calcext:value-type="float">
            <text:p>5660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56" calcext:value-type="float">
            <text:p>6360925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602000" calcext:value-type="float">
            <text:p>518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586000" calcext:value-type="float">
            <text:p>3525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46" calcext:value-type="float">
            <text:p>5380046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136710" calcext:value-type="float">
            <text:p>367136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66" calcext:value-type="float">
            <text:p>6360923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81000" calcext:value-type="float">
            <text:p>2155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46000" calcext:value-type="float">
            <text:p>219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074000" calcext:value-type="float">
            <text:p>3750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4750" calcext:value-type="float">
            <text:p>227394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0300" calcext:value-type="float">
            <text:p>22734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21000" calcext:value-type="float">
            <text:p>2577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93000" calcext:value-type="float">
            <text:p>2365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972" calcext:value-type="float">
            <text:p>2350959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67000" calcext:value-type="float">
            <text:p>241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76" calcext:value-type="float">
            <text:p>6360915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1000" calcext:value-type="float">
            <text:p>2565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66000" calcext:value-type="float">
            <text:p>2278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7900" calcext:value-type="float">
            <text:p>22813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77000" calcext:value-type="float">
            <text:p>3570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635" calcext:value-type="float">
            <text:p>3040506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81000" calcext:value-type="float">
            <text:p>373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2700" calcext:value-type="float">
            <text:p>31105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72000" calcext:value-type="float">
            <text:p>248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77000" calcext:value-type="float">
            <text:p>219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7" calcext:value-type="float">
            <text:p>5380061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9700" calcext:value-type="float">
            <text:p>22802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48000" calcext:value-type="float">
            <text:p>304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82000" calcext:value-type="float">
            <text:p>2445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67000" calcext:value-type="float">
            <text:p>373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50" calcext:value-type="float">
            <text:p>538002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346000" calcext:value-type="float">
            <text:p>371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26000" calcext:value-type="float">
            <text:p>2366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8000" calcext:value-type="float">
            <text:p>246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645000" calcext:value-type="float">
            <text:p>3746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3700" calcext:value-type="float">
            <text:p>47742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206000" calcext:value-type="float">
            <text:p>353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79000" calcext:value-type="float">
            <text:p>305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1211" calcext:value-type="float">
            <text:p>2351012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43000" calcext:value-type="float">
            <text:p>2567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91000" calcext:value-type="float">
            <text:p>3047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328000" calcext:value-type="float">
            <text:p>3523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96000" calcext:value-type="float">
            <text:p>245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8000" calcext:value-type="float">
            <text:p>2272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0000" calcext:value-type="float">
            <text:p>227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05000" calcext:value-type="float">
            <text:p>4035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52000" calcext:value-type="float">
            <text:p>218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800" calcext:value-type="float">
            <text:p>63601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65000" calcext:value-type="float">
            <text:p>218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64400" calcext:value-type="float">
            <text:p>31906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6300" calcext:value-type="float">
            <text:p>47701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66000" calcext:value-type="float">
            <text:p>215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92000" calcext:value-type="float">
            <text:p>2568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0560" calcext:value-type="float">
            <text:p>22757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1" calcext:value-type="float">
            <text:p>636015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85750" calcext:value-type="float">
            <text:p>227785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75" calcext:value-type="float">
            <text:p>6360919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461000" calcext:value-type="float">
            <text:p>2574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88" calcext:value-type="float">
            <text:p>5380062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2571" calcext:value-type="float">
            <text:p>2351125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71" calcext:value-type="float">
            <text:p>5380041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5" calcext:value-type="float">
            <text:p>5380061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745000" calcext:value-type="float">
            <text:p>3527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54000" calcext:value-type="float">
            <text:p>2289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826000" calcext:value-type="float">
            <text:p>5658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70000" calcext:value-type="float">
            <text:p>3720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93" calcext:value-type="float">
            <text:p>6360158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818000" calcext:value-type="float">
            <text:p>3118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05" calcext:value-type="float">
            <text:p>5380060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53000" calcext:value-type="float">
            <text:p>3739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93000" calcext:value-type="float">
            <text:p>3054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50000" calcext:value-type="float">
            <text:p>2490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2" calcext:value-type="float">
            <text:p>5380050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44" calcext:value-type="float">
            <text:p>5380055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16" calcext:value-type="float">
            <text:p>5380066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81000" calcext:value-type="float">
            <text:p>240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81000" calcext:value-type="float">
            <text:p>311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05000" calcext:value-type="float">
            <text:p>226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93" calcext:value-type="float">
            <text:p>311000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93000" calcext:value-type="float">
            <text:p>2499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65000" calcext:value-type="float">
            <text:p>240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77000" calcext:value-type="float">
            <text:p>227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2630" calcext:value-type="float">
            <text:p>227002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62000" calcext:value-type="float">
            <text:p>2127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8000" calcext:value-type="float">
            <text:p>477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4" calcext:value-type="float">
            <text:p>2558056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933000" calcext:value-type="float">
            <text:p>2399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97000" calcext:value-type="float">
            <text:p>236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610" calcext:value-type="float">
            <text:p>232005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08100" calcext:value-type="float">
            <text:p>477108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63000" calcext:value-type="float">
            <text:p>248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356000" calcext:value-type="float">
            <text:p>3513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10000" calcext:value-type="float">
            <text:p>564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28600" calcext:value-type="float">
            <text:p>47772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72000" calcext:value-type="float">
            <text:p>244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16" calcext:value-type="float">
            <text:p>636017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48" calcext:value-type="float">
            <text:p>6360925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387000" calcext:value-type="float">
            <text:p>220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1105" calcext:value-type="float">
            <text:p>2350311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92000" calcext:value-type="float">
            <text:p>2487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43" calcext:value-type="float">
            <text:p>538004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92" calcext:value-type="float">
            <text:p>6360920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99000" calcext:value-type="float">
            <text:p>2261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75" calcext:value-type="float">
            <text:p>6360156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7000" calcext:value-type="float">
            <text:p>305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03000" calcext:value-type="float">
            <text:p>2097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3270" calcext:value-type="float">
            <text:p>227323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331" calcext:value-type="float">
            <text:p>2446503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1220" calcext:value-type="float">
            <text:p>211211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82000" calcext:value-type="float">
            <text:p>2121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27000" calcext:value-type="float">
            <text:p>309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27000" calcext:value-type="float">
            <text:p>2440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2690" calcext:value-type="float">
            <text:p>2273226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092000" calcext:value-type="float">
            <text:p>240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979000" calcext:value-type="float">
            <text:p>3559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29" calcext:value-type="float">
            <text:p>538004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3913000" calcext:value-type="float">
            <text:p>5339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88000" calcext:value-type="float">
            <text:p>3051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880" calcext:value-type="float">
            <text:p>227003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1870" calcext:value-type="float">
            <text:p>227011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64" calcext:value-type="float">
            <text:p>5380064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7900" calcext:value-type="float">
            <text:p>22806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1365" calcext:value-type="float">
            <text:p>2351113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537000" calcext:value-type="float">
            <text:p>371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77000" calcext:value-type="float">
            <text:p>240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9000" calcext:value-type="float">
            <text:p>228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7000" calcext:value-type="float">
            <text:p>227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478000" calcext:value-type="float">
            <text:p>2094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149000" calcext:value-type="float">
            <text:p>319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6478" calcext:value-type="float">
            <text:p>2350664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31" calcext:value-type="float">
            <text:p>6360154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55000" calcext:value-type="float">
            <text:p>3704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60000" calcext:value-type="float">
            <text:p>209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420000" calcext:value-type="float">
            <text:p>2154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28000" calcext:value-type="float">
            <text:p>5655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5000" calcext:value-type="float">
            <text:p>566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58000" calcext:value-type="float">
            <text:p>246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8180" calcext:value-type="float">
            <text:p>227058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13000" calcext:value-type="float">
            <text:p>2577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96000" calcext:value-type="float">
            <text:p>311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27000" calcext:value-type="float">
            <text:p>305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78200" calcext:value-type="float">
            <text:p>47707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1900" calcext:value-type="float">
            <text:p>47779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60000" calcext:value-type="float">
            <text:p>249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7900" calcext:value-type="float">
            <text:p>22803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68000" calcext:value-type="float">
            <text:p>245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04120" calcext:value-type="float">
            <text:p>227504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39000" calcext:value-type="float">
            <text:p>220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250" calcext:value-type="float">
            <text:p>255805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726000" calcext:value-type="float">
            <text:p>3547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100" calcext:value-type="float">
            <text:p>63601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43000" calcext:value-type="float">
            <text:p>2402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07" calcext:value-type="float">
            <text:p>6360918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9200" calcext:value-type="float">
            <text:p>311069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56" calcext:value-type="float">
            <text:p>5380052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30" calcext:value-type="float">
            <text:p>538004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65000" calcext:value-type="float">
            <text:p>304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79000" calcext:value-type="float">
            <text:p>256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0000" calcext:value-type="float">
            <text:p>3551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38000" calcext:value-type="float">
            <text:p>226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8800" calcext:value-type="float">
            <text:p>47718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119000" calcext:value-type="float">
            <text:p>413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16" calcext:value-type="float">
            <text:p>636091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369000" calcext:value-type="float">
            <text:p>3743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2900" calcext:value-type="float">
            <text:p>22830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0300" calcext:value-type="float">
            <text:p>3710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31000" calcext:value-type="float">
            <text:p>357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2900" calcext:value-type="float">
            <text:p>22803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57000" calcext:value-type="float">
            <text:p>305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97000" calcext:value-type="float">
            <text:p>5669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4" calcext:value-type="float">
            <text:p>6360925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79000" calcext:value-type="float">
            <text:p>372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57000" calcext:value-type="float">
            <text:p>2452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662000" calcext:value-type="float">
            <text:p>372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4000" calcext:value-type="float">
            <text:p>246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65" calcext:value-type="float">
            <text:p>255805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6000" calcext:value-type="float">
            <text:p>304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06" calcext:value-type="float">
            <text:p>6360920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804" calcext:value-type="float">
            <text:p>6360128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38500" calcext:value-type="float">
            <text:p>47793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98" calcext:value-type="float">
            <text:p>6360160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4600" calcext:value-type="float">
            <text:p>2731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6430" calcext:value-type="float">
            <text:p>227546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075000" calcext:value-type="float">
            <text:p>258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39000" calcext:value-type="float">
            <text:p>566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35000" calcext:value-type="float">
            <text:p>3730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9" calcext:value-type="float">
            <text:p>5380054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01000" calcext:value-type="float">
            <text:p>2480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5670" calcext:value-type="float">
            <text:p>227285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14000" calcext:value-type="float">
            <text:p>245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334000" calcext:value-type="float">
            <text:p>210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13" calcext:value-type="float">
            <text:p>3110004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15" calcext:value-type="float">
            <text:p>5380066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52000" calcext:value-type="float">
            <text:p>3714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11" calcext:value-type="float">
            <text:p>5380039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23100" calcext:value-type="float">
            <text:p>22702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1000" calcext:value-type="float">
            <text:p>228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744" calcext:value-type="float">
            <text:p>5380067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76" calcext:value-type="float">
            <text:p>5380044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8000" calcext:value-type="float">
            <text:p>305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48000" calcext:value-type="float">
            <text:p>230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66" calcext:value-type="float">
            <text:p>5380047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55" calcext:value-type="float">
            <text:p>5380026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53600" calcext:value-type="float">
            <text:p>24715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49000" calcext:value-type="float">
            <text:p>2498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44700" calcext:value-type="float">
            <text:p>22834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10000" calcext:value-type="float">
            <text:p>2461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4006" calcext:value-type="float">
            <text:p>2351140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81" calcext:value-type="float">
            <text:p>6360162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09" calcext:value-type="float">
            <text:p>6360167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73" calcext:value-type="float">
            <text:p>5380060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39000" calcext:value-type="float">
            <text:p>245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44000" calcext:value-type="float">
            <text:p>2499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55000" calcext:value-type="float">
            <text:p>3733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4700" calcext:value-type="float">
            <text:p>2731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602000" calcext:value-type="float">
            <text:p>354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45000" calcext:value-type="float">
            <text:p>2690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11000" calcext:value-type="float">
            <text:p>563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2" calcext:value-type="float">
            <text:p>538090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8741" calcext:value-type="float">
            <text:p>2350087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279" calcext:value-type="float">
            <text:p>2351032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28000" calcext:value-type="float">
            <text:p>5666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91000" calcext:value-type="float">
            <text:p>2192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29000" calcext:value-type="float">
            <text:p>244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49000" calcext:value-type="float">
            <text:p>305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43000" calcext:value-type="float">
            <text:p>2365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80000" calcext:value-type="float">
            <text:p>2445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46000" calcext:value-type="float">
            <text:p>356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5000" calcext:value-type="float">
            <text:p>304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83600" calcext:value-type="float">
            <text:p>22818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4000" calcext:value-type="float">
            <text:p>4778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40800" calcext:value-type="float">
            <text:p>47704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42000" calcext:value-type="float">
            <text:p>248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54000" calcext:value-type="float">
            <text:p>3049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73000" calcext:value-type="float">
            <text:p>248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46" calcext:value-type="float">
            <text:p>6360923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267000" calcext:value-type="float">
            <text:p>210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6000" calcext:value-type="float">
            <text:p>2274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81000" calcext:value-type="float">
            <text:p>563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37000" calcext:value-type="float">
            <text:p>249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05" calcext:value-type="float">
            <text:p>5380052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65000" calcext:value-type="float">
            <text:p>373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7000" calcext:value-type="float">
            <text:p>314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204000" calcext:value-type="float">
            <text:p>205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19920" calcext:value-type="float">
            <text:p>227519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854" calcext:value-type="float">
            <text:p>2448508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98000" calcext:value-type="float">
            <text:p>3050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7439" calcext:value-type="float">
            <text:p>2351074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51000" calcext:value-type="float">
            <text:p>209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8130" calcext:value-type="float">
            <text:p>227288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255000" calcext:value-type="float">
            <text:p>352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58000" calcext:value-type="float">
            <text:p>2288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2964" calcext:value-type="float">
            <text:p>2350929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240" calcext:value-type="float">
            <text:p>53800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24000" calcext:value-type="float">
            <text:p>432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05000" calcext:value-type="float">
            <text:p>3049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39000" calcext:value-type="float">
            <text:p>229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7000" calcext:value-type="float">
            <text:p>227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9900" calcext:value-type="float">
            <text:p>47721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04000" calcext:value-type="float">
            <text:p>2491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22000" calcext:value-type="float">
            <text:p>548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7410" calcext:value-type="float">
            <text:p>227227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228" calcext:value-type="float">
            <text:p>3040102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72000" calcext:value-type="float">
            <text:p>240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74600" calcext:value-type="float">
            <text:p>22817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63000" calcext:value-type="float">
            <text:p>209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490" calcext:value-type="float">
            <text:p>255801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1000" calcext:value-type="float">
            <text:p>3056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52300" calcext:value-type="float">
            <text:p>47765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38000" calcext:value-type="float">
            <text:p>304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5000" calcext:value-type="float">
            <text:p>2282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95" calcext:value-type="float">
            <text:p>5380022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2000" calcext:value-type="float">
            <text:p>2282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4600" calcext:value-type="float">
            <text:p>4779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90000" calcext:value-type="float">
            <text:p>229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2780" calcext:value-type="float">
            <text:p>2270627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8124" calcext:value-type="float">
            <text:p>2350381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65000" calcext:value-type="float">
            <text:p>432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4000" calcext:value-type="float">
            <text:p>2275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2003" calcext:value-type="float">
            <text:p>2361120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23000" calcext:value-type="float">
            <text:p>2356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558000" calcext:value-type="float">
            <text:p>370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621000" calcext:value-type="float">
            <text:p>210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7420" calcext:value-type="float">
            <text:p>2271774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269000" calcext:value-type="float">
            <text:p>567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02000" calcext:value-type="float">
            <text:p>305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8310" calcext:value-type="float">
            <text:p>235008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05000" calcext:value-type="float">
            <text:p>229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51" calcext:value-type="float">
            <text:p>6360156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9000" calcext:value-type="float">
            <text:p>220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6000" calcext:value-type="float">
            <text:p>2272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1701000" calcext:value-type="float">
            <text:p>231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35000" calcext:value-type="float">
            <text:p>2404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039000" calcext:value-type="float">
            <text:p>352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67000" calcext:value-type="float">
            <text:p>3057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86" calcext:value-type="float">
            <text:p>304010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985000" calcext:value-type="float">
            <text:p>370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8697" calcext:value-type="float">
            <text:p>2350586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818" calcext:value-type="float">
            <text:p>2710008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34000" calcext:value-type="float">
            <text:p>2129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12000" calcext:value-type="float">
            <text:p>5652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437" calcext:value-type="float">
            <text:p>6360134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7060" calcext:value-type="float">
            <text:p>2657570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33000" calcext:value-type="float">
            <text:p>305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806" calcext:value-type="float">
            <text:p>235084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47000" calcext:value-type="float">
            <text:p>3530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319" calcext:value-type="float">
            <text:p>2710403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52900" calcext:value-type="float">
            <text:p>47785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3000" calcext:value-type="float">
            <text:p>226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32000" calcext:value-type="float">
            <text:p>2462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67" calcext:value-type="float">
            <text:p>3040108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637000" calcext:value-type="float">
            <text:p>3706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30" calcext:value-type="float">
            <text:p>538003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79000" calcext:value-type="float">
            <text:p>246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41000" calcext:value-type="float">
            <text:p>2563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5160" calcext:value-type="float">
            <text:p>227385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58000" calcext:value-type="float">
            <text:p>373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55000" calcext:value-type="float">
            <text:p>246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78" calcext:value-type="float">
            <text:p>6360162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14700" calcext:value-type="float">
            <text:p>4778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6499" calcext:value-type="float">
            <text:p>2350764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64" calcext:value-type="float">
            <text:p>636015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11000" calcext:value-type="float">
            <text:p>249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06000" calcext:value-type="float">
            <text:p>2296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79000" calcext:value-type="float">
            <text:p>249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29000" calcext:value-type="float">
            <text:p>2299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2088" calcext:value-type="float">
            <text:p>2350720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83000" calcext:value-type="float">
            <text:p>3041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17" calcext:value-type="float">
            <text:p>6360167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81790" calcext:value-type="float">
            <text:p>2240817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23" calcext:value-type="float">
            <text:p>6360138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8960" calcext:value-type="float">
            <text:p>227078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77000" calcext:value-type="float">
            <text:p>548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737" calcext:value-type="float">
            <text:p>5380037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000" calcext:value-type="float">
            <text:p>273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3000" calcext:value-type="float">
            <text:p>3040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47460" calcext:value-type="float">
            <text:p>211447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09000" calcext:value-type="float">
            <text:p>2406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02000" calcext:value-type="float">
            <text:p>2463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15000" calcext:value-type="float">
            <text:p>3058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11000" calcext:value-type="float">
            <text:p>3140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570000" calcext:value-type="float">
            <text:p>209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2000" calcext:value-type="float">
            <text:p>227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27000" calcext:value-type="float">
            <text:p>311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16000" calcext:value-type="float">
            <text:p>2468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58000" calcext:value-type="float">
            <text:p>229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88000" calcext:value-type="float">
            <text:p>248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381" calcext:value-type="float">
            <text:p>636013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96000" calcext:value-type="float">
            <text:p>2361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816" calcext:value-type="float">
            <text:p>6360908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39000" calcext:value-type="float">
            <text:p>245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66910" calcext:value-type="float">
            <text:p>227766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1500" calcext:value-type="float">
            <text:p>22732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02000" calcext:value-type="float">
            <text:p>256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18000" calcext:value-type="float">
            <text:p>241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793" calcext:value-type="float">
            <text:p>538003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40" calcext:value-type="float">
            <text:p>538005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992000" calcext:value-type="float">
            <text:p>4419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71000" calcext:value-type="float">
            <text:p>2406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2180" calcext:value-type="float">
            <text:p>227312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8000" calcext:value-type="float">
            <text:p>2467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15000" calcext:value-type="float">
            <text:p>246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39400" calcext:value-type="float">
            <text:p>24703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95000" calcext:value-type="float">
            <text:p>244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63000" calcext:value-type="float">
            <text:p>236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67" calcext:value-type="float">
            <text:p>538004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4170" calcext:value-type="float">
            <text:p>227314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84000" calcext:value-type="float">
            <text:p>228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95000" calcext:value-type="float">
            <text:p>3115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2000" calcext:value-type="float">
            <text:p>3040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646" calcext:value-type="float">
            <text:p>6360906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64000" calcext:value-type="float">
            <text:p>4326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2000" calcext:value-type="float">
            <text:p>246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73000" calcext:value-type="float">
            <text:p>244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16000" calcext:value-type="float">
            <text:p>305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7789000" calcext:value-type="float">
            <text:p>377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68000" calcext:value-type="float">
            <text:p>352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52000" calcext:value-type="float">
            <text:p>353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38135636" calcext:value-type="float">
            <text:p>3381356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83000" calcext:value-type="float">
            <text:p>3060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415" calcext:value-type="float">
            <text:p>2710434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2700" calcext:value-type="float">
            <text:p>47722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02000" calcext:value-type="float">
            <text:p>244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12000" calcext:value-type="float">
            <text:p>2773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9600" calcext:value-type="float">
            <text:p>31100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71" calcext:value-type="float">
            <text:p>6360925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38900" calcext:value-type="float">
            <text:p>477938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9450" calcext:value-type="float">
            <text:p>227549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95000" calcext:value-type="float">
            <text:p>2127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95000" calcext:value-type="float">
            <text:p>314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1510" calcext:value-type="float">
            <text:p>227291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296" calcext:value-type="float">
            <text:p>6360132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642000" calcext:value-type="float">
            <text:p>3536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180" calcext:value-type="float">
            <text:p>227004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740" calcext:value-type="float">
            <text:p>255804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57000" calcext:value-type="float">
            <text:p>2413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366000" calcext:value-type="float">
            <text:p>319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13000" calcext:value-type="float">
            <text:p>356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16000" calcext:value-type="float">
            <text:p>355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855" calcext:value-type="float">
            <text:p>2448508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95000" calcext:value-type="float">
            <text:p>372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70900" calcext:value-type="float">
            <text:p>22807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52" calcext:value-type="float">
            <text:p>538006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57600" calcext:value-type="float">
            <text:p>47765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31000" calcext:value-type="float">
            <text:p>372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70000" calcext:value-type="float">
            <text:p>356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08000" calcext:value-type="float">
            <text:p>2562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2000" calcext:value-type="float">
            <text:p>228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786000" calcext:value-type="float">
            <text:p>255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54" calcext:value-type="float">
            <text:p>6360157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4000" calcext:value-type="float">
            <text:p>2273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623" calcext:value-type="float">
            <text:p>6360146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98000" calcext:value-type="float">
            <text:p>2297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04000" calcext:value-type="float">
            <text:p>2243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06000" calcext:value-type="float">
            <text:p>305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70" calcext:value-type="float">
            <text:p>538006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579" calcext:value-type="float">
            <text:p>2350875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5000" calcext:value-type="float">
            <text:p>2289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6100" calcext:value-type="float">
            <text:p>31104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12000" calcext:value-type="float">
            <text:p>229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483000" calcext:value-type="float">
            <text:p>244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53000" calcext:value-type="float">
            <text:p>5648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52000" calcext:value-type="float">
            <text:p>244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46000" calcext:value-type="float">
            <text:p>248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467" calcext:value-type="float">
            <text:p>2350854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7700" calcext:value-type="float">
            <text:p>3110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53800" calcext:value-type="float">
            <text:p>24725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31001" calcext:value-type="float">
            <text:p>4035310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552000" calcext:value-type="float">
            <text:p>248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94000" calcext:value-type="float">
            <text:p>2564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641000" calcext:value-type="float">
            <text:p>224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10" calcext:value-type="float">
            <text:p>636016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445" calcext:value-type="float">
            <text:p>2350814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7570" calcext:value-type="float">
            <text:p>227337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25300" calcext:value-type="float">
            <text:p>47792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2000" calcext:value-type="float">
            <text:p>2273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79" calcext:value-type="float">
            <text:p>6360154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51000" calcext:value-type="float">
            <text:p>2487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4000" calcext:value-type="float">
            <text:p>2283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26000" calcext:value-type="float">
            <text:p>357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6" calcext:value-type="float">
            <text:p>5380904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33000" calcext:value-type="float">
            <text:p>2382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61" calcext:value-type="float">
            <text:p>5380045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04000" calcext:value-type="float">
            <text:p>236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91" calcext:value-type="float">
            <text:p>5380049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73000" calcext:value-type="float">
            <text:p>219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2000" calcext:value-type="float">
            <text:p>227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49000" calcext:value-type="float">
            <text:p>3106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60000" calcext:value-type="float">
            <text:p>356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06000" calcext:value-type="float">
            <text:p>228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19000" calcext:value-type="float">
            <text:p>256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6245" calcext:value-type="float">
            <text:p>2350762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79000" calcext:value-type="float">
            <text:p>314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2833" calcext:value-type="float">
            <text:p>2320028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71000" calcext:value-type="float">
            <text:p>212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9160" calcext:value-type="float">
            <text:p>227059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35000" calcext:value-type="float">
            <text:p>215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15000" calcext:value-type="float">
            <text:p>229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02000" calcext:value-type="float">
            <text:p>246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51000" calcext:value-type="float">
            <text:p>305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59000" calcext:value-type="float">
            <text:p>3056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408000" calcext:value-type="float">
            <text:p>354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86000" calcext:value-type="float">
            <text:p>3742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58000" calcext:value-type="float">
            <text:p>219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4300" calcext:value-type="float">
            <text:p>47744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13" calcext:value-type="float">
            <text:p>5380055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92" calcext:value-type="float">
            <text:p>538003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41" calcext:value-type="float">
            <text:p>5380059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95000" calcext:value-type="float">
            <text:p>258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8370" calcext:value-type="float">
            <text:p>227178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4000" calcext:value-type="float">
            <text:p>228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87" calcext:value-type="float">
            <text:p>5380066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343000" calcext:value-type="float">
            <text:p>5653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1024" calcext:value-type="float">
            <text:p>3040810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7680" calcext:value-type="float">
            <text:p>227567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92000" calcext:value-type="float">
            <text:p>220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36000" calcext:value-type="float">
            <text:p>2287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24000" calcext:value-type="float">
            <text:p>2773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9000" calcext:value-type="float">
            <text:p>2275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65000" calcext:value-type="float">
            <text:p>2567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68000" calcext:value-type="float">
            <text:p>356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90" calcext:value-type="float">
            <text:p>636015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71000" calcext:value-type="float">
            <text:p>356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5190" calcext:value-type="float">
            <text:p>22731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187000" calcext:value-type="float">
            <text:p>356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225000" calcext:value-type="float">
            <text:p>3092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30000" calcext:value-type="float">
            <text:p>2412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734400" calcext:value-type="float">
            <text:p>20573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07800" calcext:value-type="float">
            <text:p>22810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580000" calcext:value-type="float">
            <text:p>3565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66000" calcext:value-type="float">
            <text:p>229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666000" calcext:value-type="float">
            <text:p>20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97000" calcext:value-type="float">
            <text:p>212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65000" calcext:value-type="float">
            <text:p>2564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54000" calcext:value-type="float">
            <text:p>5669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309000" calcext:value-type="float">
            <text:p>205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876" calcext:value-type="float">
            <text:p>2710008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1262000" calcext:value-type="float">
            <text:p>5112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842000" calcext:value-type="float">
            <text:p>319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8800" calcext:value-type="float">
            <text:p>22820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96" calcext:value-type="float">
            <text:p>3110003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3800" calcext:value-type="float">
            <text:p>31104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4750" calcext:value-type="float">
            <text:p>227734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3430" calcext:value-type="float">
            <text:p>227553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6000" calcext:value-type="float">
            <text:p>220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19000" calcext:value-type="float">
            <text:p>305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01000" calcext:value-type="float">
            <text:p>244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635" calcext:value-type="float">
            <text:p>2350806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37000" calcext:value-type="float">
            <text:p>246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919000" calcext:value-type="float">
            <text:p>3559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5024" calcext:value-type="float">
            <text:p>2350750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74000" calcext:value-type="float">
            <text:p>563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3440" calcext:value-type="float">
            <text:p>2733334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5830" calcext:value-type="float">
            <text:p>227685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4000" calcext:value-type="float">
            <text:p>2281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8600" calcext:value-type="float">
            <text:p>22827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063280" calcext:value-type="float">
            <text:p>367063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99" calcext:value-type="float">
            <text:p>5380055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77000" calcext:value-type="float">
            <text:p>319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8700" calcext:value-type="float">
            <text:p>4772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12300" calcext:value-type="float">
            <text:p>47761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54000" calcext:value-type="float">
            <text:p>3041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5150" calcext:value-type="float">
            <text:p>235005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39000" calcext:value-type="float">
            <text:p>249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75000" calcext:value-type="float">
            <text:p>309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34" calcext:value-type="float">
            <text:p>6360913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392000" calcext:value-type="float">
            <text:p>314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59000" calcext:value-type="float">
            <text:p>3577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2885" calcext:value-type="float">
            <text:p>2351028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234" calcext:value-type="float">
            <text:p>2447902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92000" calcext:value-type="float">
            <text:p>2569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56" calcext:value-type="float">
            <text:p>5380027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72000" calcext:value-type="float">
            <text:p>227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40" calcext:value-type="float">
            <text:p>538005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30000" calcext:value-type="float">
            <text:p>2447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9" calcext:value-type="float">
            <text:p>2558056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30098" calcext:value-type="float">
            <text:p>2448300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0000" calcext:value-type="float">
            <text:p>305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25000" calcext:value-type="float">
            <text:p>2465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2140" calcext:value-type="float">
            <text:p>227392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25000" calcext:value-type="float">
            <text:p>2532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621000" calcext:value-type="float">
            <text:p>228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473000" calcext:value-type="float">
            <text:p>309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2000" calcext:value-type="float">
            <text:p>3551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5170" calcext:value-type="float">
            <text:p>211215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73000" calcext:value-type="float">
            <text:p>244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79" calcext:value-type="float">
            <text:p>6360162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42000" calcext:value-type="float">
            <text:p>2151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399" calcext:value-type="float">
            <text:p>2710433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65000" calcext:value-type="float">
            <text:p>3091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46000" calcext:value-type="float">
            <text:p>229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022000" calcext:value-type="float">
            <text:p>2570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6400" calcext:value-type="float">
            <text:p>311016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9300" calcext:value-type="float">
            <text:p>24729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6500" calcext:value-type="float">
            <text:p>227806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307000" calcext:value-type="float">
            <text:p>341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770000" calcext:value-type="float">
            <text:p>4137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1600" calcext:value-type="float">
            <text:p>47783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28000" calcext:value-type="float">
            <text:p>2287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1000" calcext:value-type="float">
            <text:p>228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65000" calcext:value-type="float">
            <text:p>236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02000" calcext:value-type="float">
            <text:p>253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6000" calcext:value-type="float">
            <text:p>373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286" calcext:value-type="float">
            <text:p>2500022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3992000" calcext:value-type="float">
            <text:p>5339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37000" calcext:value-type="float">
            <text:p>564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444" calcext:value-type="float">
            <text:p>235081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053" calcext:value-type="float">
            <text:p>2350980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88000" calcext:value-type="float">
            <text:p>2056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5270" calcext:value-type="float">
            <text:p>235005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72000" calcext:value-type="float">
            <text:p>2281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350" calcext:value-type="float">
            <text:p>2558033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607" calcext:value-type="float">
            <text:p>2447906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2534000" calcext:value-type="float">
            <text:p>4125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633" calcext:value-type="float">
            <text:p>2350806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86000" calcext:value-type="float">
            <text:p>305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35000" calcext:value-type="float">
            <text:p>2488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50000" calcext:value-type="float">
            <text:p>2450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0600" calcext:value-type="float">
            <text:p>22833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64" calcext:value-type="float">
            <text:p>5380053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540" calcext:value-type="float">
            <text:p>273338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120" calcext:value-type="float">
            <text:p>605086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22000" calcext:value-type="float">
            <text:p>5664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39000" calcext:value-type="float">
            <text:p>3529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19000" calcext:value-type="float">
            <text:p>566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96000" calcext:value-type="float">
            <text:p>3059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0000" calcext:value-type="float">
            <text:p>2274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14" calcext:value-type="float">
            <text:p>5380047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64000" calcext:value-type="float">
            <text:p>2405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44800" calcext:value-type="float">
            <text:p>22834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22000" calcext:value-type="float">
            <text:p>3058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88" calcext:value-type="float">
            <text:p>6360918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032" calcext:value-type="float">
            <text:p>2350500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098" calcext:value-type="float">
            <text:p>6360140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13000" calcext:value-type="float">
            <text:p>371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8" calcext:value-type="float">
            <text:p>6360925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90000" calcext:value-type="float">
            <text:p>2567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78000" calcext:value-type="float">
            <text:p>2204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7000" calcext:value-type="float">
            <text:p>304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4300" calcext:value-type="float">
            <text:p>22711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424000" calcext:value-type="float">
            <text:p>2444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20000" calcext:value-type="float">
            <text:p>2281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84000" calcext:value-type="float">
            <text:p>2567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765" calcext:value-type="float">
            <text:p>219018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62" calcext:value-type="float">
            <text:p>6360919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63000" calcext:value-type="float">
            <text:p>244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35" calcext:value-type="float">
            <text:p>6360926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60700" calcext:value-type="float">
            <text:p>47756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126" calcext:value-type="float">
            <text:p>235050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24000" calcext:value-type="float">
            <text:p>219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58280" calcext:value-type="float">
            <text:p>227158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76000" calcext:value-type="float">
            <text:p>2156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27200" calcext:value-type="float">
            <text:p>477627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36000" calcext:value-type="float">
            <text:p>305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1470" calcext:value-type="float">
            <text:p>227401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983000" calcext:value-type="float">
            <text:p>3569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20000" calcext:value-type="float">
            <text:p>230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58520" calcext:value-type="float">
            <text:p>227158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430" calcext:value-type="float">
            <text:p>227009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60700" calcext:value-type="float">
            <text:p>24736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301000" calcext:value-type="float">
            <text:p>319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27000" calcext:value-type="float">
            <text:p>246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4260" calcext:value-type="float">
            <text:p>227184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56000" calcext:value-type="float">
            <text:p>256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669000" calcext:value-type="float">
            <text:p>269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87000" calcext:value-type="float">
            <text:p>2204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1610" calcext:value-type="float">
            <text:p>227361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53000" calcext:value-type="float">
            <text:p>236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704" calcext:value-type="float">
            <text:p>5380037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8000" calcext:value-type="float">
            <text:p>2282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76000" calcext:value-type="float">
            <text:p>3116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94" calcext:value-type="float">
            <text:p>6360165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688000" calcext:value-type="float">
            <text:p>3086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2000" calcext:value-type="float">
            <text:p>304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43810" calcext:value-type="float">
            <text:p>227243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29000" calcext:value-type="float">
            <text:p>277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02000" calcext:value-type="float">
            <text:p>3117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71000" calcext:value-type="float">
            <text:p>225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6000" calcext:value-type="float">
            <text:p>236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04400" calcext:value-type="float">
            <text:p>24710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07000" calcext:value-type="float">
            <text:p>5654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7100" calcext:value-type="float">
            <text:p>47739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47000" calcext:value-type="float">
            <text:p>3521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07" calcext:value-type="float">
            <text:p>5380050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6700" calcext:value-type="float">
            <text:p>22802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46000" calcext:value-type="float">
            <text:p>3549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5000" calcext:value-type="float">
            <text:p>229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56" calcext:value-type="float">
            <text:p>6360921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97000" calcext:value-type="float">
            <text:p>2445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86800" calcext:value-type="float">
            <text:p>24708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38000" calcext:value-type="float">
            <text:p>5651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4200" calcext:value-type="float">
            <text:p>47742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03000" calcext:value-type="float">
            <text:p>256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80" calcext:value-type="float">
            <text:p>2558055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963" calcext:value-type="float">
            <text:p>2500009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06000" calcext:value-type="float">
            <text:p>3140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3650" calcext:value-type="float">
            <text:p>273333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01000" calcext:value-type="float">
            <text:p>2446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96000" calcext:value-type="float">
            <text:p>215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89" calcext:value-type="float">
            <text:p>5380064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68000" calcext:value-type="float">
            <text:p>3194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4600" calcext:value-type="float">
            <text:p>22800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93" calcext:value-type="float">
            <text:p>636014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407" calcext:value-type="float">
            <text:p>2710404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6321000" calcext:value-type="float">
            <text:p>576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35400" calcext:value-type="float">
            <text:p>477335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91000" calcext:value-type="float">
            <text:p>256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2380" calcext:value-type="float">
            <text:p>2558023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51000" calcext:value-type="float">
            <text:p>432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8970" calcext:value-type="float">
            <text:p>227078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03000" calcext:value-type="float">
            <text:p>249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22000" calcext:value-type="float">
            <text:p>564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1000" calcext:value-type="float">
            <text:p>2297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889000" calcext:value-type="float">
            <text:p>2098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10880" calcext:value-type="float">
            <text:p>226010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6690" calcext:value-type="float">
            <text:p>2275466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903" calcext:value-type="float">
            <text:p>2500029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4000" calcext:value-type="float">
            <text:p>373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80" calcext:value-type="float">
            <text:p>636092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70000" calcext:value-type="float">
            <text:p>2466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11000" calcext:value-type="float">
            <text:p>305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94000" calcext:value-type="float">
            <text:p>2151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927" calcext:value-type="float">
            <text:p>6360149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63" calcext:value-type="float">
            <text:p>2558057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57" calcext:value-type="float">
            <text:p>6360154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0943" calcext:value-type="float">
            <text:p>2733309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84" calcext:value-type="float">
            <text:p>5380027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81000" calcext:value-type="float">
            <text:p>244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385000" calcext:value-type="float">
            <text:p>2403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97000" calcext:value-type="float">
            <text:p>209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8800" calcext:value-type="float">
            <text:p>22712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7330" calcext:value-type="float">
            <text:p>235007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426000" calcext:value-type="float">
            <text:p>219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5000" calcext:value-type="float">
            <text:p>2733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52000" calcext:value-type="float">
            <text:p>227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01930" calcext:value-type="float">
            <text:p>269101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93000" calcext:value-type="float">
            <text:p>3049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21000" calcext:value-type="float">
            <text:p>245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11000" calcext:value-type="float">
            <text:p>2458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45000" calcext:value-type="float">
            <text:p>305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07000" calcext:value-type="float">
            <text:p>241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4400" calcext:value-type="float">
            <text:p>47727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19000" calcext:value-type="float">
            <text:p>314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03100" calcext:value-type="float">
            <text:p>47720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5000" calcext:value-type="float">
            <text:p>2278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5" calcext:value-type="float">
            <text:p>5380054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40000" calcext:value-type="float">
            <text:p>2586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095000" calcext:value-type="float">
            <text:p>2590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84" calcext:value-type="float">
            <text:p>6360169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32000" calcext:value-type="float">
            <text:p>3068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4000" calcext:value-type="float">
            <text:p>2279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83000" calcext:value-type="float">
            <text:p>3530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49000" calcext:value-type="float">
            <text:p>351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656000" calcext:value-type="float">
            <text:p>309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19000" calcext:value-type="float">
            <text:p>2289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41000" calcext:value-type="float">
            <text:p>2279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411000" calcext:value-type="float">
            <text:p>2574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21001" calcext:value-type="float">
            <text:p>4035210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2000" calcext:value-type="float">
            <text:p>2282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36000" calcext:value-type="float">
            <text:p>229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209" calcext:value-type="float">
            <text:p>6360172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205000" calcext:value-type="float">
            <text:p>319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92000" calcext:value-type="float">
            <text:p>357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89000" calcext:value-type="float">
            <text:p>248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589" calcext:value-type="float">
            <text:p>2448105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24000" calcext:value-type="float">
            <text:p>3089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7000" calcext:value-type="float">
            <text:p>220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8080" calcext:value-type="float">
            <text:p>227338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78000" calcext:value-type="float">
            <text:p>2115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02" calcext:value-type="float">
            <text:p>6360915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58400" calcext:value-type="float">
            <text:p>24725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33000" calcext:value-type="float">
            <text:p>2480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07" calcext:value-type="float">
            <text:p>6360156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76000" calcext:value-type="float">
            <text:p>212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46000" calcext:value-type="float">
            <text:p>5652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597000" calcext:value-type="float">
            <text:p>2345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27000" calcext:value-type="float">
            <text:p>246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9980" calcext:value-type="float">
            <text:p>227589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707000" calcext:value-type="float">
            <text:p>2357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616000" calcext:value-type="float">
            <text:p>2326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77000" calcext:value-type="float">
            <text:p>564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69000" calcext:value-type="float">
            <text:p>3719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37000" calcext:value-type="float">
            <text:p>249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15800" calcext:value-type="float">
            <text:p>31901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30000" calcext:value-type="float">
            <text:p>305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147000" calcext:value-type="float">
            <text:p>3711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783" calcext:value-type="float">
            <text:p>2350507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91000" calcext:value-type="float">
            <text:p>256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95" calcext:value-type="float">
            <text:p>6360165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322000" calcext:value-type="float">
            <text:p>3743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19" calcext:value-type="float">
            <text:p>6360913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986" calcext:value-type="float">
            <text:p>219018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53000" calcext:value-type="float">
            <text:p>373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01000" calcext:value-type="float">
            <text:p>245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7222332" calcext:value-type="float">
            <text:p>4172223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53000" calcext:value-type="float">
            <text:p>2364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700" calcext:value-type="float">
            <text:p>23200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9100" calcext:value-type="float">
            <text:p>477519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29" calcext:value-type="float">
            <text:p>5380040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16000" calcext:value-type="float">
            <text:p>241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32000" calcext:value-type="float">
            <text:p>3700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81" calcext:value-type="float">
            <text:p>2361118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39" calcext:value-type="float">
            <text:p>5380060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66000" calcext:value-type="float">
            <text:p>2407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323" calcext:value-type="float">
            <text:p>2448103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39000" calcext:value-type="float">
            <text:p>2455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24000" calcext:value-type="float">
            <text:p>230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22000" calcext:value-type="float">
            <text:p>311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99000" calcext:value-type="float">
            <text:p>305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65500" calcext:value-type="float">
            <text:p>247065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630" calcext:value-type="float">
            <text:p>227003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49" calcext:value-type="float">
            <text:p>6360914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78800" calcext:value-type="float">
            <text:p>24707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45000" calcext:value-type="float">
            <text:p>319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1000" calcext:value-type="float">
            <text:p>305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39000" calcext:value-type="float">
            <text:p>245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62000" calcext:value-type="float">
            <text:p>3068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83000" calcext:value-type="float">
            <text:p>2362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86440" calcext:value-type="float">
            <text:p>2112864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7600" calcext:value-type="float">
            <text:p>31103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33600" calcext:value-type="float">
            <text:p>47773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8000" calcext:value-type="float">
            <text:p>227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7000" calcext:value-type="float">
            <text:p>227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0000" calcext:value-type="float">
            <text:p>256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873000" calcext:value-type="float">
            <text:p>2598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740" calcext:value-type="float">
            <text:p>235006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359" calcext:value-type="float">
            <text:p>6360153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65000" calcext:value-type="float">
            <text:p>3738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05000" calcext:value-type="float">
            <text:p>245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62000" calcext:value-type="float">
            <text:p>256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98000" calcext:value-type="float">
            <text:p>2192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7000" calcext:value-type="float">
            <text:p>305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66000" calcext:value-type="float">
            <text:p>215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18000" calcext:value-type="float">
            <text:p>2097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500" calcext:value-type="float">
            <text:p>31101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29000" calcext:value-type="float">
            <text:p>215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55000" calcext:value-type="float">
            <text:p>2468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52" calcext:value-type="float">
            <text:p>636091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87300" calcext:value-type="float">
            <text:p>228887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0453" calcext:value-type="float">
            <text:p>2350604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40000" calcext:value-type="float">
            <text:p>2495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3000" calcext:value-type="float">
            <text:p>2281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527000" calcext:value-type="float">
            <text:p>2395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17000" calcext:value-type="float">
            <text:p>219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90000" calcext:value-type="float">
            <text:p>2498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30000" calcext:value-type="float">
            <text:p>356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825000" calcext:value-type="float">
            <text:p>2198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99000" calcext:value-type="float">
            <text:p>3512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31" calcext:value-type="float">
            <text:p>5380040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9074" calcext:value-type="float">
            <text:p>2350790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20000" calcext:value-type="float">
            <text:p>229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81000" calcext:value-type="float">
            <text:p>374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00000" calcext:value-type="float">
            <text:p>566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96" calcext:value-type="float">
            <text:p>5380065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67000" calcext:value-type="float">
            <text:p>236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031000" calcext:value-type="float">
            <text:p>210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268" calcext:value-type="float">
            <text:p>2500012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233000" calcext:value-type="float">
            <text:p>3692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7800" calcext:value-type="float">
            <text:p>22804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857000" calcext:value-type="float">
            <text:p>2108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2200" calcext:value-type="float">
            <text:p>22714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87000" calcext:value-type="float">
            <text:p>564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55000" calcext:value-type="float">
            <text:p>305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37000" calcext:value-type="float">
            <text:p>564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07000" calcext:value-type="float">
            <text:p>256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87" calcext:value-type="float">
            <text:p>6360151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50716" calcext:value-type="float">
            <text:p>2447507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88000" calcext:value-type="float">
            <text:p>564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59000" calcext:value-type="float">
            <text:p>305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73000" calcext:value-type="float">
            <text:p>370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0800" calcext:value-type="float">
            <text:p>22821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67624" calcext:value-type="float">
            <text:p>4771676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64000" calcext:value-type="float">
            <text:p>2578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4880" calcext:value-type="float">
            <text:p>227414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964" calcext:value-type="float">
            <text:p>2500009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40000" calcext:value-type="float">
            <text:p>2205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03000" calcext:value-type="float">
            <text:p>2206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8000" calcext:value-type="float">
            <text:p>2569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9520" calcext:value-type="float">
            <text:p>227589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29000" calcext:value-type="float">
            <text:p>224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49" calcext:value-type="float">
            <text:p>5380043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90" calcext:value-type="float">
            <text:p>636092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08000" calcext:value-type="float">
            <text:p>3049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32470" calcext:value-type="float">
            <text:p>227132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59" calcext:value-type="float">
            <text:p>6360918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061" calcext:value-type="float">
            <text:p>2350980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36000" calcext:value-type="float">
            <text:p>241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89000" calcext:value-type="float">
            <text:p>245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3" calcext:value-type="float">
            <text:p>5380061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42000" calcext:value-type="float">
            <text:p>305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850" calcext:value-type="float">
            <text:p>227003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5000" calcext:value-type="float">
            <text:p>3053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09000" calcext:value-type="float">
            <text:p>266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54000" calcext:value-type="float">
            <text:p>2467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533000" calcext:value-type="float">
            <text:p>351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99000" calcext:value-type="float">
            <text:p>2493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4000" calcext:value-type="float">
            <text:p>3049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26000" calcext:value-type="float">
            <text:p>2491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701830000" calcext:value-type="float">
            <text:p>701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19000" calcext:value-type="float">
            <text:p>256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9900" calcext:value-type="float">
            <text:p>22800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79000" calcext:value-type="float">
            <text:p>5630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9070" calcext:value-type="float">
            <text:p>227229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070000" calcext:value-type="float">
            <text:p>3510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14000" calcext:value-type="float">
            <text:p>3535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5700" calcext:value-type="float">
            <text:p>22815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764000" calcext:value-type="float">
            <text:p>3537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62" calcext:value-type="float">
            <text:p>2558056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55800" calcext:value-type="float">
            <text:p>22835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246" calcext:value-type="float">
            <text:p>5380042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63000" calcext:value-type="float">
            <text:p>266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36000" calcext:value-type="float">
            <text:p>245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21000" calcext:value-type="float">
            <text:p>2411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25000" calcext:value-type="float">
            <text:p>240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17000" calcext:value-type="float">
            <text:p>304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818" calcext:value-type="float">
            <text:p>2500008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396" calcext:value-type="float">
            <text:p>2500013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59" calcext:value-type="float">
            <text:p>5380029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75000" calcext:value-type="float">
            <text:p>311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9930" calcext:value-type="float">
            <text:p>227579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23000" calcext:value-type="float">
            <text:p>3529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74" calcext:value-type="float">
            <text:p>3110002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824000" calcext:value-type="float">
            <text:p>565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84000" calcext:value-type="float">
            <text:p>212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9065" calcext:value-type="float">
            <text:p>2350690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809" calcext:value-type="float">
            <text:p>5380018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3" calcext:value-type="float">
            <text:p>6360152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33320" calcext:value-type="float">
            <text:p>211633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1600" calcext:value-type="float">
            <text:p>22813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0500" calcext:value-type="float">
            <text:p>311040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1450" calcext:value-type="float">
            <text:p>227001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328" calcext:value-type="float">
            <text:p>2350803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50000" calcext:value-type="float">
            <text:p>2563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56" calcext:value-type="float">
            <text:p>2710425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32200" calcext:value-type="float">
            <text:p>27313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5900" calcext:value-type="float">
            <text:p>22833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546520" calcext:value-type="float">
            <text:p>273546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4000" calcext:value-type="float">
            <text:p>2275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31" calcext:value-type="float">
            <text:p>6360168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59000" calcext:value-type="float">
            <text:p>3097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96930" calcext:value-type="float">
            <text:p>227696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42" calcext:value-type="float">
            <text:p>3110003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668000" calcext:value-type="float">
            <text:p>357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89000" calcext:value-type="float">
            <text:p>305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2026" calcext:value-type="float">
            <text:p>2351120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270000" calcext:value-type="float">
            <text:p>3412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13000" calcext:value-type="float">
            <text:p>228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07000" calcext:value-type="float">
            <text:p>3044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83000" calcext:value-type="float">
            <text:p>2481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59" calcext:value-type="float">
            <text:p>3040108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8670" calcext:value-type="float">
            <text:p>227008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45000" calcext:value-type="float">
            <text:p>2292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641" calcext:value-type="float">
            <text:p>6360116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6" calcext:value-type="float">
            <text:p>5380043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273" calcext:value-type="float">
            <text:p>6360132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27000" calcext:value-type="float">
            <text:p>2293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00000" calcext:value-type="float">
            <text:p>212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887000" calcext:value-type="float">
            <text:p>3768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1600" calcext:value-type="float">
            <text:p>31106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65000" calcext:value-type="float">
            <text:p>2120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72" calcext:value-type="float">
            <text:p>6360157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87000" calcext:value-type="float">
            <text:p>314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59000" calcext:value-type="float">
            <text:p>356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3100" calcext:value-type="float">
            <text:p>31105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79000" calcext:value-type="float">
            <text:p>227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116" calcext:value-type="float">
            <text:p>244850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666000" calcext:value-type="float">
            <text:p>26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95000" calcext:value-type="float">
            <text:p>256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434000" calcext:value-type="float">
            <text:p>2104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160630" calcext:value-type="float">
            <text:p>211160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8000" calcext:value-type="float">
            <text:p>2204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4000" calcext:value-type="float">
            <text:p>2273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19000" calcext:value-type="float">
            <text:p>304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37" calcext:value-type="float">
            <text:p>6360921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707600" calcext:value-type="float">
            <text:p>21170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537" calcext:value-type="float">
            <text:p>2350905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395000" calcext:value-type="float">
            <text:p>2053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8050" calcext:value-type="float">
            <text:p>235008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21000" calcext:value-type="float">
            <text:p>244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107" calcext:value-type="float">
            <text:p>2350841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22000" calcext:value-type="float">
            <text:p>477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30000" calcext:value-type="float">
            <text:p>227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82000" calcext:value-type="float">
            <text:p>3059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61000" calcext:value-type="float">
            <text:p>229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37000" calcext:value-type="float">
            <text:p>212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81870" calcext:value-type="float">
            <text:p>211681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15000" calcext:value-type="float">
            <text:p>566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31000" calcext:value-type="float">
            <text:p>2278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79" calcext:value-type="float">
            <text:p>6360169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6460" calcext:value-type="float">
            <text:p>227056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370" calcext:value-type="float">
            <text:p>244790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58000" calcext:value-type="float">
            <text:p>226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298000" calcext:value-type="float">
            <text:p>2592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47000" calcext:value-type="float">
            <text:p>212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99000" calcext:value-type="float">
            <text:p>548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73000" calcext:value-type="float">
            <text:p>256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67700" calcext:value-type="float">
            <text:p>47706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4000" calcext:value-type="float">
            <text:p>2467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17000" calcext:value-type="float">
            <text:p>228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5000" calcext:value-type="float">
            <text:p>3058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56000" calcext:value-type="float">
            <text:p>2449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66340" calcext:value-type="float">
            <text:p>211366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6000" calcext:value-type="float">
            <text:p>2278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7333000" calcext:value-type="float">
            <text:p>577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73" calcext:value-type="float">
            <text:p>5380029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53" calcext:value-type="float">
            <text:p>6360925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67800" calcext:value-type="float">
            <text:p>47796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96240" calcext:value-type="float">
            <text:p>227796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4080" calcext:value-type="float">
            <text:p>227414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5090" calcext:value-type="float">
            <text:p>2271750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05000" calcext:value-type="float">
            <text:p>2454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26" calcext:value-type="float">
            <text:p>636014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24700" calcext:value-type="float">
            <text:p>47752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048000" calcext:value-type="float">
            <text:p>5670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1085" calcext:value-type="float">
            <text:p>2350510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6000" calcext:value-type="float">
            <text:p>3040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3800" calcext:value-type="float">
            <text:p>31107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87000" calcext:value-type="float">
            <text:p>563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56000" calcext:value-type="float">
            <text:p>311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1700" calcext:value-type="float">
            <text:p>22815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44000" calcext:value-type="float">
            <text:p>3054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020000" calcext:value-type="float">
            <text:p>3510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092" calcext:value-type="float">
            <text:p>3110000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70" calcext:value-type="float">
            <text:p>538003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290" calcext:value-type="float">
            <text:p>304010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9220" calcext:value-type="float">
            <text:p>227719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36000" calcext:value-type="float">
            <text:p>3058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3" calcext:value-type="float">
            <text:p>5380904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18000" calcext:value-type="float">
            <text:p>477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39000" calcext:value-type="float">
            <text:p>304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434" calcext:value-type="float">
            <text:p>2500024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135000" calcext:value-type="float">
            <text:p>211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30944" calcext:value-type="float">
            <text:p>244730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37000" calcext:value-type="float">
            <text:p>5663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171000" calcext:value-type="float">
            <text:p>372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72000" calcext:value-type="float">
            <text:p>2292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9000" calcext:value-type="float">
            <text:p>228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59000" calcext:value-type="float">
            <text:p>244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8010" calcext:value-type="float">
            <text:p>227318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29" calcext:value-type="float">
            <text:p>6360911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0000" calcext:value-type="float">
            <text:p>227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338" calcext:value-type="float">
            <text:p>5380903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22000" calcext:value-type="float">
            <text:p>314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14" calcext:value-type="float">
            <text:p>6360926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80000" calcext:value-type="float">
            <text:p>354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64000" calcext:value-type="float">
            <text:p>3053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70770" calcext:value-type="float">
            <text:p>5380707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5" calcext:value-type="float">
            <text:p>5380054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43000" calcext:value-type="float">
            <text:p>3714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1000" calcext:value-type="float">
            <text:p>314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83000" calcext:value-type="float">
            <text:p>225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76520" calcext:value-type="float">
            <text:p>273376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2670" calcext:value-type="float">
            <text:p>227322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8000" calcext:value-type="float">
            <text:p>3040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87000" calcext:value-type="float">
            <text:p>5660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470" calcext:value-type="float">
            <text:p>538003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443" calcext:value-type="float">
            <text:p>235081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8700" calcext:value-type="float">
            <text:p>2282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40000" calcext:value-type="float">
            <text:p>305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82000" calcext:value-type="float">
            <text:p>245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90000" calcext:value-type="float">
            <text:p>3046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81000" calcext:value-type="float">
            <text:p>246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18000" calcext:value-type="float">
            <text:p>372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39000" calcext:value-type="float">
            <text:p>244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693000" calcext:value-type="float">
            <text:p>5646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02000" calcext:value-type="float">
            <text:p>246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67" calcext:value-type="float">
            <text:p>5380063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44000" calcext:value-type="float">
            <text:p>3727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47000" calcext:value-type="float">
            <text:p>5637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1000" calcext:value-type="float">
            <text:p>228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07530" calcext:value-type="float">
            <text:p>269107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20000" calcext:value-type="float">
            <text:p>246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87000" calcext:value-type="float">
            <text:p>305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91000" calcext:value-type="float">
            <text:p>3195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6000" calcext:value-type="float">
            <text:p>3551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1940" calcext:value-type="float">
            <text:p>227621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74" calcext:value-type="float">
            <text:p>6360156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65000" calcext:value-type="float">
            <text:p>305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09548" calcext:value-type="float">
            <text:p>6360095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21000" calcext:value-type="float">
            <text:p>2407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94000" calcext:value-type="float">
            <text:p>305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111000" calcext:value-type="float">
            <text:p>564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98" calcext:value-type="float">
            <text:p>3040109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0000" calcext:value-type="float">
            <text:p>2272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0150" calcext:value-type="float">
            <text:p>227310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509000" calcext:value-type="float">
            <text:p>224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9765" calcext:value-type="float">
            <text:p>235059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9000" calcext:value-type="float">
            <text:p>249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33000" calcext:value-type="float">
            <text:p>2564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312" calcext:value-type="float">
            <text:p>4190003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67" calcext:value-type="float">
            <text:p>5380051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3700" calcext:value-type="float">
            <text:p>22821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70000" calcext:value-type="float">
            <text:p>373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73000" calcext:value-type="float">
            <text:p>2662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39000" calcext:value-type="float">
            <text:p>306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2000" calcext:value-type="float">
            <text:p>227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25170" calcext:value-type="float">
            <text:p>211625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98000" calcext:value-type="float">
            <text:p>5661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34" calcext:value-type="float">
            <text:p>6360926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51000" calcext:value-type="float">
            <text:p>2185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6000" calcext:value-type="float">
            <text:p>2289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346000" calcext:value-type="float">
            <text:p>304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15" calcext:value-type="float">
            <text:p>2558056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8000" calcext:value-type="float">
            <text:p>2279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74" calcext:value-type="float">
            <text:p>2361119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61000" calcext:value-type="float">
            <text:p>2150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5000" calcext:value-type="float">
            <text:p>220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14000" calcext:value-type="float">
            <text:p>3057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90000" calcext:value-type="float">
            <text:p>3051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1029" calcext:value-type="float">
            <text:p>3040110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414000" calcext:value-type="float">
            <text:p>2534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76000" calcext:value-type="float">
            <text:p>244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37" calcext:value-type="float">
            <text:p>6360923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75000" calcext:value-type="float">
            <text:p>248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47000" calcext:value-type="float">
            <text:p>309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868000" calcext:value-type="float">
            <text:p>354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68000" calcext:value-type="float">
            <text:p>2454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1000" calcext:value-type="float">
            <text:p>2298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20" calcext:value-type="float">
            <text:p>636092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308000" calcext:value-type="float">
            <text:p>355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70700" calcext:value-type="float">
            <text:p>22807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9660" calcext:value-type="float">
            <text:p>227639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20" calcext:value-type="float">
            <text:p>271042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41610" calcext:value-type="float">
            <text:p>227741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37000" calcext:value-type="float">
            <text:p>566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983000" calcext:value-type="float">
            <text:p>2579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7900" calcext:value-type="float">
            <text:p>22804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89000" calcext:value-type="float">
            <text:p>2411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26000" calcext:value-type="float">
            <text:p>229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55" calcext:value-type="float">
            <text:p>5380027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31000" calcext:value-type="float">
            <text:p>373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08" calcext:value-type="float">
            <text:p>6360150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30000" calcext:value-type="float">
            <text:p>2459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07000" calcext:value-type="float">
            <text:p>3738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082000" calcext:value-type="float">
            <text:p>2570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840" calcext:value-type="float">
            <text:p>304050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77" calcext:value-type="float">
            <text:p>6360157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22000" calcext:value-type="float">
            <text:p>230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5700" calcext:value-type="float">
            <text:p>2282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67000" calcext:value-type="float">
            <text:p>3050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4400" calcext:value-type="float">
            <text:p>31104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44000" calcext:value-type="float">
            <text:p>5649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2900" calcext:value-type="float">
            <text:p>22802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32950" calcext:value-type="float">
            <text:p>22703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92" calcext:value-type="float">
            <text:p>636016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18000" calcext:value-type="float">
            <text:p>2565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39" calcext:value-type="float">
            <text:p>5380059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193070" calcext:value-type="float">
            <text:p>258193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88000" calcext:value-type="float">
            <text:p>5650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06000" calcext:value-type="float">
            <text:p>370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1761" calcext:value-type="float">
            <text:p>2350917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77000" calcext:value-type="float">
            <text:p>2261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98000" calcext:value-type="float">
            <text:p>373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4739" calcext:value-type="float">
            <text:p>2351047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99000" calcext:value-type="float">
            <text:p>319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207000" calcext:value-type="float">
            <text:p>376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779" calcext:value-type="float">
            <text:p>3040107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39000" calcext:value-type="float">
            <text:p>3539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16000" calcext:value-type="float">
            <text:p>245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02000" calcext:value-type="float">
            <text:p>372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51" calcext:value-type="float">
            <text:p>6360168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33000" calcext:value-type="float">
            <text:p>2467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63000" calcext:value-type="float">
            <text:p>3116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2771" calcext:value-type="float">
            <text:p>2350927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19000" calcext:value-type="float">
            <text:p>215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980" calcext:value-type="float">
            <text:p>227635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75" calcext:value-type="float">
            <text:p>5380027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02460" calcext:value-type="float">
            <text:p>211202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1320" calcext:value-type="float">
            <text:p>227551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19600" calcext:value-type="float">
            <text:p>24701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793" calcext:value-type="float">
            <text:p>235094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91000" calcext:value-type="float">
            <text:p>2562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97" calcext:value-type="float">
            <text:p>5380057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46000" calcext:value-type="float">
            <text:p>305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59000" calcext:value-type="float">
            <text:p>246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451" calcext:value-type="float">
            <text:p>636092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0455804" calcext:value-type="float">
            <text:p>4704558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60278" calcext:value-type="float">
            <text:p>2448602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9000" calcext:value-type="float">
            <text:p>2569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793" calcext:value-type="float">
            <text:p>235096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39" calcext:value-type="float">
            <text:p>5380043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32" calcext:value-type="float">
            <text:p>5380902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90000" calcext:value-type="float">
            <text:p>372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990" calcext:value-type="float">
            <text:p>227009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3000" calcext:value-type="float">
            <text:p>3053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66" calcext:value-type="float">
            <text:p>2710425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88000" calcext:value-type="float">
            <text:p>5660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22121422" calcext:value-type="float">
            <text:p>6221214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1000" calcext:value-type="float">
            <text:p>246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100" calcext:value-type="float">
            <text:p>247341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2600" calcext:value-type="float">
            <text:p>22804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6690" calcext:value-type="float">
            <text:p>2657566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76" calcext:value-type="float">
            <text:p>5380035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765000" calcext:value-type="float">
            <text:p>3737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12400" calcext:value-type="float">
            <text:p>47771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03000" calcext:value-type="float">
            <text:p>2362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57000" calcext:value-type="float">
            <text:p>245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9000" calcext:value-type="float">
            <text:p>2288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39000" calcext:value-type="float">
            <text:p>215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14" calcext:value-type="float">
            <text:p>6360917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3000" calcext:value-type="float">
            <text:p>304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73000" calcext:value-type="float">
            <text:p>564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24000" calcext:value-type="float">
            <text:p>2487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602000" calcext:value-type="float">
            <text:p>247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83000" calcext:value-type="float">
            <text:p>2297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963000" calcext:value-type="float">
            <text:p>4329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77" calcext:value-type="float">
            <text:p>5380036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267" calcext:value-type="float">
            <text:p>2350952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689000" calcext:value-type="float">
            <text:p>309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0600" calcext:value-type="float">
            <text:p>22804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15" calcext:value-type="float">
            <text:p>6360161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0000" calcext:value-type="float">
            <text:p>227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77000" calcext:value-type="float">
            <text:p>5630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55" calcext:value-type="float">
            <text:p>5380040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63" calcext:value-type="float">
            <text:p>6360922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37" calcext:value-type="float">
            <text:p>6360919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9000" calcext:value-type="float">
            <text:p>2279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58000" calcext:value-type="float">
            <text:p>563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5900" calcext:value-type="float">
            <text:p>22806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28" calcext:value-type="float">
            <text:p>5380039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468000" calcext:value-type="float">
            <text:p>5674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58" calcext:value-type="float">
            <text:p>5380063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76000" calcext:value-type="float">
            <text:p>218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02400" calcext:value-type="float">
            <text:p>47790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61000" calcext:value-type="float">
            <text:p>205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989000" calcext:value-type="float">
            <text:p>2109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0000" calcext:value-type="float">
            <text:p>2280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929" calcext:value-type="float">
            <text:p>2710009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9300" calcext:value-type="float">
            <text:p>47739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3723" calcext:value-type="float">
            <text:p>2350537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7" calcext:value-type="float">
            <text:p>2558056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6230" calcext:value-type="float">
            <text:p>227276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9620" calcext:value-type="float">
            <text:p>2350096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318000" calcext:value-type="float">
            <text:p>367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23000" calcext:value-type="float">
            <text:p>5649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43000" calcext:value-type="float">
            <text:p>2274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73000" calcext:value-type="float">
            <text:p>3119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63970" calcext:value-type="float">
            <text:p>227263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28400" calcext:value-type="float">
            <text:p>47732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86000" calcext:value-type="float">
            <text:p>563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80000" calcext:value-type="float">
            <text:p>3724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3000" calcext:value-type="float">
            <text:p>2462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5" calcext:value-type="float">
            <text:p>6360152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99400" calcext:value-type="float">
            <text:p>22799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75000" calcext:value-type="float">
            <text:p>2562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101000" calcext:value-type="float">
            <text:p>229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18000" calcext:value-type="float">
            <text:p>2449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789000" calcext:value-type="float">
            <text:p>352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3980" calcext:value-type="float">
            <text:p>227653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627000" calcext:value-type="float">
            <text:p>353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6000" calcext:value-type="float">
            <text:p>227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56000" calcext:value-type="float">
            <text:p>2532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06000" calcext:value-type="float">
            <text:p>257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8000" calcext:value-type="float">
            <text:p>227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7805" calcext:value-type="float">
            <text:p>2350778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0230" calcext:value-type="float">
            <text:p>227650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19000" calcext:value-type="float">
            <text:p>257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81000" calcext:value-type="float">
            <text:p>2290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85" calcext:value-type="float">
            <text:p>5380054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8110" calcext:value-type="float">
            <text:p>227298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707" calcext:value-type="float">
            <text:p>6360907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40200" calcext:value-type="float">
            <text:p>47764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55500" calcext:value-type="float">
            <text:p>247355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09000" calcext:value-type="float">
            <text:p>355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388000" calcext:value-type="float">
            <text:p>357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3000" calcext:value-type="float">
            <text:p>305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000" calcext:value-type="float">
            <text:p>2447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45000" calcext:value-type="float">
            <text:p>2586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29000" calcext:value-type="float">
            <text:p>477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18000" calcext:value-type="float">
            <text:p>2125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648000" calcext:value-type="float">
            <text:p>564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802000" calcext:value-type="float">
            <text:p>351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10000" calcext:value-type="float">
            <text:p>244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1000" calcext:value-type="float">
            <text:p>304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75000" calcext:value-type="float">
            <text:p>566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3450" calcext:value-type="float">
            <text:p>227593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64000" calcext:value-type="float">
            <text:p>3115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650" calcext:value-type="float">
            <text:p>227635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41000" calcext:value-type="float">
            <text:p>3719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1" calcext:value-type="float">
            <text:p>605086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21000" calcext:value-type="float">
            <text:p>3119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59000" calcext:value-type="float">
            <text:p>2499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28000" calcext:value-type="float">
            <text:p>2491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937000" calcext:value-type="float">
            <text:p>2489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86000" calcext:value-type="float">
            <text:p>3530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11970" calcext:value-type="float">
            <text:p>211311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62" calcext:value-type="float">
            <text:p>5380035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62000" calcext:value-type="float">
            <text:p>236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38000" calcext:value-type="float">
            <text:p>3099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94000" calcext:value-type="float">
            <text:p>311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70200" calcext:value-type="float">
            <text:p>24737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42000" calcext:value-type="float">
            <text:p>2446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46000" calcext:value-type="float">
            <text:p>3722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70000" calcext:value-type="float">
            <text:p>5659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473000" calcext:value-type="float">
            <text:p>310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71000" calcext:value-type="float">
            <text:p>357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03000" calcext:value-type="float">
            <text:p>3050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6950" calcext:value-type="float">
            <text:p>227536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67000" calcext:value-type="float">
            <text:p>249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62000" calcext:value-type="float">
            <text:p>304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60" calcext:value-type="float">
            <text:p>636016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3000" calcext:value-type="float">
            <text:p>229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37" calcext:value-type="float">
            <text:p>6360170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7000" calcext:value-type="float">
            <text:p>2447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30187" calcext:value-type="float">
            <text:p>2446301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131" calcext:value-type="float">
            <text:p>6360121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2000" calcext:value-type="float">
            <text:p>2462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5700" calcext:value-type="float">
            <text:p>22802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0150" calcext:value-type="float">
            <text:p>211210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24268" calcext:value-type="float">
            <text:p>2350242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6000" calcext:value-type="float">
            <text:p>228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04000" calcext:value-type="float">
            <text:p>3545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1200" calcext:value-type="float">
            <text:p>477271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97" calcext:value-type="float">
            <text:p>6360922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880" calcext:value-type="float">
            <text:p>255803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72000" calcext:value-type="float">
            <text:p>356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32000" calcext:value-type="float">
            <text:p>2451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72000" calcext:value-type="float">
            <text:p>215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42000" calcext:value-type="float">
            <text:p>2180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408000" calcext:value-type="float">
            <text:p>257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17300" calcext:value-type="float">
            <text:p>247117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15000" calcext:value-type="float">
            <text:p>356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17000" calcext:value-type="float">
            <text:p>2407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1900" calcext:value-type="float">
            <text:p>22821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97000" calcext:value-type="float">
            <text:p>2466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610" calcext:value-type="float">
            <text:p>636091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94" calcext:value-type="float">
            <text:p>6360150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8000" calcext:value-type="float">
            <text:p>228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09000" calcext:value-type="float">
            <text:p>244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8000" calcext:value-type="float">
            <text:p>3551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2000" calcext:value-type="float">
            <text:p>2293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234000" calcext:value-type="float">
            <text:p>233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12" calcext:value-type="float">
            <text:p>5380049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29000" calcext:value-type="float">
            <text:p>240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93000" calcext:value-type="float">
            <text:p>249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73000" calcext:value-type="float">
            <text:p>356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9700" calcext:value-type="float">
            <text:p>22820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344000" calcext:value-type="float">
            <text:p>2753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6000" calcext:value-type="float">
            <text:p>228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24" calcext:value-type="float">
            <text:p>5380054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30" calcext:value-type="float">
            <text:p>636091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4300" calcext:value-type="float">
            <text:p>22714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15190" calcext:value-type="float">
            <text:p>26101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54000" calcext:value-type="float">
            <text:p>2484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31000" calcext:value-type="float">
            <text:p>355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61000" calcext:value-type="float">
            <text:p>3093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11000" calcext:value-type="float">
            <text:p>3057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44000" calcext:value-type="float">
            <text:p>2281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21" calcext:value-type="float">
            <text:p>6360911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84000" calcext:value-type="float">
            <text:p>2464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15000" calcext:value-type="float">
            <text:p>3088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79000" calcext:value-type="float">
            <text:p>3539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81000" calcext:value-type="float">
            <text:p>236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01" calcext:value-type="float">
            <text:p>636091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54000" calcext:value-type="float">
            <text:p>2156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54000" calcext:value-type="float">
            <text:p>2055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11000" calcext:value-type="float">
            <text:p>2466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8963" calcext:value-type="float">
            <text:p>2350689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8085" calcext:value-type="float">
            <text:p>2350680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87" calcext:value-type="float">
            <text:p>6360919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2900" calcext:value-type="float">
            <text:p>22822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61000" calcext:value-type="float">
            <text:p>5643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94000" calcext:value-type="float">
            <text:p>5654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37000" calcext:value-type="float">
            <text:p>314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96" calcext:value-type="float">
            <text:p>2558055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1130" calcext:value-type="float">
            <text:p>227221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06" calcext:value-type="float">
            <text:p>636015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8700" calcext:value-type="float">
            <text:p>22823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51" calcext:value-type="float">
            <text:p>5380056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108000" calcext:value-type="float">
            <text:p>567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4000" calcext:value-type="float">
            <text:p>2263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85000" calcext:value-type="float">
            <text:p>2466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05000" calcext:value-type="float">
            <text:p>319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061700" calcext:value-type="float">
            <text:p>23006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47880" calcext:value-type="float">
            <text:p>227047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0140" calcext:value-type="float">
            <text:p>227400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5264" calcext:value-type="float">
            <text:p>2351052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65000" calcext:value-type="float">
            <text:p>2484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67000" calcext:value-type="float">
            <text:p>3736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18000" calcext:value-type="float">
            <text:p>226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9940" calcext:value-type="float">
            <text:p>227739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715" calcext:value-type="float">
            <text:p>2350707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116" calcext:value-type="float">
            <text:p>419000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13000" calcext:value-type="float">
            <text:p>236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176140" calcext:value-type="float">
            <text:p>258176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93000" calcext:value-type="float">
            <text:p>2465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965000" calcext:value-type="float">
            <text:p>2309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75000" calcext:value-type="float">
            <text:p>351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17000" calcext:value-type="float">
            <text:p>564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41000" calcext:value-type="float">
            <text:p>256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3800" calcext:value-type="float">
            <text:p>22803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60" calcext:value-type="float">
            <text:p>311000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12000" calcext:value-type="float">
            <text:p>2275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80000" calcext:value-type="float">
            <text:p>228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5700" calcext:value-type="float">
            <text:p>2283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49000" calcext:value-type="float">
            <text:p>245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1" calcext:value-type="float">
            <text:p>2558056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37000" calcext:value-type="float">
            <text:p>563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14000" calcext:value-type="float">
            <text:p>2464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03000" calcext:value-type="float">
            <text:p>227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06" calcext:value-type="float">
            <text:p>636016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594000" calcext:value-type="float">
            <text:p>247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42000" calcext:value-type="float">
            <text:p>3085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91000" calcext:value-type="float">
            <text:p>215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41000" calcext:value-type="float">
            <text:p>566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0000" calcext:value-type="float">
            <text:p>244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82000" calcext:value-type="float">
            <text:p>2565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11000" calcext:value-type="float">
            <text:p>209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121000" calcext:value-type="float">
            <text:p>3761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2896" calcext:value-type="float">
            <text:p>2350828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72000" calcext:value-type="float">
            <text:p>257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56" calcext:value-type="float">
            <text:p>6360163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12900" calcext:value-type="float">
            <text:p>24731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5270" calcext:value-type="float">
            <text:p>227005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315" calcext:value-type="float">
            <text:p>5380023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72" calcext:value-type="float">
            <text:p>5380057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12000" calcext:value-type="float">
            <text:p>2457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71000" calcext:value-type="float">
            <text:p>248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410" calcext:value-type="float">
            <text:p>227004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70000" calcext:value-type="float">
            <text:p>248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4630" calcext:value-type="float">
            <text:p>227114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86000" calcext:value-type="float">
            <text:p>3054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8930" calcext:value-type="float">
            <text:p>227598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4000" calcext:value-type="float">
            <text:p>2205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76000" calcext:value-type="float">
            <text:p>305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29000" calcext:value-type="float">
            <text:p>310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7700" calcext:value-type="float">
            <text:p>22826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15000" calcext:value-type="float">
            <text:p>219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84" calcext:value-type="float">
            <text:p>2558056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96000" calcext:value-type="float">
            <text:p>256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97000" calcext:value-type="float">
            <text:p>3116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308000" calcext:value-type="float">
            <text:p>235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168" calcext:value-type="float">
            <text:p>3040101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33000" calcext:value-type="float">
            <text:p>2290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302000" calcext:value-type="float">
            <text:p>3043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9000" calcext:value-type="float">
            <text:p>566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09000" calcext:value-type="float">
            <text:p>3057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106" calcext:value-type="float">
            <text:p>6360111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45" calcext:value-type="float">
            <text:p>6360151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58000" calcext:value-type="float">
            <text:p>229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7590" calcext:value-type="float">
            <text:p>2272275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68000" calcext:value-type="float">
            <text:p>372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07000" calcext:value-type="float">
            <text:p>249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854000" calcext:value-type="float">
            <text:p>3528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28000" calcext:value-type="float">
            <text:p>3046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368000" calcext:value-type="float">
            <text:p>3113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171000" calcext:value-type="float">
            <text:p>234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29000" calcext:value-type="float">
            <text:p>236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69" calcext:value-type="float">
            <text:p>636091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52340" calcext:value-type="float">
            <text:p>211552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033" calcext:value-type="float">
            <text:p>2500020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25000" calcext:value-type="float">
            <text:p>220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59000" calcext:value-type="float">
            <text:p>269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7672" calcext:value-type="float">
            <text:p>2350976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110" calcext:value-type="float">
            <text:p>538003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3417000" calcext:value-type="float">
            <text:p>303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0660" calcext:value-type="float">
            <text:p>227320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45210" calcext:value-type="float">
            <text:p>2272452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06" calcext:value-type="float">
            <text:p>5380045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95600" calcext:value-type="float">
            <text:p>47709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84000" calcext:value-type="float">
            <text:p>245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03000" calcext:value-type="float">
            <text:p>304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9665" calcext:value-type="float">
            <text:p>2351096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64000" calcext:value-type="float">
            <text:p>245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61" calcext:value-type="float">
            <text:p>6360158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4" calcext:value-type="float">
            <text:p>5380061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12000" calcext:value-type="float">
            <text:p>245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033" calcext:value-type="float">
            <text:p>2350500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04" calcext:value-type="float">
            <text:p>5380055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3501" calcext:value-type="float">
            <text:p>235083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88000" calcext:value-type="float">
            <text:p>548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02000" calcext:value-type="float">
            <text:p>353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1275" calcext:value-type="float">
            <text:p>2350712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04" calcext:value-type="float">
            <text:p>6360170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06000" calcext:value-type="float">
            <text:p>309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109" calcext:value-type="float">
            <text:p>2500011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400" calcext:value-type="float">
            <text:p>47722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92000" calcext:value-type="float">
            <text:p>2365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62000" calcext:value-type="float">
            <text:p>2564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43000" calcext:value-type="float">
            <text:p>373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83000" calcext:value-type="float">
            <text:p>2196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11050" calcext:value-type="float">
            <text:p>227211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5560" calcext:value-type="float">
            <text:p>227315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548000" calcext:value-type="float">
            <text:p>2245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506000" calcext:value-type="float">
            <text:p>352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91000" calcext:value-type="float">
            <text:p>2187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15000" calcext:value-type="float">
            <text:p>305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598370" calcext:value-type="float">
            <text:p>367598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34000" calcext:value-type="float">
            <text:p>2097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1" calcext:value-type="float">
            <text:p>6360925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6920" calcext:value-type="float">
            <text:p>227686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2020" calcext:value-type="float">
            <text:p>227382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3000" calcext:value-type="float">
            <text:p>2464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9540" calcext:value-type="float">
            <text:p>273339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69000" calcext:value-type="float">
            <text:p>3048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19000" calcext:value-type="float">
            <text:p>212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906000" calcext:value-type="float">
            <text:p>3559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5100" calcext:value-type="float">
            <text:p>311015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89000" calcext:value-type="float">
            <text:p>3545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93000" calcext:value-type="float">
            <text:p>314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451000" calcext:value-type="float">
            <text:p>3524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93000" calcext:value-type="float">
            <text:p>215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317000" calcext:value-type="float">
            <text:p>3763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16000" calcext:value-type="float">
            <text:p>355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34" calcext:value-type="float">
            <text:p>6360165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0600" calcext:value-type="float">
            <text:p>22802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80000" calcext:value-type="float">
            <text:p>566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00000" calcext:value-type="float">
            <text:p>305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25000" calcext:value-type="float">
            <text:p>2494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477000" calcext:value-type="float">
            <text:p>2154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05000" calcext:value-type="float">
            <text:p>314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95000" calcext:value-type="float">
            <text:p>311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4147" calcext:value-type="float">
            <text:p>2350341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8970" calcext:value-type="float">
            <text:p>227588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28000" calcext:value-type="float">
            <text:p>5647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95900" calcext:value-type="float">
            <text:p>47709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629000" calcext:value-type="float">
            <text:p>2186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28000" calcext:value-type="float">
            <text:p>2253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4480" calcext:value-type="float">
            <text:p>227224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60" calcext:value-type="float">
            <text:p>636092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4000" calcext:value-type="float">
            <text:p>227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6570" calcext:value-type="float">
            <text:p>227686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75000" calcext:value-type="float">
            <text:p>249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852000" calcext:value-type="float">
            <text:p>210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80000" calcext:value-type="float">
            <text:p>3517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40000" calcext:value-type="float">
            <text:p>246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06000" calcext:value-type="float">
            <text:p>3057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55000" calcext:value-type="float">
            <text:p>2278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58290" calcext:value-type="float">
            <text:p>227258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47" calcext:value-type="float">
            <text:p>3110001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450" calcext:value-type="float">
            <text:p>255805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22000" calcext:value-type="float">
            <text:p>256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36000" calcext:value-type="float">
            <text:p>2295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182" calcext:value-type="float">
            <text:p>4190001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410000" calcext:value-type="float">
            <text:p>3544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86" calcext:value-type="float">
            <text:p>538002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04200" calcext:value-type="float">
            <text:p>24730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9400" calcext:value-type="float">
            <text:p>31100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9730" calcext:value-type="float">
            <text:p>227149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02000" calcext:value-type="float">
            <text:p>2443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944" calcext:value-type="float">
            <text:p>636013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37000" calcext:value-type="float">
            <text:p>249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54000" calcext:value-type="float">
            <text:p>565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829000" calcext:value-type="float">
            <text:p>5658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701832000" calcext:value-type="float">
            <text:p>7018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481000" calcext:value-type="float">
            <text:p>210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37000" calcext:value-type="float">
            <text:p>371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9800" calcext:value-type="float">
            <text:p>22802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231" calcext:value-type="float">
            <text:p>5380032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092000" calcext:value-type="float">
            <text:p>312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97" calcext:value-type="float">
            <text:p>5380061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69000" calcext:value-type="float">
            <text:p>357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77000" calcext:value-type="float">
            <text:p>3111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1710" calcext:value-type="float">
            <text:p>227681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57830" calcext:value-type="float">
            <text:p>224057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02000" calcext:value-type="float">
            <text:p>2497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18710" calcext:value-type="float">
            <text:p>563018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704" calcext:value-type="float">
            <text:p>6360907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89000" calcext:value-type="float">
            <text:p>229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03" calcext:value-type="float">
            <text:p>5380055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7900" calcext:value-type="float">
            <text:p>31101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24000" calcext:value-type="float">
            <text:p>3047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995000" calcext:value-type="float">
            <text:p>441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69000" calcext:value-type="float">
            <text:p>2468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2830" calcext:value-type="float">
            <text:p>227632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46200" calcext:value-type="float">
            <text:p>24704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6000" calcext:value-type="float">
            <text:p>229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67000" calcext:value-type="float">
            <text:p>2126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62000" calcext:value-type="float">
            <text:p>2279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83" calcext:value-type="float">
            <text:p>5380028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86000" calcext:value-type="float">
            <text:p>3514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29000" calcext:value-type="float">
            <text:p>305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0000" calcext:value-type="float">
            <text:p>2281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30896" calcext:value-type="float">
            <text:p>2448308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05000" calcext:value-type="float">
            <text:p>229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3000" calcext:value-type="float">
            <text:p>566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9680" calcext:value-type="float">
            <text:p>261029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59000" calcext:value-type="float">
            <text:p>305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0600" calcext:value-type="float">
            <text:p>22819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96000" calcext:value-type="float">
            <text:p>2465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5260" calcext:value-type="float">
            <text:p>227715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236000" calcext:value-type="float">
            <text:p>220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15000" calcext:value-type="float">
            <text:p>245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72000" calcext:value-type="float">
            <text:p>246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4630" calcext:value-type="float">
            <text:p>232004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3000" calcext:value-type="float">
            <text:p>228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1020" calcext:value-type="float">
            <text:p>227641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25000" calcext:value-type="float">
            <text:p>2455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53000" calcext:value-type="float">
            <text:p>3052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13000" calcext:value-type="float">
            <text:p>2483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690000" calcext:value-type="float">
            <text:p>3546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683840" calcext:value-type="float">
            <text:p>367683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86000" calcext:value-type="float">
            <text:p>309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02800" calcext:value-type="float">
            <text:p>47780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17730" calcext:value-type="float">
            <text:p>211617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74000" calcext:value-type="float">
            <text:p>257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92" calcext:value-type="float">
            <text:p>6360164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70000" calcext:value-type="float">
            <text:p>3541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38000" calcext:value-type="float">
            <text:p>3119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72000" calcext:value-type="float">
            <text:p>356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0000" calcext:value-type="float">
            <text:p>2297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61" calcext:value-type="float">
            <text:p>636092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20000" calcext:value-type="float">
            <text:p>205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99000" calcext:value-type="float">
            <text:p>2092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40" calcext:value-type="float">
            <text:p>5380046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4195" calcext:value-type="float">
            <text:p>2351141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5000" calcext:value-type="float">
            <text:p>256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1360" calcext:value-type="float">
            <text:p>273351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77000" calcext:value-type="float">
            <text:p>245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909" calcext:value-type="float">
            <text:p>6360129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2940" calcext:value-type="float">
            <text:p>255802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67000" calcext:value-type="float">
            <text:p>3704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22000" calcext:value-type="float">
            <text:p>564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9139" calcext:value-type="float">
            <text:p>2190191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93" calcext:value-type="float">
            <text:p>538005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71" calcext:value-type="float">
            <text:p>6360922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81" calcext:value-type="float">
            <text:p>538004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96000" calcext:value-type="float">
            <text:p>5655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333" calcext:value-type="float">
            <text:p>2350893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38000" calcext:value-type="float">
            <text:p>2468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439000" calcext:value-type="float">
            <text:p>205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3400" calcext:value-type="float">
            <text:p>477013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71000" calcext:value-type="float">
            <text:p>265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60" calcext:value-type="float">
            <text:p>636015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25" calcext:value-type="float">
            <text:p>63609112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4470" calcext:value-type="float">
            <text:p>227294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6400" calcext:value-type="float">
            <text:p>477276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47000" calcext:value-type="float">
            <text:p>5487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93740" calcext:value-type="float">
            <text:p>227193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41000" calcext:value-type="float">
            <text:p>3098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11000" calcext:value-type="float">
            <text:p>2158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5000" calcext:value-type="float">
            <text:p>2274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368" calcext:value-type="float">
            <text:p>2350853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40000" calcext:value-type="float">
            <text:p>3731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84000" calcext:value-type="float">
            <text:p>2093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20314" calcext:value-type="float">
            <text:p>2446203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353" calcext:value-type="float">
            <text:p>6360133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38" calcext:value-type="float">
            <text:p>5380060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61000" calcext:value-type="float">
            <text:p>4771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9800" calcext:value-type="float">
            <text:p>22803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46600" calcext:value-type="float">
            <text:p>47734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26000" calcext:value-type="float">
            <text:p>3055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12" calcext:value-type="float">
            <text:p>6360160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37000" calcext:value-type="float">
            <text:p>304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62200" calcext:value-type="float">
            <text:p>31906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76" calcext:value-type="float">
            <text:p>6360164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22500" calcext:value-type="float">
            <text:p>27332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16000" calcext:value-type="float">
            <text:p>226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738000" calcext:value-type="float">
            <text:p>419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36000" calcext:value-type="float">
            <text:p>2443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5700" calcext:value-type="float">
            <text:p>22829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6000" calcext:value-type="float">
            <text:p>228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21000" calcext:value-type="float">
            <text:p>2125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96000" calcext:value-type="float">
            <text:p>2407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52000" calcext:value-type="float">
            <text:p>5630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2681" calcext:value-type="float">
            <text:p>2351026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00826" calcext:value-type="float">
            <text:p>2560008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1000" calcext:value-type="float">
            <text:p>228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33" calcext:value-type="float">
            <text:p>6360919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73" calcext:value-type="float">
            <text:p>3040109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0000" calcext:value-type="float">
            <text:p>2569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00290" calcext:value-type="float">
            <text:p>261000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7260" calcext:value-type="float">
            <text:p>273357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66000" calcext:value-type="float">
            <text:p>2298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51" calcext:value-type="float">
            <text:p>5380041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4000" calcext:value-type="float">
            <text:p>256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85000" calcext:value-type="float">
            <text:p>2366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22000" calcext:value-type="float">
            <text:p>371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01" calcext:value-type="float">
            <text:p>5380056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960" calcext:value-type="float">
            <text:p>255804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86000" calcext:value-type="float">
            <text:p>2462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3780" calcext:value-type="float">
            <text:p>2350037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824000" calcext:value-type="float">
            <text:p>432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271" calcext:value-type="float">
            <text:p>2190182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09000" calcext:value-type="float">
            <text:p>2597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42000" calcext:value-type="float">
            <text:p>2125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33000" calcext:value-type="float">
            <text:p>564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2190" calcext:value-type="float">
            <text:p>227402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98000" calcext:value-type="float">
            <text:p>236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3400" calcext:value-type="float">
            <text:p>247273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16000" calcext:value-type="float">
            <text:p>219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4000" calcext:value-type="float">
            <text:p>447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04000" calcext:value-type="float">
            <text:p>246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912000" calcext:value-type="float">
            <text:p>374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40921" calcext:value-type="float">
            <text:p>2447409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16000" calcext:value-type="float">
            <text:p>246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65000" calcext:value-type="float">
            <text:p>2488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3000" calcext:value-type="float">
            <text:p>3057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12000" calcext:value-type="float">
            <text:p>3572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61" calcext:value-type="float">
            <text:p>2558056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7000" calcext:value-type="float">
            <text:p>2282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885000" calcext:value-type="float">
            <text:p>3198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96" calcext:value-type="float">
            <text:p>6360154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829" calcext:value-type="float">
            <text:p>5380068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467000" calcext:value-type="float">
            <text:p>3094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15" calcext:value-type="float">
            <text:p>3040109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505000" calcext:value-type="float">
            <text:p>2105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39000" calcext:value-type="float">
            <text:p>229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86000" calcext:value-type="float">
            <text:p>2299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8000" calcext:value-type="float">
            <text:p>2263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84" calcext:value-type="float">
            <text:p>6360141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310" calcext:value-type="float">
            <text:p>273338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11000" calcext:value-type="float">
            <text:p>565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09" calcext:value-type="float">
            <text:p>3040109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48000" calcext:value-type="float">
            <text:p>220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1670" calcext:value-type="float">
            <text:p>235011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08900" calcext:value-type="float">
            <text:p>227108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48000" calcext:value-type="float">
            <text:p>305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98000" calcext:value-type="float">
            <text:p>3044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449000" calcext:value-type="float">
            <text:p>2104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5900" calcext:value-type="float">
            <text:p>22803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99000" calcext:value-type="float">
            <text:p>2299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83000" calcext:value-type="float">
            <text:p>566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92000" calcext:value-type="float">
            <text:p>249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29970" calcext:value-type="float">
            <text:p>227029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6600" calcext:value-type="float">
            <text:p>22823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7900" calcext:value-type="float">
            <text:p>22816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34000" calcext:value-type="float">
            <text:p>566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5000" calcext:value-type="float">
            <text:p>2274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64000" calcext:value-type="float">
            <text:p>2363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53000" calcext:value-type="float">
            <text:p>3057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4220" calcext:value-type="float">
            <text:p>227384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55000" calcext:value-type="float">
            <text:p>241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1700" calcext:value-type="float">
            <text:p>22825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66000" calcext:value-type="float">
            <text:p>314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800" calcext:value-type="float">
            <text:p>31101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62000" calcext:value-type="float">
            <text:p>215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47000" calcext:value-type="float">
            <text:p>3724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1012" calcext:value-type="float">
            <text:p>2350510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08" calcext:value-type="float">
            <text:p>6360142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1000" calcext:value-type="float">
            <text:p>2281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67" calcext:value-type="float">
            <text:p>5380902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11000" calcext:value-type="float">
            <text:p>3046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6870" calcext:value-type="float">
            <text:p>227566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206000" calcext:value-type="float">
            <text:p>319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830000" calcext:value-type="float">
            <text:p>353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6600" calcext:value-type="float">
            <text:p>24722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44000" calcext:value-type="float">
            <text:p>5662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3" calcext:value-type="float">
            <text:p>6050860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37000" calcext:value-type="float">
            <text:p>244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75000" calcext:value-type="float">
            <text:p>229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07600" calcext:value-type="float">
            <text:p>47760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7000" calcext:value-type="float">
            <text:p>2273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792" calcext:value-type="float">
            <text:p>6360117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64000" calcext:value-type="float">
            <text:p>2462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07000" calcext:value-type="float">
            <text:p>2465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11000" calcext:value-type="float">
            <text:p>3739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07000" calcext:value-type="float">
            <text:p>236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90000" calcext:value-type="float">
            <text:p>3055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6000" calcext:value-type="float">
            <text:p>227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9600" calcext:value-type="float">
            <text:p>22825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32000" calcext:value-type="float">
            <text:p>257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3963" calcext:value-type="float">
            <text:p>2350139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5680" calcext:value-type="float">
            <text:p>227325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57" calcext:value-type="float">
            <text:p>5380056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57" calcext:value-type="float">
            <text:p>6360918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94" calcext:value-type="float">
            <text:p>3110002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321" calcext:value-type="float">
            <text:p>2361113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3700" calcext:value-type="float">
            <text:p>22826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51000" calcext:value-type="float">
            <text:p>372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52" calcext:value-type="float">
            <text:p>6360919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24000" calcext:value-type="float">
            <text:p>236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39000" calcext:value-type="float">
            <text:p>304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48000" calcext:value-type="float">
            <text:p>311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60000" calcext:value-type="float">
            <text:p>266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325000" calcext:value-type="float">
            <text:p>3713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224000" calcext:value-type="float">
            <text:p>2102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501" calcext:value-type="float">
            <text:p>219018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03000" calcext:value-type="float">
            <text:p>3563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29000" calcext:value-type="float">
            <text:p>354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27000" calcext:value-type="float">
            <text:p>2484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5900" calcext:value-type="float">
            <text:p>47730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52000" calcext:value-type="float">
            <text:p>211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64000" calcext:value-type="float">
            <text:p>3549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15000" calcext:value-type="float">
            <text:p>357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4270" calcext:value-type="float">
            <text:p>227624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2000" calcext:value-type="float">
            <text:p>373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5800" calcext:value-type="float">
            <text:p>22803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83" calcext:value-type="float">
            <text:p>5380052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720000" calcext:value-type="float">
            <text:p>2107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781000" calcext:value-type="float">
            <text:p>215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93100" calcext:value-type="float">
            <text:p>47729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600" calcext:value-type="float">
            <text:p>31101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19000" calcext:value-type="float">
            <text:p>240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455" calcext:value-type="float">
            <text:p>6360924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01" calcext:value-type="float">
            <text:p>538006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81400" calcext:value-type="float">
            <text:p>47758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091" calcext:value-type="float">
            <text:p>5380900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20000" calcext:value-type="float">
            <text:p>219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01000" calcext:value-type="float">
            <text:p>372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48" calcext:value-type="float">
            <text:p>5380904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65000" calcext:value-type="float">
            <text:p>257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38781000" calcext:value-type="float">
            <text:p>338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7401" calcext:value-type="float">
            <text:p>2350974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478" calcext:value-type="float">
            <text:p>5380024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068" calcext:value-type="float">
            <text:p>6360130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29000" calcext:value-type="float">
            <text:p>565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6450" calcext:value-type="float">
            <text:p>227226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75000" calcext:value-type="float">
            <text:p>357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922" calcext:value-type="float">
            <text:p>6360149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609" calcext:value-type="float">
            <text:p>2350506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277430" calcext:value-type="float">
            <text:p>205277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31000" calcext:value-type="float">
            <text:p>370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468" calcext:value-type="float">
            <text:p>2710434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888" calcext:value-type="float">
            <text:p>2350818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41" calcext:value-type="float">
            <text:p>6360142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5000" calcext:value-type="float">
            <text:p>314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95000" calcext:value-type="float">
            <text:p>304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94" calcext:value-type="float">
            <text:p>6360913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8700" calcext:value-type="float">
            <text:p>22820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64" calcext:value-type="float">
            <text:p>5380019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75000" calcext:value-type="float">
            <text:p>248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26000" calcext:value-type="float">
            <text:p>2457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507000" calcext:value-type="float">
            <text:p>2355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701000" calcext:value-type="float">
            <text:p>308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869000" calcext:value-type="float">
            <text:p>3708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75000" calcext:value-type="float">
            <text:p>3572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649000" calcext:value-type="float">
            <text:p>2186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82000" calcext:value-type="float">
            <text:p>244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340" calcext:value-type="float">
            <text:p>255805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18000" calcext:value-type="float">
            <text:p>230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62" calcext:value-type="float">
            <text:p>3110004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20" calcext:value-type="float">
            <text:p>2558056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87" calcext:value-type="float">
            <text:p>5380043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21000" calcext:value-type="float">
            <text:p>304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76000" calcext:value-type="float">
            <text:p>565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30000" calcext:value-type="float">
            <text:p>220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7760" calcext:value-type="float">
            <text:p>227007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16000" calcext:value-type="float">
            <text:p>2124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4040" calcext:value-type="float">
            <text:p>273354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000" calcext:value-type="float">
            <text:p>3040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89000" calcext:value-type="float">
            <text:p>355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9140" calcext:value-type="float">
            <text:p>227549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53000" calcext:value-type="float">
            <text:p>2412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88000" calcext:value-type="float">
            <text:p>228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55000" calcext:value-type="float">
            <text:p>215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7900" calcext:value-type="float">
            <text:p>47701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7300" calcext:value-type="float">
            <text:p>477217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47" calcext:value-type="float">
            <text:p>5380033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31010" calcext:value-type="float">
            <text:p>261031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28" calcext:value-type="float">
            <text:p>5380028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33000" calcext:value-type="float">
            <text:p>2129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32000" calcext:value-type="float">
            <text:p>308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8112361" calcext:value-type="float">
            <text:p>3781123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17000" calcext:value-type="float">
            <text:p>259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7000" calcext:value-type="float">
            <text:p>3040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59000" calcext:value-type="float">
            <text:p>3141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64" calcext:value-type="float">
            <text:p>6360156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3900" calcext:value-type="float">
            <text:p>22825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78200" calcext:value-type="float">
            <text:p>47747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39000" calcext:value-type="float">
            <text:p>353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37000" calcext:value-type="float">
            <text:p>354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8000" calcext:value-type="float">
            <text:p>2271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0" calcext:value-type="float">
            <text:p>538004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66" calcext:value-type="float">
            <text:p>2351037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66000" calcext:value-type="float">
            <text:p>212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94" calcext:value-type="float">
            <text:p>5380052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43000" calcext:value-type="float">
            <text:p>3045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74000" calcext:value-type="float">
            <text:p>257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0230" calcext:value-type="float">
            <text:p>227010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3920" calcext:value-type="float">
            <text:p>227383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021" calcext:value-type="float">
            <text:p>2710000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58000" calcext:value-type="float">
            <text:p>245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939000" calcext:value-type="float">
            <text:p>2399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49000" calcext:value-type="float">
            <text:p>371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8" calcext:value-type="float">
            <text:p>2558056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84000" calcext:value-type="float">
            <text:p>241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42000" calcext:value-type="float">
            <text:p>3577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2" calcext:value-type="float">
            <text:p>5380054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2820" calcext:value-type="float">
            <text:p>227592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90000" calcext:value-type="float">
            <text:p>2456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59000" calcext:value-type="float">
            <text:p>3514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27000" calcext:value-type="float">
            <text:p>3055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22" calcext:value-type="float">
            <text:p>5380019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1000" calcext:value-type="float">
            <text:p>2205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647" calcext:value-type="float">
            <text:p>2350966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736000" calcext:value-type="float">
            <text:p>3707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8320" calcext:value-type="float">
            <text:p>261028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97000" calcext:value-type="float">
            <text:p>305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35000" calcext:value-type="float">
            <text:p>229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94" calcext:value-type="float">
            <text:p>6360159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80000" calcext:value-type="float">
            <text:p>246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86500" calcext:value-type="float">
            <text:p>477486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23000" calcext:value-type="float">
            <text:p>256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10000" calcext:value-type="float">
            <text:p>256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360" calcext:value-type="float">
            <text:p>255803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95000" calcext:value-type="float">
            <text:p>2278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45000" calcext:value-type="float">
            <text:p>3194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43000" calcext:value-type="float">
            <text:p>5631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730" calcext:value-type="float">
            <text:p>244810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2352" calcext:value-type="float">
            <text:p>235102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95000" calcext:value-type="float">
            <text:p>2498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03" calcext:value-type="float">
            <text:p>5380041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78000" calcext:value-type="float">
            <text:p>3051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6000" calcext:value-type="float">
            <text:p>3056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27" calcext:value-type="float">
            <text:p>2558056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418000" calcext:value-type="float">
            <text:p>2534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85000" calcext:value-type="float">
            <text:p>229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7000" calcext:value-type="float">
            <text:p>2273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40" calcext:value-type="float">
            <text:p>538002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93000" calcext:value-type="float">
            <text:p>212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901000" calcext:value-type="float">
            <text:p>215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660" calcext:value-type="float">
            <text:p>227004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0600" calcext:value-type="float">
            <text:p>47730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74000" calcext:value-type="float">
            <text:p>3088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24000" calcext:value-type="float">
            <text:p>229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856000" calcext:value-type="float">
            <text:p>3548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89000" calcext:value-type="float">
            <text:p>2448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13000" calcext:value-type="float">
            <text:p>227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44000" calcext:value-type="float">
            <text:p>236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8000" calcext:value-type="float">
            <text:p>2278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6302" calcext:value-type="float">
            <text:p>2351063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73000" calcext:value-type="float">
            <text:p>5637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11000" calcext:value-type="float">
            <text:p>215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1760" calcext:value-type="float">
            <text:p>227391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00000" calcext:value-type="float">
            <text:p>3571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71000" calcext:value-type="float">
            <text:p>3702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675000" calcext:value-type="float">
            <text:p>269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52" calcext:value-type="float">
            <text:p>5380029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101000" calcext:value-type="float">
            <text:p>356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25000" calcext:value-type="float">
            <text:p>2461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180" calcext:value-type="float">
            <text:p>419000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97660" calcext:value-type="float">
            <text:p>211397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026000" calcext:value-type="float">
            <text:p>3740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17000" calcext:value-type="float">
            <text:p>249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51000" calcext:value-type="float">
            <text:p>3535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00000" calcext:value-type="float">
            <text:p>355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782" calcext:value-type="float">
            <text:p>2361117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366" calcext:value-type="float">
            <text:p>2351133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15" calcext:value-type="float">
            <text:p>5380065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04000" calcext:value-type="float">
            <text:p>5669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84000" calcext:value-type="float">
            <text:p>249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800" calcext:value-type="float">
            <text:p>31102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85000" calcext:value-type="float">
            <text:p>304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60400" calcext:value-type="float">
            <text:p>24716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84000" calcext:value-type="float">
            <text:p>566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3404" calcext:value-type="float">
            <text:p>2350734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04000" calcext:value-type="float">
            <text:p>249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53000" calcext:value-type="float">
            <text:p>563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06000" calcext:value-type="float">
            <text:p>371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79000" calcext:value-type="float">
            <text:p>220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7900" calcext:value-type="float">
            <text:p>22826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69000" calcext:value-type="float">
            <text:p>2274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715" calcext:value-type="float">
            <text:p>2447907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2802" calcext:value-type="float">
            <text:p>2350828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71000" calcext:value-type="float">
            <text:p>245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088080" calcext:value-type="float">
            <text:p>258088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2700" calcext:value-type="float">
            <text:p>22829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21000" calcext:value-type="float">
            <text:p>244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999999999" calcext:value-type="float">
            <text:p>9999999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32180" calcext:value-type="float">
            <text:p>211232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01000" calcext:value-type="float">
            <text:p>5488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22121409" calcext:value-type="float">
            <text:p>6221214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8600" calcext:value-type="float">
            <text:p>22806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0796" calcext:value-type="float">
            <text:p>3040807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801" calcext:value-type="float">
            <text:p>2350508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43000" calcext:value-type="float">
            <text:p>371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100030" calcext:value-type="float">
            <text:p>518100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7050" calcext:value-type="float">
            <text:p>227167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93300" calcext:value-type="float">
            <text:p>477193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32000" calcext:value-type="float">
            <text:p>2196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160" calcext:value-type="float">
            <text:p>636011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69700" calcext:value-type="float">
            <text:p>24736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2000" calcext:value-type="float">
            <text:p>477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75000" calcext:value-type="float">
            <text:p>236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998" calcext:value-type="float">
            <text:p>6360139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971000" calcext:value-type="float">
            <text:p>2329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960000" calcext:value-type="float">
            <text:p>351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03" calcext:value-type="float">
            <text:p>5380058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63000" calcext:value-type="float">
            <text:p>273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73000" calcext:value-type="float">
            <text:p>236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46000" calcext:value-type="float">
            <text:p>246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1600" calcext:value-type="float">
            <text:p>47779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2" calcext:value-type="float">
            <text:p>2350899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70" calcext:value-type="float">
            <text:p>538006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69" calcext:value-type="float">
            <text:p>3110003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26" calcext:value-type="float">
            <text:p>5380054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59000" calcext:value-type="float">
            <text:p>236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5300" calcext:value-type="float">
            <text:p>24727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528000" calcext:value-type="float">
            <text:p>3515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23000" calcext:value-type="float">
            <text:p>2468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146" calcext:value-type="float">
            <text:p>5380031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2950" calcext:value-type="float">
            <text:p>25580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357000" calcext:value-type="float">
            <text:p>2303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3800" calcext:value-type="float">
            <text:p>22820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360" calcext:value-type="float">
            <text:p>235006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61000" calcext:value-type="float">
            <text:p>3097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000" calcext:value-type="float">
            <text:p>3110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040" calcext:value-type="float">
            <text:p>250000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497000" calcext:value-type="float">
            <text:p>355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31000" calcext:value-type="float">
            <text:p>245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60005430" calcext:value-type="float">
            <text:p>660005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1310" calcext:value-type="float">
            <text:p>227071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44000" calcext:value-type="float">
            <text:p>246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112000" calcext:value-type="float">
            <text:p>3721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00" calcext:value-type="float">
            <text:p>53800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038000" calcext:value-type="float">
            <text:p>3080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63" calcext:value-type="float">
            <text:p>5380058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205000" calcext:value-type="float">
            <text:p>354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01000" calcext:value-type="float">
            <text:p>2364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11040" calcext:value-type="float">
            <text:p>211611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76000" calcext:value-type="float">
            <text:p>2405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2000" calcext:value-type="float">
            <text:p>227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28" calcext:value-type="float">
            <text:p>5380055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7552000" calcext:value-type="float">
            <text:p>377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00000" calcext:value-type="float">
            <text:p>2413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21000" calcext:value-type="float">
            <text:p>219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316000" calcext:value-type="float">
            <text:p>3113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85000" calcext:value-type="float">
            <text:p>351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886000" calcext:value-type="float">
            <text:p>369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126" calcext:value-type="float">
            <text:p>244870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52000" calcext:value-type="float">
            <text:p>212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4817" calcext:value-type="float">
            <text:p>2350548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22000" calcext:value-type="float">
            <text:p>355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49" calcext:value-type="float">
            <text:p>5380059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99000" calcext:value-type="float">
            <text:p>228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98000" calcext:value-type="float">
            <text:p>308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12000" calcext:value-type="float">
            <text:p>3056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4300" calcext:value-type="float">
            <text:p>31104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22000" calcext:value-type="float">
            <text:p>2278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532950" calcext:value-type="float">
            <text:p>36753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65000" calcext:value-type="float">
            <text:p>3733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67000" calcext:value-type="float">
            <text:p>566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839000" calcext:value-type="float">
            <text:p>432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3520" calcext:value-type="float">
            <text:p>227413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95000" calcext:value-type="float">
            <text:p>253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8250" calcext:value-type="float">
            <text:p>227188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24000" calcext:value-type="float">
            <text:p>373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91000" calcext:value-type="float">
            <text:p>2564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30183" calcext:value-type="float">
            <text:p>2448301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88590" calcext:value-type="float">
            <text:p>2270885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7990" calcext:value-type="float">
            <text:p>227547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10000" calcext:value-type="float">
            <text:p>240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10000" calcext:value-type="float">
            <text:p>353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68000" calcext:value-type="float">
            <text:p>304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43" calcext:value-type="float">
            <text:p>5380056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00" calcext:value-type="float">
            <text:p>53800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890" calcext:value-type="float">
            <text:p>255803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35" calcext:value-type="float">
            <text:p>5380055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67550" calcext:value-type="float">
            <text:p>227667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768000" calcext:value-type="float">
            <text:p>3197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66000" calcext:value-type="float">
            <text:p>235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90000" calcext:value-type="float">
            <text:p>2460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36" calcext:value-type="float">
            <text:p>3110004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9365" calcext:value-type="float">
            <text:p>2190193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71000" calcext:value-type="float">
            <text:p>372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63000" calcext:value-type="float">
            <text:p>215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837000" calcext:value-type="float">
            <text:p>269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56000" calcext:value-type="float">
            <text:p>564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0170000" calcext:value-type="float">
            <text:p>4701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79000" calcext:value-type="float">
            <text:p>226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4000" calcext:value-type="float">
            <text:p>273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03000" calcext:value-type="float">
            <text:p>2364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21000" calcext:value-type="float">
            <text:p>3085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625" calcext:value-type="float">
            <text:p>23509462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700" calcext:value-type="float">
            <text:p>47718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13000" calcext:value-type="float">
            <text:p>565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810000" calcext:value-type="float">
            <text:p>2188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21000" calcext:value-type="float">
            <text:p>248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47000" calcext:value-type="float">
            <text:p>3571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95000" calcext:value-type="float">
            <text:p>305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74000" calcext:value-type="float">
            <text:p>246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9380" calcext:value-type="float">
            <text:p>2275693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615000" calcext:value-type="float">
            <text:p>218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5400" calcext:value-type="float">
            <text:p>247275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16000" calcext:value-type="float">
            <text:p>2458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205" calcext:value-type="float">
            <text:p>5380032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51000" calcext:value-type="float">
            <text:p>306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550000" calcext:value-type="float">
            <text:p>5635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76000" calcext:value-type="float">
            <text:p>244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17" calcext:value-type="float">
            <text:p>5380056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97000" calcext:value-type="float">
            <text:p>2486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20000" calcext:value-type="float">
            <text:p>2481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98000" calcext:value-type="float">
            <text:p>2298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26000" calcext:value-type="float">
            <text:p>258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57000" calcext:value-type="float">
            <text:p>246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82000" calcext:value-type="float">
            <text:p>2482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03" calcext:value-type="float">
            <text:p>5380064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31000" calcext:value-type="float">
            <text:p>563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0" calcext:value-type="float">
            <text:p>636016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9000" calcext:value-type="float">
            <text:p>2282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70000" calcext:value-type="float">
            <text:p>3042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3327" calcext:value-type="float">
            <text:p>2350933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89000" calcext:value-type="float">
            <text:p>249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42000" calcext:value-type="float">
            <text:p>564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8600" calcext:value-type="float">
            <text:p>47751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39000" calcext:value-type="float">
            <text:p>211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29" calcext:value-type="float">
            <text:p>6360164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55000" calcext:value-type="float">
            <text:p>5669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83" calcext:value-type="float">
            <text:p>6360166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92000" calcext:value-type="float">
            <text:p>248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9000" calcext:value-type="float">
            <text:p>2281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8120" calcext:value-type="float">
            <text:p>227548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76000" calcext:value-type="float">
            <text:p>3540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5600" calcext:value-type="float">
            <text:p>31100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5800" calcext:value-type="float">
            <text:p>31102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33000" calcext:value-type="float">
            <text:p>5630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91950" calcext:value-type="float">
            <text:p>227191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0680" calcext:value-type="float">
            <text:p>227060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58000" calcext:value-type="float">
            <text:p>477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06800" calcext:value-type="float">
            <text:p>22810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560" calcext:value-type="float">
            <text:p>255801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7000" calcext:value-type="float">
            <text:p>229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852000" calcext:value-type="float">
            <text:p>367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14000" calcext:value-type="float">
            <text:p>3042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85800" calcext:value-type="float">
            <text:p>47758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09000" calcext:value-type="float">
            <text:p>249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94000" calcext:value-type="float">
            <text:p>241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80000" calcext:value-type="float">
            <text:p>304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9700" calcext:value-type="float">
            <text:p>22831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57000" calcext:value-type="float">
            <text:p>356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19000" calcext:value-type="float">
            <text:p>3723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50000" calcext:value-type="float">
            <text:p>226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9000" calcext:value-type="float">
            <text:p>477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09" calcext:value-type="float">
            <text:p>2361118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73000" calcext:value-type="float">
            <text:p>2412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19000" calcext:value-type="float">
            <text:p>305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40" calcext:value-type="float">
            <text:p>636092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53000" calcext:value-type="float">
            <text:p>2569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46000" calcext:value-type="float">
            <text:p>3055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9000" calcext:value-type="float">
            <text:p>305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94000" calcext:value-type="float">
            <text:p>2440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30000" calcext:value-type="float">
            <text:p>218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66000" calcext:value-type="float">
            <text:p>209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89000" calcext:value-type="float">
            <text:p>566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315" calcext:value-type="float">
            <text:p>2351033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45" calcext:value-type="float">
            <text:p>2361119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08000" calcext:value-type="float">
            <text:p>309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52000" calcext:value-type="float">
            <text:p>2480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5000" calcext:value-type="float">
            <text:p>229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68300" calcext:value-type="float">
            <text:p>477768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24000" calcext:value-type="float">
            <text:p>2465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10000" calcext:value-type="float">
            <text:p>2562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10000" calcext:value-type="float">
            <text:p>3058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196" calcext:value-type="float">
            <text:p>6360121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73" calcext:value-type="float">
            <text:p>5380061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9800" calcext:value-type="float">
            <text:p>47751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96000" calcext:value-type="float">
            <text:p>240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836" calcext:value-type="float">
            <text:p>2350958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567000" calcext:value-type="float">
            <text:p>370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86700" calcext:value-type="float">
            <text:p>22818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60000" calcext:value-type="float">
            <text:p>3574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212" calcext:value-type="float">
            <text:p>6360112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71" calcext:value-type="float">
            <text:p>6360918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76000" calcext:value-type="float">
            <text:p>224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1" calcext:value-type="float">
            <text:p>538090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61" calcext:value-type="float">
            <text:p>6360164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770000" calcext:value-type="float">
            <text:p>5657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41000" calcext:value-type="float">
            <text:p>2447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55000" calcext:value-type="float">
            <text:p>357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811000" calcext:value-type="float">
            <text:p>3518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6510" calcext:value-type="float">
            <text:p>227616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5" calcext:value-type="float">
            <text:p>2350899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4599" calcext:value-type="float">
            <text:p>2351145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72000" calcext:value-type="float">
            <text:p>306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22" calcext:value-type="float">
            <text:p>5380033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2300" calcext:value-type="float">
            <text:p>47722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62000" calcext:value-type="float">
            <text:p>3058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18000" calcext:value-type="float">
            <text:p>563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7700" calcext:value-type="float">
            <text:p>22824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6870" calcext:value-type="float">
            <text:p>273356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67000" calcext:value-type="float">
            <text:p>244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26000" calcext:value-type="float">
            <text:p>5668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39" calcext:value-type="float">
            <text:p>6360162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013000" calcext:value-type="float">
            <text:p>241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49000" calcext:value-type="float">
            <text:p>2115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12000" calcext:value-type="float">
            <text:p>2296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48000" calcext:value-type="float">
            <text:p>3739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4549" calcext:value-type="float">
            <text:p>2351045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35000" calcext:value-type="float">
            <text:p>3058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0" calcext:value-type="float">
            <text:p>636015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59000" calcext:value-type="float">
            <text:p>249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30" calcext:value-type="float">
            <text:p>538005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2573" calcext:value-type="float">
            <text:p>2351125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50800" calcext:value-type="float">
            <text:p>47705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363000" calcext:value-type="float">
            <text:p>355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74000" calcext:value-type="float">
            <text:p>227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73" calcext:value-type="float">
            <text:p>5380044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07000" calcext:value-type="float">
            <text:p>5667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7920" calcext:value-type="float">
            <text:p>227547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17000" calcext:value-type="float">
            <text:p>2532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369" calcext:value-type="float">
            <text:p>2447903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920000" calcext:value-type="float">
            <text:p>3579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74000" calcext:value-type="float">
            <text:p>2122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0000" calcext:value-type="float">
            <text:p>2283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4500" calcext:value-type="float">
            <text:p>227144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55000" calcext:value-type="float">
            <text:p>373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702000" calcext:value-type="float">
            <text:p>2587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86000" calcext:value-type="float">
            <text:p>2365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04000" calcext:value-type="float">
            <text:p>209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64000" calcext:value-type="float">
            <text:p>5650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1850" calcext:value-type="float">
            <text:p>227631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3980" calcext:value-type="float">
            <text:p>227643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32" calcext:value-type="float">
            <text:p>5380058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75000" calcext:value-type="float">
            <text:p>245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769000" calcext:value-type="float">
            <text:p>2587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476000" calcext:value-type="float">
            <text:p>564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71" calcext:value-type="float">
            <text:p>5380058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16000" calcext:value-type="float">
            <text:p>250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50" calcext:value-type="float">
            <text:p>255805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62000" calcext:value-type="float">
            <text:p>3105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35" calcext:value-type="float">
            <text:p>5380045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3620" calcext:value-type="float">
            <text:p>2610236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2500" calcext:value-type="float">
            <text:p>31104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7600" calcext:value-type="float">
            <text:p>22803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02000" calcext:value-type="float">
            <text:p>2294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47000" calcext:value-type="float">
            <text:p>244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54000" calcext:value-type="float">
            <text:p>370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98000" calcext:value-type="float">
            <text:p>249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7900" calcext:value-type="float">
            <text:p>22712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3800" calcext:value-type="float">
            <text:p>27311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483" calcext:value-type="float">
            <text:p>3040104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46000" calcext:value-type="float">
            <text:p>3052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29000" calcext:value-type="float">
            <text:p>245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856" calcext:value-type="float">
            <text:p>6360128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5860" calcext:value-type="float">
            <text:p>227645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55" calcext:value-type="float">
            <text:p>5380038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46000" calcext:value-type="float">
            <text:p>2494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105" calcext:value-type="float">
            <text:p>2447801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79000" calcext:value-type="float">
            <text:p>245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7800" calcext:value-type="float">
            <text:p>47739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19000" calcext:value-type="float">
            <text:p>3047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8112136" calcext:value-type="float">
            <text:p>3781121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054" calcext:value-type="float">
            <text:p>5380020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92" calcext:value-type="float">
            <text:p>538004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175000" calcext:value-type="float">
            <text:p>240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7000" calcext:value-type="float">
            <text:p>373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77000" calcext:value-type="float">
            <text:p>304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57000" calcext:value-type="float">
            <text:p>373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54000" calcext:value-type="float">
            <text:p>2407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79000" calcext:value-type="float">
            <text:p>229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32000" calcext:value-type="float">
            <text:p>2296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28000" calcext:value-type="float">
            <text:p>2411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76" calcext:value-type="float">
            <text:p>6360925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745000" calcext:value-type="float">
            <text:p>2107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16" calcext:value-type="float">
            <text:p>6360159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28000" calcext:value-type="float">
            <text:p>3059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49" calcext:value-type="float">
            <text:p>6360917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90000" calcext:value-type="float">
            <text:p>3730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72000" calcext:value-type="float">
            <text:p>245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3870" calcext:value-type="float">
            <text:p>227163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000" calcext:value-type="float">
            <text:p>2350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40000" calcext:value-type="float">
            <text:p>566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780000" calcext:value-type="float">
            <text:p>3547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45000" calcext:value-type="float">
            <text:p>229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84000" calcext:value-type="float">
            <text:p>228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40600" calcext:value-type="float">
            <text:p>22814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70000" calcext:value-type="float">
            <text:p>3540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0058000" calcext:value-type="float">
            <text:p>440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38640000" calcext:value-type="float">
            <text:p>3386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08000" calcext:value-type="float">
            <text:p>218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54000" calcext:value-type="float">
            <text:p>372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8700" calcext:value-type="float">
            <text:p>2280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77000" calcext:value-type="float">
            <text:p>2091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2000" calcext:value-type="float">
            <text:p>244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13000" calcext:value-type="float">
            <text:p>2567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4000" calcext:value-type="float">
            <text:p>2467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210" calcext:value-type="float">
            <text:p>2276352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00" calcext:value-type="float">
            <text:p>53800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2000" calcext:value-type="float">
            <text:p>2366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60000" calcext:value-type="float">
            <text:p>2195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74600" calcext:value-type="float">
            <text:p>25777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2000" calcext:value-type="float">
            <text:p>3052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19" calcext:value-type="float">
            <text:p>6360150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28044000" calcext:value-type="float">
            <text:p>428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45000" calcext:value-type="float">
            <text:p>215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0400" calcext:value-type="float">
            <text:p>31107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7030" calcext:value-type="float">
            <text:p>227317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30000" calcext:value-type="float">
            <text:p>241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27000" calcext:value-type="float">
            <text:p>246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53000" calcext:value-type="float">
            <text:p>3046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4410" calcext:value-type="float">
            <text:p>227534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37" calcext:value-type="float">
            <text:p>5380051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39" calcext:value-type="float">
            <text:p>5380055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66000" calcext:value-type="float">
            <text:p>218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52000" calcext:value-type="float">
            <text:p>3056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27000" calcext:value-type="float">
            <text:p>245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6000" calcext:value-type="float">
            <text:p>220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08410" calcext:value-type="float">
            <text:p>227608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793" calcext:value-type="float">
            <text:p>235090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206000" calcext:value-type="float">
            <text:p>257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513000" calcext:value-type="float">
            <text:p>261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5000" calcext:value-type="float">
            <text:p>227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68000" calcext:value-type="float">
            <text:p>256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3000" calcext:value-type="float">
            <text:p>228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19000" calcext:value-type="float">
            <text:p>563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09000" calcext:value-type="float">
            <text:p>372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22" calcext:value-type="float">
            <text:p>6360170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29" calcext:value-type="float">
            <text:p>6360158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44900" calcext:value-type="float">
            <text:p>47714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089000" calcext:value-type="float">
            <text:p>447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656" calcext:value-type="float">
            <text:p>2710006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87000" calcext:value-type="float">
            <text:p>3089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1000" calcext:value-type="float">
            <text:p>227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0000" calcext:value-type="float">
            <text:p>2293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26000" calcext:value-type="float">
            <text:p>3550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90000" calcext:value-type="float">
            <text:p>2411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34400" calcext:value-type="float">
            <text:p>47743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681" calcext:value-type="float">
            <text:p>2710436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311000" calcext:value-type="float">
            <text:p>314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6700" calcext:value-type="float">
            <text:p>22823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298" calcext:value-type="float">
            <text:p>2351132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480000" calcext:value-type="float">
            <text:p>2354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443" calcext:value-type="float">
            <text:p>250002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04" calcext:value-type="float">
            <text:p>5380056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122000" calcext:value-type="float">
            <text:p>308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23000" calcext:value-type="float">
            <text:p>2124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031000" calcext:value-type="float">
            <text:p>240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44000" calcext:value-type="float">
            <text:p>2365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66000" calcext:value-type="float">
            <text:p>22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305000" calcext:value-type="float">
            <text:p>3553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40" calcext:value-type="float">
            <text:p>538006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05000" calcext:value-type="float">
            <text:p>220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97" calcext:value-type="float">
            <text:p>5380049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78000" calcext:value-type="float">
            <text:p>3728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86" calcext:value-type="float">
            <text:p>2361118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15000" calcext:value-type="float">
            <text:p>240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65000" calcext:value-type="float">
            <text:p>2361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92" calcext:value-type="float">
            <text:p>5380029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848000" calcext:value-type="float">
            <text:p>2598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9000" calcext:value-type="float">
            <text:p>311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6000" calcext:value-type="float">
            <text:p>249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30000" calcext:value-type="float">
            <text:p>248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50000" calcext:value-type="float">
            <text:p>5488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63000" calcext:value-type="float">
            <text:p>226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03000" calcext:value-type="float">
            <text:p>246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19000" calcext:value-type="float">
            <text:p>564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23000" calcext:value-type="float">
            <text:p>305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7000" calcext:value-type="float">
            <text:p>256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1402" calcext:value-type="float">
            <text:p>235111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63" calcext:value-type="float">
            <text:p>5380063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84000" calcext:value-type="float">
            <text:p>2466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722000" calcext:value-type="float">
            <text:p>441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1000" calcext:value-type="float">
            <text:p>227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59000" calcext:value-type="float">
            <text:p>2597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015000" calcext:value-type="float">
            <text:p>308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200" calcext:value-type="float">
            <text:p>47722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6040" calcext:value-type="float">
            <text:p>261026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381" calcext:value-type="float">
            <text:p>235096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85430" calcext:value-type="float">
            <text:p>273385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78000" calcext:value-type="float">
            <text:p>2486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50" calcext:value-type="float">
            <text:p>636016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84000" calcext:value-type="float">
            <text:p>3117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15900" calcext:value-type="float">
            <text:p>47711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50400" calcext:value-type="float">
            <text:p>47755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64000" calcext:value-type="float">
            <text:p>2150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81000" calcext:value-type="float">
            <text:p>305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599000" calcext:value-type="float">
            <text:p>356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7130" calcext:value-type="float">
            <text:p>227597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0250" calcext:value-type="float">
            <text:p>227070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92900" calcext:value-type="float">
            <text:p>47789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0730" calcext:value-type="float">
            <text:p>227380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25000" calcext:value-type="float">
            <text:p>229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424" calcext:value-type="float">
            <text:p>2447804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04000" calcext:value-type="float">
            <text:p>3734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982" calcext:value-type="float">
            <text:p>6360149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927000" calcext:value-type="float">
            <text:p>2199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523" calcext:value-type="float">
            <text:p>5380025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91000" calcext:value-type="float">
            <text:p>2450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52000" calcext:value-type="float">
            <text:p>2297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4" calcext:value-type="float">
            <text:p>5380043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77" calcext:value-type="float">
            <text:p>5380063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4240" calcext:value-type="float">
            <text:p>27333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029000" calcext:value-type="float">
            <text:p>241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96000" calcext:value-type="float">
            <text:p>244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72000" calcext:value-type="float">
            <text:p>249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885" calcext:value-type="float">
            <text:p>2350988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23000" calcext:value-type="float">
            <text:p>229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10000" calcext:value-type="float">
            <text:p>249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6000" calcext:value-type="float">
            <text:p>305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0980" calcext:value-type="float">
            <text:p>235010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4600" calcext:value-type="float">
            <text:p>22826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66000" calcext:value-type="float">
            <text:p>566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35000" calcext:value-type="float">
            <text:p>215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28000" calcext:value-type="float">
            <text:p>3550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1230" calcext:value-type="float">
            <text:p>235011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22510" calcext:value-type="float">
            <text:p>211422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30" calcext:value-type="float">
            <text:p>538006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1000" calcext:value-type="float">
            <text:p>3052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90000" calcext:value-type="float">
            <text:p>3735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90000" calcext:value-type="float">
            <text:p>2448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9000" calcext:value-type="float">
            <text:p>228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25000" calcext:value-type="float">
            <text:p>310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62290" calcext:value-type="float">
            <text:p>273362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6740" calcext:value-type="float">
            <text:p>227546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976000" calcext:value-type="float">
            <text:p>5639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443" calcext:value-type="float">
            <text:p>244810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5700" calcext:value-type="float">
            <text:p>2280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11000" calcext:value-type="float">
            <text:p>2404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74" calcext:value-type="float">
            <text:p>6360911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965" calcext:value-type="float">
            <text:p>6360909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3000" calcext:value-type="float">
            <text:p>2275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87750" calcext:value-type="float">
            <text:p>227787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0000" calcext:value-type="float">
            <text:p>2270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0000" calcext:value-type="float">
            <text:p>247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94000" calcext:value-type="float">
            <text:p>2576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01000" calcext:value-type="float">
            <text:p>3116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68000" calcext:value-type="float">
            <text:p>308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98000" calcext:value-type="float">
            <text:p>2442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93" calcext:value-type="float">
            <text:p>538006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050" calcext:value-type="float">
            <text:p>227003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58000" calcext:value-type="float">
            <text:p>246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17100" calcext:value-type="float">
            <text:p>22881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4900" calcext:value-type="float">
            <text:p>311004900</text:p>
          </table:table-cell>
          <table:table-cell office:value-type="string" calcext:value-type="string">
            <text:p>Military O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20:11:46.870467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20:12:19.851628198</dc:date>
    <meta:editing-duration>PT5M24S</meta:editing-duration>
    <meta:editing-cycles>4</meta:editing-cycles>
    <meta:generator>LibreOffice/5.1.6.2$Linux_X86_64 LibreOffice_project/10m0$Build-2</meta:generator>
    <meta:document-statistic meta:table-count="1" meta:cell-count="9684" meta:object-count="0"/>
  </office:meta>
</office:document-meta>
</file>